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0.0138in solid #000000" fo:border-top="none"/>
    </style:style>
    <style:style style:name="ce2" style:family="table-cell" style:parent-style-name="Default">
      <style:table-cell-properties fo:border-bottom="0.0138in solid #000000" fo:border-left="none" fo:border-right="0.0138in solid #000000" fo:border-top="none"/>
    </style:style>
    <style:style style:name="ce3" style:family="table-cell" style:parent-style-name="Default" style:data-style-name="N117">
      <style:table-cell-properties fo:border-bottom="none" fo:border-left="0.0138in solid #000000" fo:border-right="none" fo:border-top="none"/>
    </style:style>
    <style:style style:name="ce4" style:family="table-cell" style:parent-style-name="Default" style:data-style-name="N117">
      <style:table-cell-properties fo:border-bottom="0.0138in solid #000000" fo:border-left="0.0138in solid #000000" fo:border-right="none" fo:border-top="none"/>
    </style:style>
    <style:style style:name="ce5" style:family="table-cell" style:parent-style-name="Default" style:data-style-name="N2">
      <style:table-cell-properties fo:border-bottom="none" fo:border-left="0.0138in solid #000000" fo:border-right="none" fo:border-top="none"/>
    </style:style>
    <style:style style:name="ce6" style:family="table-cell" style:parent-style-name="Default" style:data-style-name="N118">
      <style:table-cell-properties fo:border-bottom="none" fo:border-left="0.0138in solid #000000" fo:border-right="none" fo:border-top="none"/>
    </style:style>
    <style:style style:name="ce7" style:family="table-cell" style:parent-style-name="Default" style:data-style-name="N117">
      <style:table-cell-properties fo:border="none"/>
    </style:style>
    <style:style style:name="ce8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9" style:family="table-cell" style:parent-style-name="Default" style:data-style-name="N2">
      <style:table-cell-properties fo:border="none"/>
    </style:style>
    <style:style style:name="ce10" style:family="table-cell" style:parent-style-name="Default" style:data-style-name="N118">
      <style:table-cell-properties fo:border="none"/>
    </style:style>
    <style:style style:name="ce11" style:family="table-cell" style:parent-style-name="Default" style:data-style-name="N117">
      <style:table-cell-properties fo:border-bottom="none" fo:border-left="none" fo:border-right="0.0138in solid #000000" fo:border-top="none"/>
    </style:style>
    <style:style style:name="ce12" style:family="table-cell" style:parent-style-name="Default" style:data-style-name="N117">
      <style:table-cell-properties fo:border-bottom="0.0138in solid #000000" fo:border-left="none" fo:border-right="0.0138in solid #000000" fo:border-top="none"/>
    </style:style>
    <style:style style:name="ce13" style:family="table-cell" style:parent-style-name="Default" style:data-style-name="N118">
      <style:table-cell-properties fo:border-bottom="none" fo:border-left="none" fo:border-right="0.0138in solid #000000" fo:border-top="none"/>
    </style:style>
    <style:style style:name="ce14" style:family="table-cell" style:parent-style-name="Default" style:data-style-name="N2">
      <style:table-cell-properties fo:border-bottom="none" fo:border-left="none" fo:border-right="0.0138in solid #000000" fo:border-top="none"/>
    </style:style>
    <style:style style:name="ce15" style:family="table-cell" style:parent-style-name="Default" style:data-style-name="N119">
      <style:table-cell-properties fo:border-bottom="none" fo:border-left="none" fo:border-right="0.0138in solid #000000" fo:border-top="none"/>
    </style:style>
    <style:style style:name="ce16" style:family="table-cell" style:parent-style-name="Default">
      <style:table-cell-properties fo:border-bottom="0.0138in solid #000000" fo:border-left="none" fo:border-right="none" fo:border-top="none"/>
    </style:style>
    <style:style style:name="ce17" style:family="table-cell" style:parent-style-name="Default" style:data-style-name="N118"/>
    <style:style style:name="ce18" style:family="table-cell" style:parent-style-name="Default" style:data-style-name="N119"/>
    <style:style style:name="ce19" style:family="table-cell" style:parent-style-name="Default" style:data-style-name="N117"/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0.0138in solid #000000" fo:background-color="#cccccc" fo:border-left="none" fo:border-right="none" fo:border-top="none"/>
    </style:style>
    <style:style style:name="ce22" style:family="table-cell" style:parent-style-name="Default" style:data-style-name="N118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order-bottom="0.0138in solid #000000" fo:background-color="#e6e6e6" fo:border-left="none" fo:border-right="none" fo:border-top="none"/>
    </style:style>
    <style:style style:name="ce25" style:family="table-cell" style:parent-style-name="Default" style:data-style-name="N118">
      <style:table-cell-properties fo:background-color="#e6e6e6"/>
    </style:style>
    <style:style style:name="ce26" style:family="table-cell" style:parent-style-name="Default" style:data-style-name="N119">
      <style:table-cell-properties fo:background-color="#e6e6e6"/>
    </style:style>
    <style:style style:name="ce27" style:family="table-cell" style:parent-style-name="Default" style:data-style-name="N117">
      <style:table-cell-properties fo:background-color="#e6e6e6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119">
      <style:table-cell-properties fo:border="none"/>
    </style:style>
    <style:style style:name="ce30" style:family="table-cell" style:parent-style-name="Default">
      <style:table-cell-properties fo:border-bottom="none" fo:border-left="0.0138in solid #000000" fo:border-right="none" fo:border-top="none"/>
    </style:style>
    <style:style style:name="ce31" style:family="table-cell" style:parent-style-name="Default">
      <style:table-cell-properties fo:border-bottom="0.0138in solid #000000" fo:border-left="0.0138in solid #000000" fo:border-right="none" fo:border-top="none"/>
    </style:style>
    <style:style style:name="ce32" style:family="table-cell" style:parent-style-name="Default" style:data-style-name="N119">
      <style:table-cell-properties fo:border-bottom="none" fo:border-left="0.0138in solid #000000" fo:border-right="none" fo:border-top="none"/>
    </style:style>
    <style:style style:name="ce33" style:family="table-cell" style:parent-style-name="Default" style:data-style-name="N117">
      <style:table-cell-properties fo:background-color="#cccccc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0.0138in solid #000000" fo:background-color="transparent" fo:border-left="none" fo:border-right="none" fo:border-top="none"/>
    </style:style>
    <style:style style:name="ce36" style:family="table-cell" style:parent-style-name="Default" style:data-style-name="N118">
      <style:table-cell-properties fo:background-color="transparent"/>
    </style:style>
    <style:style style:name="ce37" style:family="table-cell" style:parent-style-name="Default" style:data-style-name="N119">
      <style:table-cell-properties fo:background-color="transparent"/>
    </style:style>
    <style:style style:name="ce38" style:family="table-cell" style:parent-style-name="Default" style:data-style-name="N117">
      <style:table-cell-properties fo:background-color="transparent"/>
    </style:style>
    <style:style style:name="ce39" style:family="table-cell" style:parent-style-name="Default" style:data-style-name="N118">
      <style:text-properties fo:color="#ff0000"/>
    </style:style>
    <style:style style:name="ce40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</style:style>
    <style:style style:name="ce41" style:family="table-cell" style:parent-style-name="Default" style:data-style-name="N11">
      <style:table-cell-properties fo:border-bottom="0.0138in solid #000000" fo:border-left="none" fo:border-right="none" fo:border-top="none"/>
    </style:style>
    <style:style style:name="ce42" style:family="table-cell" style:parent-style-name="Default" style:data-style-name="N1">
      <style:table-cell-properties fo:background-color="#e6e6e6"/>
    </style:style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fo:background-color="#e6e6ff"/>
    </style:style>
    <style:style style:name="ce45" style:family="table-cell" style:parent-style-name="Default" style:data-style-name="N2">
      <style:table-cell-properties fo:background-color="#e6e6ff"/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able-cell-properties fo:background-color="#e6e6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|lamb|=1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ing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16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</text:p>
          </table:table-cell>
          <table:table-cell table:style-name="ce5" office:value-type="float" office:value="-0.056329102">
            <text:p>-0.06</text:p>
          </table:table-cell>
          <table:table-cell table:style-name="ce9" office:value-type="float" office:value="0.049040849">
            <text:p>0.05</text:p>
          </table:table-cell>
          <table:table-cell table:style-name="ce13" table:formula="of:=0.05*[.C3]" office:value-type="float" office:value="0.00245204245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0019">
            <text:p>0.000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9">
            <text:p>0.001</text:p>
          </table:table-cell>
          <table:table-cell table:style-name="ce22" table:formula="of:=SQRT([.H3]^2+[.I3]^2)" office:value-type="float" office:value="0.00183575597506858">
            <text:p>0.002</text:p>
          </table:table-cell>
          <table:table-cell table:style-name="ce25" office:value-type="float" office:value="0.0008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33">
            <text:p>0.003</text:p>
          </table:table-cell>
          <table:table-cell table:style-name="ce17" office:value-type="float" office:value="0.0002">
            <text:p>0.000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3]" office:value-type="float" office:value="0.049040849">
            <text:p>0.049</text:p>
          </table:table-cell>
          <table:table-cell table:style-name="ce10" table:formula="of:=SQRT([.E3]^2+[.F3]^2+[.G3]^2+[.H3]^2+[.I3]^2+[.M3]^2+[.N3]^2+[.O3]^2+[.P3]^2)" office:value-type="float" office:value="0.00622290125263128">
            <text:p>0.006</text:p>
          </table:table-cell>
          <table:table-cell table:style-name="ce10" table:formula="of:=0.1*[.R3]" office:value-type="float" office:value="0.000622290125263129">
            <text:p>0.001</text:p>
          </table:table-cell>
          <table:table-cell table:style-name="ce9" table:formula="of:=[.R3]/[.Q3]" office:value-type="float" office:value="0.126892200676038">
            <text:p>0.13</text:p>
          </table:table-cell>
          <table:table-cell table:style-name="ce14" table:formula="of:=SQRT([.C3]^2+[.R3]^2)" office:value-type="float" office:value="0.0494340911784651">
            <text:p>0.05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 table:number-rows-repeated="4">
          <table:table-cell/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08901">
            <text:p>0.6591</text:p>
          </table:table-cell>
          <table:table-cell office:value-type="float" office:value="0.0032954002">
            <text:p>0.0033</text:p>
          </table:table-cell>
          <table:table-cell table:style-name="ce15" table:formula="of:=0.05*[.C13]" office:value-type="float" office:value="0.00016477001">
            <text:p>0.00016</text:p>
          </table:table-cell>
          <table:table-cell table:style-name="ce18" office:value-type="float" office:value="0.000058">
            <text:p>0.00006</text:p>
          </table:table-cell>
          <table:table-cell table:style-name="ce18" office:value-type="float" office:value="0.00014">
            <text:p>0.00014</text:p>
          </table:table-cell>
          <table:table-cell table:style-name="ce18" office:value-type="float" office:value="0.00002">
            <text:p>0.00002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.00004">
            <text:p>0.00004</text:p>
          </table:table-cell>
          <table:table-cell table:style-name="ce22" table:formula="of:=SQRT([.H13]^2+[.I13]^2)" office:value-type="float" office:value="0.0000412310562561766">
            <text:p>0.000</text:p>
          </table:table-cell>
          <table:table-cell table:style-name="ce26" office:value-type="float" office:value="0.001089">
            <text:p>0.00109</text:p>
          </table:table-cell>
          <table:table-cell table:style-name="ce26" office:value-type="float" office:value="0.0014595">
            <text:p>0.00146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6">
            <text:p>0.00006</text:p>
          </table:table-cell>
          <table:table-cell table:style-name="ce18" office:value-type="float" office:value="0.00003">
            <text:p>0.00003</text:p>
          </table:table-cell>
          <table:table-cell table:style-name="ce15" office:value-type="float" office:value="0.000032">
            <text:p>0.00003</text:p>
          </table:table-cell>
          <table:table-cell table:style-name="ce29" table:formula="of:=[.C13]" office:value-type="float" office:value="0.0032954002">
            <text:p>0.00330</text:p>
          </table:table-cell>
          <table:table-cell table:style-name="ce29" table:formula="of:=SQRT([.E13]^2+[.F13]^2+[.G13]^2+[.H13]^2+[.I13]^2+[.M13]^2+[.N13]^2+[.O13]^2+[.P13]^2)" office:value-type="float" office:value="0.000247897156095023">
            <text:p>0.00025</text:p>
          </table:table-cell>
          <table:table-cell table:style-name="ce29" table:formula="of:=0.1*[.R13]" office:value-type="float" office:value="0.0000247897156095023">
            <text:p>0.00002</text:p>
          </table:table-cell>
          <table:table-cell table:style-name="ce9" table:formula="of:=[.R13]/[.Q13]" office:value-type="float" office:value="0.0752252051495969">
            <text:p>0.08</text:p>
          </table:table-cell>
          <table:table-cell table:style-name="ce11" table:formula="of:=SQRT([.C13]^2+[.R13]^2)" office:value-type="float" office:value="0.00330471110358531">
            <text:p>0.0033</text:p>
          </table:table-cell>
          <table:table-cell table:style-name="ce32" table:formula="of:=SQRT([.C13]^2-[.K13]^2-[.L13]^2)" office:value-type="float" office:value="0.00274656171024065">
            <text:p>0.00275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501399">
            <text:p>0.079</text:p>
          </table:table-cell>
          <table:table-cell table:style-name="ce10" office:value-type="float" office:value="0.0091489262">
            <text:p>0.009</text:p>
          </table:table-cell>
          <table:table-cell table:formula="of:=0.05*[.C14]" office:value-type="float" office:value="0.00045744631">
            <text:p>0.0005</text:p>
          </table:table-cell>
          <table:table-cell table:style-name="ce19" office:value-type="float" office:value="0.00043">
            <text:p>0.0004</text:p>
          </table:table-cell>
          <table:table-cell table:style-name="ce19" office:value-type="float" office:value="0.00011">
            <text:p>0.0001</text:p>
          </table:table-cell>
          <table:table-cell table:style-name="ce19" office:value-type="float" office:value="0.00082">
            <text:p>0.0008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6">
            <text:p>0.0001</text:p>
          </table:table-cell>
          <table:table-cell table:style-name="ce22" table:formula="of:=SQRT([.H14]^2+[.I14]^2)" office:value-type="float" office:value="0.00010816653826392">
            <text:p>0.000</text:p>
          </table:table-cell>
          <table:table-cell table:style-name="ce27" office:value-type="float" office:value="0.000721">
            <text:p>0.0007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6">
            <text:p>0.0002</text:p>
          </table:table-cell>
          <table:table-cell table:style-name="ce19" office:value-type="float" office:value="0.00009">
            <text:p>0.0001</text:p>
          </table:table-cell>
          <table:table-cell table:style-name="ce11" office:value-type="float" office:value="0.00005">
            <text:p>0.0001</text:p>
          </table:table-cell>
          <table:table-cell table:style-name="ce7" table:formula="of:=[.C14]" office:value-type="float" office:value="0.0091489262">
            <text:p>0.0091</text:p>
          </table:table-cell>
          <table:table-cell table:style-name="ce7" table:formula="of:=SQRT([.E14]^2+[.F14]^2+[.G14]^2+[.H14]^2+[.I14]^2+[.M14]^2+[.N14]^2+[.O14]^2+[.P14]^2)" office:value-type="float" office:value="0.0012207985091734">
            <text:p>0.0012</text:p>
          </table:table-cell>
          <table:table-cell table:style-name="ce7" table:formula="of:=0.1*[.R14]" office:value-type="float" office:value="0.00012207985091734">
            <text:p>0.0001</text:p>
          </table:table-cell>
          <table:table-cell table:style-name="ce9" table:formula="of:=[.R14]/[.Q14]" office:value-type="float" office:value="0.133436261533447">
            <text:p>0.13</text:p>
          </table:table-cell>
          <table:table-cell table:style-name="ce13" table:formula="of:=SQRT([.C14]^2+[.R14]^2)" office:value-type="float" office:value="0.00923001623037828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696879">
            <text:p>17.70</text:p>
          </table:table-cell>
          <table:table-cell table:style-name="ce9" office:value-type="float" office:value="0.060106897">
            <text:p>0.06</text:p>
          </table:table-cell>
          <table:table-cell table:style-name="ce13" table:formula="of:=0.05*[.C15]" office:value-type="float" office:value="0.00300534485">
            <text:p>0.003</text:p>
          </table:table-cell>
          <table:table-cell table:style-name="ce17" office:value-type="float" office:value="0.0013">
            <text:p>0.001</text:p>
          </table:table-cell>
          <table:table-cell table:style-name="ce17" office:value-type="float" office:value="0.00051">
            <text:p>0.001</text:p>
          </table:table-cell>
          <table:table-cell table:style-name="ce17" office:value-type="float" office:value="0.0053">
            <text:p>0.005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41">
            <text:p>0.004</text:p>
          </table:table-cell>
          <table:table-cell table:style-name="ce22" table:formula="of:=SQRT([.H15]^2+[.I15]^2)" office:value-type="float" office:value="0.00496487663492256">
            <text:p>0.005</text:p>
          </table:table-cell>
          <table:table-cell table:style-name="ce25" office:value-type="float" office:value="0.00115">
            <text:p>0.001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065">
            <text:p>0.001</text:p>
          </table:table-cell>
          <table:table-cell table:style-name="ce17" office:value-type="float" office:value="0.0008">
            <text:p>0.001</text:p>
          </table:table-cell>
          <table:table-cell table:style-name="ce13" office:value-type="float" office:value="0.00006">
            <text:p>0.000</text:p>
          </table:table-cell>
          <table:table-cell table:style-name="ce10" table:formula="of:=[.C15]" office:value-type="float" office:value="0.060106897">
            <text:p>0.060</text:p>
          </table:table-cell>
          <table:table-cell table:style-name="ce10" table:formula="of:=SQRT([.E15]^2+[.F15]^2+[.G15]^2+[.H15]^2+[.I15]^2+[.M15]^2+[.N15]^2+[.O15]^2+[.P15]^2)" office:value-type="float" office:value="0.00964189815337208">
            <text:p>0.010</text:p>
          </table:table-cell>
          <table:table-cell table:style-name="ce10" table:formula="of:=0.1*[.R15]" office:value-type="float" office:value="0.000964189815337208">
            <text:p>0.001</text:p>
          </table:table-cell>
          <table:table-cell table:style-name="ce9" table:formula="of:=[.R15]/[.Q15]" office:value-type="float" office:value="0.160412508956702">
            <text:p>0.16</text:p>
          </table:table-cell>
          <table:table-cell table:style-name="ce14" table:formula="of:=SQRT([.C15]^2+[.R15]^2)" office:value-type="float" office:value="0.0608753256005141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0Mag2</text:p>
          </table:table-cell>
          <table:table-cell table:style-name="ce6" office:value-type="float" office:value="0.52362412">
            <text:p>0.524</text:p>
          </table:table-cell>
          <table:table-cell table:style-name="ce10" office:value-type="float" office:value="0.0034430886">
            <text:p>0.003</text:p>
          </table:table-cell>
          <table:table-cell table:formula="of:=0.05*[.C17]" office:value-type="float" office:value="0.00017215443">
            <text:p>0.0002</text:p>
          </table:table-cell>
          <table:table-cell table:style-name="ce19" office:value-type="float" office:value="0.00025">
            <text:p>0.0003</text:p>
          </table:table-cell>
          <table:table-cell table:style-name="ce19" office:value-type="float" office:value="0.000094">
            <text:p>0.0001</text:p>
          </table:table-cell>
          <table:table-cell table:style-name="ce19" office:value-type="float" office:value="0.00649">
            <text:p>0.0065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8">
            <text:p>0.0002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201">
            <text:p>0.0020</text:p>
          </table:table-cell>
          <table:table-cell table:style-name="ce11" office:value-type="float" office:value="0.000045">
            <text:p>0.0000</text:p>
          </table:table-cell>
          <table:table-cell table:style-name="ce7" table:formula="of:=[.C17]" office:value-type="float" office:value="0.0034430886">
            <text:p>0.0034</text:p>
          </table:table-cell>
          <table:table-cell table:style-name="ce7" table:formula="of:=SQRT([.E17]^2+[.F17]^2+[.G17]^2+[.H17]^2+[.I17]^2+[.M17]^2+[.N17]^2+[.O17]^2+[.P17]^2)" office:value-type="float" office:value="0.00682084019751233">
            <text:p>0.0068</text:p>
          </table:table-cell>
          <table:table-cell table:style-name="ce7" table:formula="of:=0.1*[.R17]" office:value-type="float" office:value="0.000682084019751233">
            <text:p>0.0007</text:p>
          </table:table-cell>
          <table:table-cell table:style-name="ce9" table:formula="of:=[.R17]/[.Q17]" office:value-type="float" office:value="1.98102372315145">
            <text:p>1.98</text:p>
          </table:table-cell>
          <table:table-cell table:style-name="ce13" table:formula="of:=SQRT([.C17]^2+[.R17]^2)" office:value-type="float" office:value="0.00764059684235793">
            <text:p>0.008</text:p>
          </table:table-cell>
          <table:table-cell/>
        </table:table-row>
        <table:table-row table:style-name="ro1">
          <table:table-cell office:value-type="string">
            <text:p>AperpMag2</text:p>
          </table:table-cell>
          <table:table-cell table:style-name="ce6" office:value-type="float" office:value="0.2512143">
            <text:p>0.251</text:p>
          </table:table-cell>
          <table:table-cell table:style-name="ce10" office:value-type="float" office:value="0.0049228471">
            <text:p>0.005</text:p>
          </table:table-cell>
          <table:table-cell table:formula="of:=0.05*[.C18]" office:value-type="float" office:value="0.000246142355">
            <text:p>0.0002</text:p>
          </table:table-cell>
          <table:table-cell table:style-name="ce19" office:value-type="float" office:value="0.00039">
            <text:p>0.0004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309">
            <text:p>0.0031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267">
            <text:p>0.0003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8">
            <text:p>0.0007</text:p>
          </table:table-cell>
          <table:table-cell table:style-name="ce19" office:value-type="float" office:value="0.00109">
            <text:p>0.0011</text:p>
          </table:table-cell>
          <table:table-cell table:style-name="ce11" office:value-type="float" office:value="0.00002">
            <text:p>0.0000</text:p>
          </table:table-cell>
          <table:table-cell table:style-name="ce7" table:formula="of:=[.C18]" office:value-type="float" office:value="0.0049228471">
            <text:p>0.0049</text:p>
          </table:table-cell>
          <table:table-cell table:style-name="ce7" table:formula="of:=SQRT([.E18]^2+[.F18]^2+[.G18]^2+[.H18]^2+[.I18]^2+[.M18]^2+[.N18]^2+[.O18]^2+[.P18]^2)" office:value-type="float" office:value="0.00348225918047465">
            <text:p>0.0035</text:p>
          </table:table-cell>
          <table:table-cell table:style-name="ce7" table:formula="of:=0.1*[.R18]" office:value-type="float" office:value="0.000348225918047465">
            <text:p>0.0003</text:p>
          </table:table-cell>
          <table:table-cell table:style-name="ce9" table:formula="of:=[.R18]/[.Q18]" office:value-type="float" office:value="0.707366917911112">
            <text:p>0.71</text:p>
          </table:table-cell>
          <table:table-cell table:style-name="ce13" table:formula="of:=SQRT([.C18]^2+[.R18]^2)" office:value-type="float" office:value="0.00602997119147168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f_S_bin0</text:p>
          </table:table-cell>
          <table:table-cell table:style-name="ce5" office:value-type="float" office:value="0.42609136">
            <text:p>0.43</text:p>
          </table:table-cell>
          <table:table-cell table:style-name="ce9" office:value-type="float" office:value="0.054059132">
            <text:p>0.05</text:p>
          </table:table-cell>
          <table:table-cell table:style-name="ce13" table:formula="of:=0.05*[.C20]" office:value-type="float" office:value="0.0027029566">
            <text:p>0.003</text:p>
          </table:table-cell>
          <table:table-cell table:style-name="ce17" office:value-type="float" office:value="0.0044">
            <text:p>0.004</text:p>
          </table:table-cell>
          <table:table-cell table:style-name="ce17" office:value-type="float" office:value="0.0078">
            <text:p>0.008</text:p>
          </table:table-cell>
          <table:table-cell table:style-name="ce17" office:value-type="float" office:value="0.0666">
            <text:p>0.067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18">
            <text:p>0.002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20]" office:value-type="float" office:value="0.054059132">
            <text:p>0.054</text:p>
          </table:table-cell>
          <table:table-cell table:style-name="ce10" table:formula="of:=SQRT([.E20]^2+[.F20]^2+[.G20]^2+[.H20]^2+[.I20]^2+[.M20]^2+[.N20]^2+[.O20]^2+[.P20]^2)" office:value-type="float" office:value="0.0674236227148913">
            <text:p>0.067</text:p>
          </table:table-cell>
          <table:table-cell table:style-name="ce10" table:formula="of:=0.1*[.R20]" office:value-type="float" office:value="0.00674236227148913">
            <text:p>0.007</text:p>
          </table:table-cell>
          <table:table-cell table:style-name="ce9" table:formula="of:=[.R20]/[.Q20]" office:value-type="float" office:value="1.24721985389797">
            <text:p>1.25</text:p>
          </table:table-cell>
          <table:table-cell table:style-name="ce14" table:formula="of:=SQRT([.C20]^2+[.R20]^2)" office:value-type="float" office:value="0.086419527032919">
            <text:p>0.09</text:p>
          </table:table-cell>
          <table:table-cell/>
        </table:table-row>
        <table:table-row table:style-name="ro1">
          <table:table-cell office:value-type="string">
            <text:p>f_S_bin1</text:p>
          </table:table-cell>
          <table:table-cell table:style-name="ce6" office:value-type="float" office:value="0.058935312">
            <text:p>0.059</text:p>
          </table:table-cell>
          <table:table-cell table:style-name="ce10" office:value-type="float" office:value="0.017983662">
            <text:p>0.018</text:p>
          </table:table-cell>
          <table:table-cell table:formula="of:=0.05*[.C21]" office:value-type="float" office:value="0.0008991831">
            <text:p>0.0009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075">
            <text:p>0.0008</text:p>
          </table:table-cell>
          <table:table-cell table:style-name="ce19" office:value-type="float" office:value="0.0218">
            <text:p>0.0218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8">
            <text:p>0.0008</text:p>
          </table:table-cell>
          <table:table-cell table:style-name="ce11" office:value-type="float" office:value="0.001">
            <text:p>0.0010</text:p>
          </table:table-cell>
          <table:table-cell table:style-name="ce7" table:formula="of:=[.C21]" office:value-type="float" office:value="0.017983662">
            <text:p>0.0180</text:p>
          </table:table-cell>
          <table:table-cell table:style-name="ce7" table:formula="of:=SQRT([.E21]^2+[.F21]^2+[.G21]^2+[.H21]^2+[.I21]^2+[.M21]^2+[.N21]^2+[.O21]^2+[.P21]^2)" office:value-type="float" office:value="0.0219467925674801">
            <text:p>0.0219</text:p>
          </table:table-cell>
          <table:table-cell table:style-name="ce7" table:formula="of:=0.1*[.R21]" office:value-type="float" office:value="0.00219467925674801">
            <text:p>0.0022</text:p>
          </table:table-cell>
          <table:table-cell table:style-name="ce9" table:formula="of:=[.R21]/[.Q21]" office:value-type="float" office:value="1.220373946501">
            <text:p>1.22</text:p>
          </table:table-cell>
          <table:table-cell table:style-name="ce13" table:formula="of:=SQRT([.C21]^2+[.R21]^2)" office:value-type="float" office:value="0.0283738224941625">
            <text:p>0.028</text:p>
          </table:table-cell>
          <table:table-cell/>
        </table:table-row>
        <table:table-row table:style-name="ro1">
          <table:table-cell office:value-type="string">
            <text:p>f_S_bin2</text:p>
          </table:table-cell>
          <table:table-cell table:style-name="ce6" office:value-type="float" office:value="0.0095156562">
            <text:p>0.010</text:p>
          </table:table-cell>
          <table:table-cell table:style-name="ce10" office:value-type="float" office:value="0.0068397238">
            <text:p>0.007</text:p>
          </table:table-cell>
          <table:table-cell table:formula="of:=0.05*[.C22]" office:value-type="float" office:value="0.00034198619">
            <text:p>0.0003</text:p>
          </table:table-cell>
          <table:table-cell table:style-name="ce19" office:value-type="float" office:value="0.00015">
            <text:p>0.0002</text:p>
          </table:table-cell>
          <table:table-cell table:style-name="ce19" office:value-type="float" office:value="0.000066">
            <text:p>0.0001</text:p>
          </table:table-cell>
          <table:table-cell table:style-name="ce19" office:value-type="float" office:value="0.00526">
            <text:p>0.0053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62">
            <text:p>0.0006</text:p>
          </table:table-cell>
          <table:table-cell table:style-name="ce19" office:value-type="float" office:value="0.00045">
            <text:p>0.0005</text:p>
          </table:table-cell>
          <table:table-cell table:style-name="ce11" office:value-type="float" office:value="0.00052">
            <text:p>0.0005</text:p>
          </table:table-cell>
          <table:table-cell table:style-name="ce7" table:formula="of:=[.C22]" office:value-type="float" office:value="0.0068397238">
            <text:p>0.0068</text:p>
          </table:table-cell>
          <table:table-cell table:style-name="ce7" table:formula="of:=SQRT([.E22]^2+[.F22]^2+[.G22]^2+[.H22]^2+[.I22]^2+[.M22]^2+[.N22]^2+[.O22]^2+[.P22]^2)" office:value-type="float" office:value="0.00538002946088588">
            <text:p>0.0054</text:p>
          </table:table-cell>
          <table:table-cell table:style-name="ce7" table:formula="of:=0.1*[.R22]" office:value-type="float" office:value="0.000538002946088588">
            <text:p>0.0005</text:p>
          </table:table-cell>
          <table:table-cell table:style-name="ce9" table:formula="of:=[.R22]/[.Q22]" office:value-type="float" office:value="0.786585777175078">
            <text:p>0.79</text:p>
          </table:table-cell>
          <table:table-cell table:style-name="ce13" table:formula="of:=SQRT([.C22]^2+[.R22]^2)" office:value-type="float" office:value="0.00870209966963643">
            <text:p>0.009</text:p>
          </table:table-cell>
          <table:table-cell/>
        </table:table-row>
        <table:table-row table:style-name="ro1">
          <table:table-cell office:value-type="string">
            <text:p>f_S_bin3</text:p>
          </table:table-cell>
          <table:table-cell table:style-name="ce6" office:value-type="float" office:value="0.0079029228">
            <text:p>0.008</text:p>
          </table:table-cell>
          <table:table-cell table:style-name="ce10" office:value-type="float" office:value="0.0057152687">
            <text:p>0.006</text:p>
          </table:table-cell>
          <table:table-cell table:formula="of:=0.05*[.C23]" office:value-type="float" office:value="0.000285763435">
            <text:p>0.0003</text:p>
          </table:table-cell>
          <table:table-cell table:style-name="ce19" office:value-type="float" office:value="0.00014">
            <text:p>0.0001</text:p>
          </table:table-cell>
          <table:table-cell table:style-name="ce19" office:value-type="float" office:value="0.000076">
            <text:p>0.0001</text:p>
          </table:table-cell>
          <table:table-cell table:style-name="ce19" office:value-type="float" office:value="0.00331">
            <text:p>0.0033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39">
            <text:p>0.0004</text:p>
          </table:table-cell>
          <table:table-cell table:style-name="ce19" office:value-type="float" office:value="0.00023">
            <text:p>0.0002</text:p>
          </table:table-cell>
          <table:table-cell table:style-name="ce11" office:value-type="float" office:value="0.00018">
            <text:p>0.0002</text:p>
          </table:table-cell>
          <table:table-cell table:style-name="ce7" table:formula="of:=[.C23]" office:value-type="float" office:value="0.0057152687">
            <text:p>0.0057</text:p>
          </table:table-cell>
          <table:table-cell table:style-name="ce7" table:formula="of:=SQRT([.E23]^2+[.F23]^2+[.G23]^2+[.H23]^2+[.I23]^2+[.M23]^2+[.N23]^2+[.O23]^2+[.P23]^2)" office:value-type="float" office:value="0.00346400057736716">
            <text:p>0.0035</text:p>
          </table:table-cell>
          <table:table-cell table:style-name="ce7" table:formula="of:=0.1*[.R23]" office:value-type="float" office:value="0.000346400057736716">
            <text:p>0.0003</text:p>
          </table:table-cell>
          <table:table-cell table:style-name="ce9" table:formula="of:=[.R23]/[.Q23]" office:value-type="float" office:value="0.606095838917802">
            <text:p>0.61</text:p>
          </table:table-cell>
          <table:table-cell table:style-name="ce13" table:formula="of:=SQRT([.C23]^2+[.R23]^2)" office:value-type="float" office:value="0.00668308284500497">
            <text:p>0.007</text:p>
          </table:table-cell>
          <table:table-cell/>
        </table:table-row>
        <table:table-row table:style-name="ro1">
          <table:table-cell office:value-type="string">
            <text:p>f_S_bin4</text:p>
          </table:table-cell>
          <table:table-cell table:style-name="ce6" office:value-type="float" office:value="0.045104649">
            <text:p>0.045</text:p>
          </table:table-cell>
          <table:table-cell table:style-name="ce10" office:value-type="float" office:value="0.016059618">
            <text:p>0.016</text:p>
          </table:table-cell>
          <table:table-cell table:formula="of:=0.05*[.C24]" office:value-type="float" office:value="0.0008029809">
            <text:p>0.0008</text:p>
          </table:table-cell>
          <table:table-cell table:style-name="ce19" office:value-type="float" office:value="0.00054">
            <text:p>0.0005</text:p>
          </table:table-cell>
          <table:table-cell table:style-name="ce19" office:value-type="float" office:value="0.00052">
            <text:p>0.0005</text:p>
          </table:table-cell>
          <table:table-cell table:style-name="ce19" office:value-type="float" office:value="0.0237">
            <text:p>0.0237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5">
            <text:p>0.0005</text:p>
          </table:table-cell>
          <table:table-cell table:style-name="ce11" office:value-type="float" office:value="0.00084">
            <text:p>0.0008</text:p>
          </table:table-cell>
          <table:table-cell table:style-name="ce7" table:formula="of:=[.C24]" office:value-type="float" office:value="0.016059618">
            <text:p>0.0161</text:p>
          </table:table-cell>
          <table:table-cell table:style-name="ce7" table:formula="of:=SQRT([.E24]^2+[.F24]^2+[.G24]^2+[.H24]^2+[.I24]^2+[.M24]^2+[.N24]^2+[.O24]^2+[.P24]^2)" office:value-type="float" office:value="0.0242050444329276">
            <text:p>0.0242</text:p>
          </table:table-cell>
          <table:table-cell table:style-name="ce7" table:formula="of:=0.1*[.R24]" office:value-type="float" office:value="0.00242050444329276">
            <text:p>0.0024</text:p>
          </table:table-cell>
          <table:table-cell table:style-name="ce9" table:formula="of:=[.R24]/[.Q24]" office:value-type="float" office:value="1.50719926419966">
            <text:p>1.51</text:p>
          </table:table-cell>
          <table:table-cell table:style-name="ce13" table:formula="of:=SQRT([.C24]^2+[.R24]^2)" office:value-type="float" office:value="0.0290481583978387">
            <text:p>0.029</text:p>
          </table:table-cell>
          <table:table-cell/>
        </table:table-row>
        <table:table-row table:style-name="ro1">
          <table:table-cell office:value-type="string">
            <text:p>f_S_bin5</text:p>
          </table:table-cell>
          <table:table-cell table:style-name="ce6" office:value-type="float" office:value="0.1924056">
            <text:p>0.192</text:p>
          </table:table-cell>
          <table:table-cell table:style-name="ce10" office:value-type="float" office:value="0.025483813">
            <text:p>0.025</text:p>
          </table:table-cell>
          <table:table-cell table:formula="of:=0.05*[.C25]" office:value-type="float" office:value="0.00127419065">
            <text:p>0.0013</text:p>
          </table:table-cell>
          <table:table-cell table:style-name="ce19" office:value-type="float" office:value="0.0048">
            <text:p>0.0048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16">
            <text:p>0.0216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9">
            <text:p>0.0009</text:p>
          </table:table-cell>
          <table:table-cell table:style-name="ce11" office:value-type="float" office:value="0.0019">
            <text:p>0.0019</text:p>
          </table:table-cell>
          <table:table-cell table:style-name="ce7" table:formula="of:=[.C25]" office:value-type="float" office:value="0.025483813">
            <text:p>0.0255</text:p>
          </table:table-cell>
          <table:table-cell table:style-name="ce7" table:formula="of:=SQRT([.E25]^2+[.F25]^2+[.G25]^2+[.H25]^2+[.I25]^2+[.M25]^2+[.N25]^2+[.O25]^2+[.P25]^2)" office:value-type="float" office:value="0.0224286969973737">
            <text:p>0.0224</text:p>
          </table:table-cell>
          <table:table-cell table:style-name="ce7" table:formula="of:=0.1*[.R25]" office:value-type="float" office:value="0.00224286969973737">
            <text:p>0.0022</text:p>
          </table:table-cell>
          <table:table-cell table:style-name="ce9" table:formula="of:=[.R25]/[.Q25]" office:value-type="float" office:value="0.880115428463303">
            <text:p>0.88</text:p>
          </table:table-cell>
          <table:table-cell table:style-name="ce13" table:formula="of:=SQRT([.C25]^2+[.R25]^2)" office:value-type="float" office:value="0.0339480658362">
            <text:p>0.03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638335">
            <text:p>3.26</text:p>
          </table:table-cell>
          <table:table-cell table:style-name="ce9" office:value-type="float" office:value="0.123396">
            <text:p>0.12</text:p>
          </table:table-cell>
          <table:table-cell table:style-name="ce13" table:formula="of:=0.05*[.C27]" office:value-type="float" office:value="0.0061698">
            <text:p>0.006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23">
            <text:p>0.002</text:p>
          </table:table-cell>
          <table:table-cell table:style-name="ce17" office:value-type="float" office:value="0.052">
            <text:p>0.052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16227766016838">
            <text:p>0.003</text:p>
          </table:table-cell>
          <table:table-cell table:style-name="ce25" office:value-type="float" office:value="0.00819">
            <text:p>0.008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27">
            <text:p>0.003</text:p>
          </table:table-cell>
          <table:table-cell table:style-name="ce10" table:formula="of:=[.C27]" office:value-type="float" office:value="0.123396">
            <text:p>0.123</text:p>
          </table:table-cell>
          <table:table-cell table:style-name="ce10" table:formula="of:=SQRT([.E27]^2+[.F27]^2+[.G27]^2+[.H27]^2+[.I27]^2+[.M27]^2+[.N27]^2+[.O27]^2+[.P27]^2)" office:value-type="float" office:value="0.0706534613447919">
            <text:p>0.071</text:p>
          </table:table-cell>
          <table:table-cell table:style-name="ce10" table:formula="of:=0.1*[.R27]" office:value-type="float" office:value="0.00706534613447919">
            <text:p>0.007</text:p>
          </table:table-cell>
          <table:table-cell table:style-name="ce9" table:formula="of:=[.R27]/[.Q27]" office:value-type="float" office:value="0.572574972809426">
            <text:p>0.57</text:p>
          </table:table-cell>
          <table:table-cell table:style-name="ce14" table:formula="of:=SQRT([.C27]^2+[.R27]^2)" office:value-type="float" office:value="0.142191717114606">
            <text:p>0.14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427408">
            <text:p>3.04</text:p>
          </table:table-cell>
          <table:table-cell table:style-name="ce9" office:value-type="float" office:value="0.16089068">
            <text:p>0.16</text:p>
          </table:table-cell>
          <table:table-cell table:style-name="ce13" table:formula="of:=0.05*[.C28]" office:value-type="float" office:value="0.008044534">
            <text:p>0.008</text:p>
          </table:table-cell>
          <table:table-cell table:style-name="ce17" office:value-type="float" office:value="0.015">
            <text:p>0.015</text:p>
          </table:table-cell>
          <table:table-cell table:style-name="ce17" office:value-type="float" office:value="0.0019">
            <text:p>0.002</text:p>
          </table:table-cell>
          <table:table-cell table:style-name="ce17" office:value-type="float" office:value="0.06">
            <text:p>0.060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28]^2+[.I28]^2)" office:value-type="float" office:value="0.0053851648071345">
            <text:p>0.005</text:p>
          </table:table-cell>
          <table:table-cell table:style-name="ce25" office:value-type="float" office:value="0.00442">
            <text:p>0.004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087">
            <text:p>0.009</text:p>
          </table:table-cell>
          <table:table-cell table:style-name="ce17" office:value-type="float" office:value="0.004">
            <text:p>0.004</text:p>
          </table:table-cell>
          <table:table-cell table:style-name="ce13" office:value-type="float" office:value="0.0051">
            <text:p>0.005</text:p>
          </table:table-cell>
          <table:table-cell table:style-name="ce10" table:formula="of:=[.C28]" office:value-type="float" office:value="0.16089068">
            <text:p>0.161</text:p>
          </table:table-cell>
          <table:table-cell table:style-name="ce10" table:formula="of:=SQRT([.E28]^2+[.F28]^2+[.G28]^2+[.H28]^2+[.I28]^2+[.M28]^2+[.N28]^2+[.O28]^2+[.P28]^2)" office:value-type="float" office:value="0.0667157110432018">
            <text:p>0.067</text:p>
          </table:table-cell>
          <table:table-cell table:style-name="ce10" table:formula="of:=0.1*[.R28]" office:value-type="float" office:value="0.00667157110432018">
            <text:p>0.007</text:p>
          </table:table-cell>
          <table:table-cell table:style-name="ce9" table:formula="of:=[.R28]/[.Q28]" office:value-type="float" office:value="0.414664858419405">
            <text:p>0.41</text:p>
          </table:table-cell>
          <table:table-cell table:style-name="ce14" table:formula="of:=SQRT([.C28]^2+[.R28]^2)" office:value-type="float" office:value="0.174174616436674">
            <text:p>0.17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3993035">
            <text:p>0.84</text:p>
          </table:table-cell>
          <table:table-cell table:style-name="ce9" office:value-type="float" office:value="0.19957319">
            <text:p>0.20</text:p>
          </table:table-cell>
          <table:table-cell table:style-name="ce13" table:formula="of:=0.05*[.C30]" office:value-type="float" office:value="0.0099786595">
            <text:p>0.010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55">
            <text:p>0.006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43">
            <text:p>0.004</text:p>
          </table:table-cell>
          <table:table-cell table:style-name="ce17" office:value-type="float" office:value="0">
            <text:p>0.000</text:p>
          </table:table-cell>
          <table:table-cell table:style-name="ce13" office:value-type="float" office:value="0.045">
            <text:p>0.045</text:p>
          </table:table-cell>
          <table:table-cell table:style-name="ce10" table:formula="of:=[.C30]" office:value-type="float" office:value="0.19957319">
            <text:p>0.200</text:p>
          </table:table-cell>
          <table:table-cell table:style-name="ce10" table:formula="of:=SQRT([.E30]^2+[.F30]^2+[.G30]^2+[.H30]^2+[.I30]^2+[.M30]^2+[.N30]^2+[.O30]^2+[.P30]^2)" office:value-type="float" office:value="0.330029002513415">
            <text:p>0.330</text:p>
          </table:table-cell>
          <table:table-cell table:style-name="ce10" table:formula="of:=0.1*[.R30]" office:value-type="float" office:value="0.0330029002513416">
            <text:p>0.033</text:p>
          </table:table-cell>
          <table:table-cell table:style-name="ce9" table:formula="of:=[.R30]/[.Q30]" office:value-type="float" office:value="1.65367403564284">
            <text:p>1.65</text:p>
          </table:table-cell>
          <table:table-cell table:style-name="ce14" table:formula="of:=SQRT([.C30]^2+[.R30]^2)" office:value-type="float" office:value="0.385679401403259">
            <text:p>0.39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505239">
            <text:p>2.15</text:p>
          </table:table-cell>
          <table:table-cell table:style-name="ce9" office:value-type="float" office:value="0.2883828">
            <text:p>0.29</text:p>
          </table:table-cell>
          <table:table-cell table:style-name="ce13" table:formula="of:=0.05*[.C31]" office:value-type="float" office:value="0.01441914">
            <text:p>0.014</text:p>
          </table:table-cell>
          <table:table-cell table:style-name="ce17" office:value-type="float" office:value="0.032">
            <text:p>0.032</text:p>
          </table:table-cell>
          <table:table-cell table:style-name="ce17" office:value-type="float" office:value="0.0064">
            <text:p>0.00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8">
            <text:p>0.008</text:p>
          </table:table-cell>
          <table:table-cell table:style-name="ce13" office:value-type="float" office:value="0.029">
            <text:p>0.029</text:p>
          </table:table-cell>
          <table:table-cell table:style-name="ce10" table:formula="of:=[.C31]" office:value-type="float" office:value="0.2883828">
            <text:p>0.288</text:p>
          </table:table-cell>
          <table:table-cell table:style-name="ce10" table:formula="of:=SQRT([.E31]^2+[.F31]^2+[.G31]^2+[.H31]^2+[.I31]^2+[.M31]^2+[.N31]^2+[.O31]^2+[.P31]^2)" office:value-type="float" office:value="0.427983616625683">
            <text:p>0.428</text:p>
          </table:table-cell>
          <table:table-cell table:style-name="ce10" table:formula="of:=0.1*[.R31]" office:value-type="float" office:value="0.0427983616625684">
            <text:p>0.043</text:p>
          </table:table-cell>
          <table:table-cell table:style-name="ce9" table:formula="of:=[.R31]/[.Q31]" office:value-type="float" office:value="1.48408163255813">
            <text:p>1.48</text:p>
          </table:table-cell>
          <table:table-cell table:style-name="ce14" table:formula="of:=SQRT([.C31]^2+[.R31]^2)" office:value-type="float" office:value="0.516076172125627">
            <text:p>0.52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48283269">
            <text:p>0.48</text:p>
          </table:table-cell>
          <table:table-cell table:style-name="ce9" office:value-type="float" office:value="0.23108035">
            <text:p>0.23</text:p>
          </table:table-cell>
          <table:table-cell table:style-name="ce13" table:formula="of:=0.05*[.C32]" office:value-type="float" office:value="0.0115540175">
            <text:p>0.012</text:p>
          </table:table-cell>
          <table:table-cell table:style-name="ce17" office:value-type="float" office:value="0.0094">
            <text:p>0.009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243">
            <text:p>0.24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35">
            <text:p>0.004</text:p>
          </table:table-cell>
          <table:table-cell table:style-name="ce10" table:formula="of:=[.C32]" office:value-type="float" office:value="0.23108035">
            <text:p>0.231</text:p>
          </table:table-cell>
          <table:table-cell table:style-name="ce10" table:formula="of:=SQRT([.E32]^2+[.F32]^2+[.G32]^2+[.H32]^2+[.I32]^2+[.M32]^2+[.N32]^2+[.O32]^2+[.P32]^2)" office:value-type="float" office:value="0.245839780344842">
            <text:p>0.246</text:p>
          </table:table-cell>
          <table:table-cell table:style-name="ce10" table:formula="of:=0.1*[.R32]" office:value-type="float" office:value="0.0245839780344842">
            <text:p>0.025</text:p>
          </table:table-cell>
          <table:table-cell table:style-name="ce9" table:formula="of:=[.R32]/[.Q32]" office:value-type="float" office:value="1.0638714211089">
            <text:p>1.06</text:p>
          </table:table-cell>
          <table:table-cell table:style-name="ce14" table:formula="of:=SQRT([.C32]^2+[.R32]^2)" office:value-type="float" office:value="0.337394910684975">
            <text:p>0.34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40276116">
            <text:p>-0.40</text:p>
          </table:table-cell>
          <table:table-cell table:style-name="ce9" office:value-type="float" office:value="0.21457495">
            <text:p>0.21</text:p>
          </table:table-cell>
          <table:table-cell table:style-name="ce13" table:formula="of:=0.05*[.C33]" office:value-type="float" office:value="0.0107287475">
            <text:p>0.011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122">
            <text:p>0.12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1">
            <text:p>0.010</text:p>
          </table:table-cell>
          <table:table-cell table:style-name="ce13" office:value-type="float" office:value="0.0081">
            <text:p>0.008</text:p>
          </table:table-cell>
          <table:table-cell table:style-name="ce10" table:formula="of:=[.C33]" office:value-type="float" office:value="0.21457495">
            <text:p>0.215</text:p>
          </table:table-cell>
          <table:table-cell table:style-name="ce10" table:formula="of:=SQRT([.E33]^2+[.F33]^2+[.G33]^2+[.H33]^2+[.I33]^2+[.M33]^2+[.N33]^2+[.O33]^2+[.P33]^2)" office:value-type="float" office:value="0.126140922780833">
            <text:p>0.126</text:p>
          </table:table-cell>
          <table:table-cell table:style-name="ce10" table:formula="of:=0.1*[.R33]" office:value-type="float" office:value="0.0126140922780833">
            <text:p>0.013</text:p>
          </table:table-cell>
          <table:table-cell table:style-name="ce9" table:formula="of:=[.R33]/[.Q33]" office:value-type="float" office:value="0.587864160195926">
            <text:p>0.59</text:p>
          </table:table-cell>
          <table:table-cell table:style-name="ce14" table:formula="of:=SQRT([.C33]^2+[.R33]^2)" office:value-type="float" office:value="0.248905487218547">
            <text:p>0.25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62353161">
            <text:p>-0.62</text:p>
          </table:table-cell>
          <table:table-cell table:style-name="ce9" office:value-type="float" office:value="0.1759799">
            <text:p>0.18</text:p>
          </table:table-cell>
          <table:table-cell table:style-name="ce13" table:formula="of:=0.05*[.C34]" office:value-type="float" office:value="0.008798995">
            <text:p>0.009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33">
            <text:p>0.330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2">
            <text:p>0.012</text:p>
          </table:table-cell>
          <table:table-cell table:style-name="ce17" office:value-type="float" office:value="0.007">
            <text:p>0.007</text:p>
          </table:table-cell>
          <table:table-cell table:style-name="ce13" office:value-type="float" office:value="0.009">
            <text:p>0.009</text:p>
          </table:table-cell>
          <table:table-cell table:style-name="ce10" table:formula="of:=[.C34]" office:value-type="float" office:value="0.1759799">
            <text:p>0.176</text:p>
          </table:table-cell>
          <table:table-cell table:style-name="ce10" table:formula="of:=SQRT([.E34]^2+[.F34]^2+[.G34]^2+[.H34]^2+[.I34]^2+[.M34]^2+[.N34]^2+[.O34]^2+[.P34]^2)" office:value-type="float" office:value="0.331541707934311">
            <text:p>0.332</text:p>
          </table:table-cell>
          <table:table-cell table:style-name="ce10" table:formula="of:=0.1*[.R34]" office:value-type="float" office:value="0.0331541707934311">
            <text:p>0.033</text:p>
          </table:table-cell>
          <table:table-cell table:style-name="ce9" table:formula="of:=[.R34]/[.Q34]" office:value-type="float" office:value="1.88397486266506">
            <text:p>1.88</text:p>
          </table:table-cell>
          <table:table-cell table:style-name="ce14" table:formula="of:=SQRT([.C34]^2+[.R34]^2)" office:value-type="float" office:value="0.375351607568171">
            <text:p>0.38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086832">
            <text:p>-0.90</text:p>
          </table:table-cell>
          <table:table-cell table:style-name="ce9" office:value-type="float" office:value="0.13933791">
            <text:p>0.14</text:p>
          </table:table-cell>
          <table:table-cell table:style-name="ce13" table:formula="of:=0.05*[.C35]" office:value-type="float" office:value="0.0069668955">
            <text:p>0.007</text:p>
          </table:table-cell>
          <table:table-cell table:style-name="ce17" office:value-type="float" office:value="0.0065">
            <text:p>0.007</text:p>
          </table:table-cell>
          <table:table-cell table:style-name="ce17" office:value-type="float" office:value="0.0013">
            <text:p>0.001</text:p>
          </table:table-cell>
          <table:table-cell table:style-name="ce17" office:value-type="float" office:value="0.061">
            <text:p>0.061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64">
            <text:p>0.006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57">
            <text:p>0.057</text:p>
          </table:table-cell>
          <table:table-cell table:style-name="ce10" table:formula="of:=[.C35]" office:value-type="float" office:value="0.13933791">
            <text:p>0.139</text:p>
          </table:table-cell>
          <table:table-cell table:style-name="ce10" table:formula="of:=SQRT([.E35]^2+[.F35]^2+[.G35]^2+[.H35]^2+[.I35]^2+[.M35]^2+[.N35]^2+[.O35]^2+[.P35]^2)" office:value-type="float" office:value="0.0857776433576955">
            <text:p>0.086</text:p>
          </table:table-cell>
          <table:table-cell table:style-name="ce10" table:formula="of:=0.1*[.R35]" office:value-type="float" office:value="0.00857776433576955">
            <text:p>0.009</text:p>
          </table:table-cell>
          <table:table-cell table:style-name="ce9" table:formula="of:=[.R35]/[.Q35]" office:value-type="float" office:value="0.615608798479147">
            <text:p>0.62</text:p>
          </table:table-cell>
          <table:table-cell table:style-name="ce14" table:formula="of:=SQRT([.C35]^2+[.R35]^2)" office:value-type="float" office:value="0.163624134109758">
            <text:p>0.16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ree |lamb|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.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16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</text:p>
          </table:table-cell>
          <table:table-cell table:style-name="ce5" office:value-type="float" office:value="-0.057116522">
            <text:p>-0.06</text:p>
          </table:table-cell>
          <table:table-cell table:style-name="ce9" office:value-type="float" office:value="0.049720002">
            <text:p>0.05</text:p>
          </table:table-cell>
          <table:table-cell table:style-name="ce13" table:formula="of:=0.05*[.C3]" office:value-type="float" office:value="0.0024860001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0021">
            <text:p>0.000</text:p>
          </table:table-cell>
          <table:table-cell table:style-name="ce17" office:value-type="float" office:value="0.0018">
            <text:p>0.002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9">
            <text:p>0.001</text:p>
          </table:table-cell>
          <table:table-cell table:style-name="ce22" table:formula="of:=SQRT([.H3]^2+[.I3]^2)" office:value-type="float" office:value="0.00183575597506858">
            <text:p>0.002</text:p>
          </table:table-cell>
          <table:table-cell table:style-name="ce25" office:value-type="float" office:value="0.000733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02">
            <text:p>0.000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3]" office:value-type="float" office:value="0.049720002">
            <text:p>0.050</text:p>
          </table:table-cell>
          <table:table-cell table:style-name="ce10" table:formula="of:=SQRT([.E3]^2+[.F3]^2+[.G3]^2+[.H3]^2+[.I3]^2+[.M3]^2+[.N3]^2+[.O3]^2+[.P3]^2)" office:value-type="float" office:value="0.00557516815889889">
            <text:p>0.006</text:p>
          </table:table-cell>
          <table:table-cell table:style-name="ce10" table:formula="of:=0.1*[.R3]" office:value-type="float" office:value="0.000557516815889889">
            <text:p>0.001</text:p>
          </table:table-cell>
          <table:table-cell table:style-name="ce9" table:formula="of:=[.R3]/[.Q3]" office:value-type="float" office:value="0.112131293938783">
            <text:p>0.11</text:p>
          </table:table-cell>
          <table:table-cell table:style-name="ce14" table:formula="of:=SQRT([.C3]^2+[.R3]^2)" office:value-type="float" office:value="0.0500316010025664">
            <text:p>0.05</text:p>
          </table:table-cell>
          <table:table-cell/>
        </table:table-row>
        <table:table-row table:style-name="ro1">
          <table:table-cell office:value-type="string">
            <text:p>lambdaCP</text:p>
          </table:table-cell>
          <table:table-cell table:style-name="ce6" office:value-type="float" office:value="0.96269354">
            <text:p>0.963</text:p>
          </table:table-cell>
          <table:table-cell table:style-name="ce10" office:value-type="float" office:value="0.018783644">
            <text:p>0.019</text:p>
          </table:table-cell>
          <table:table-cell table:formula="of:=0.05*[.C4]" office:value-type="float" office:value="0.0009391822">
            <text:p>0.0009</text:p>
          </table:table-cell>
          <table:table-cell table:style-name="ce19" office:value-type="float" office:value="0.0028">
            <text:p>0.0028</text:p>
          </table:table-cell>
          <table:table-cell table:style-name="ce19" office:value-type="float" office:value="0.000088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8">
            <text:p>0.0008</text:p>
          </table:table-cell>
          <table:table-cell table:style-name="ce33" table:formula="of:=SQRT([.H4]^2+[.I4]^2)" office:value-type="float" office:value="0.0008">
            <text:p>0.0008</text:p>
          </table:table-cell>
          <table:table-cell table:style-name="ce27" office:value-type="float" office:value="0.0001506">
            <text:p>0.0002</text:p>
          </table:table-cell>
          <table:table-cell table:style-name="ce27"/>
          <table:table-cell table:style-name="ce19" office:value-type="float" office:value="0.001394">
            <text:p>0.0014</text:p>
          </table:table-cell>
          <table:table-cell table:style-name="ce19" office:value-type="float" office:value="0.0024">
            <text:p>0.0024</text:p>
          </table:table-cell>
          <table:table-cell table:style-name="ce19" office:value-type="float" office:value="0.0048">
            <text:p>0.0048</text:p>
          </table:table-cell>
          <table:table-cell table:style-name="ce11" office:value-type="float" office:value="0.00061">
            <text:p>0.0006</text:p>
          </table:table-cell>
          <table:table-cell table:style-name="ce7" table:formula="of:=[.C4]" office:value-type="float" office:value="0.018783644">
            <text:p>0.0188</text:p>
          </table:table-cell>
          <table:table-cell table:style-name="ce7" table:formula="of:=SQRT([.E4]^2+[.F4]^2+[.G4]^2+[.H4]^2+[.I4]^2+[.M4]^2+[.N4]^2+[.O4]^2+[.P4]^2)" office:value-type="float" office:value="0.00634374337438078">
            <text:p>0.0063</text:p>
          </table:table-cell>
          <table:table-cell table:style-name="ce7" table:formula="of:=0.1*[.R4]" office:value-type="float" office:value="0.000634374337438078">
            <text:p>0.0006</text:p>
          </table:table-cell>
          <table:table-cell table:style-name="ce9" table:formula="of:=[.R4]/[.Q4]" office:value-type="float" office:value="0.337726980684939">
            <text:p>0.34</text:p>
          </table:table-cell>
          <table:table-cell table:style-name="ce13" table:formula="of:=SQRT([.C4]^2+[.R4]^2)" office:value-type="float" office:value="0.0198259517279433">
            <text:p>0.02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3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 table:number-rows-repeated="4">
          <table:table-cell table:number-columns-repeated="3"/>
          <table:table-cell table:style-name="ce13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15739">
            <text:p>0.6592</text:p>
          </table:table-cell>
          <table:table-cell office:value-type="float" office:value="0.0032904349">
            <text:p>0.0033</text:p>
          </table:table-cell>
          <table:table-cell table:style-name="ce15" table:formula="of:=0.05*[.C13]" office:value-type="float" office:value="0.000164521745">
            <text:p>0.00016</text:p>
          </table:table-cell>
          <table:table-cell table:style-name="ce18" office:value-type="float" office:value="0.00015">
            <text:p>0.00015</text:p>
          </table:table-cell>
          <table:table-cell table:style-name="ce18" office:value-type="float" office:value="0.00013">
            <text:p>0.00013</text:p>
          </table:table-cell>
          <table:table-cell table:style-name="ce18" office:value-type="float" office:value="0.000004">
            <text:p>0.00000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.00004">
            <text:p>0.00004</text:p>
          </table:table-cell>
          <table:table-cell table:style-name="ce22" table:formula="of:=SQRT([.H13]^2+[.I13]^2)" office:value-type="float" office:value="0.0000412310562561766">
            <text:p>0.000</text:p>
          </table:table-cell>
          <table:table-cell table:style-name="ce26" office:value-type="float" office:value="0.00108024">
            <text:p>0.00108</text:p>
          </table:table-cell>
          <table:table-cell table:style-name="ce26" office:value-type="float" office:value="0.0014641">
            <text:p>0.00146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6">
            <text:p>0.00006</text:p>
          </table:table-cell>
          <table:table-cell table:style-name="ce18" office:value-type="float" office:value="0.00001">
            <text:p>0.00001</text:p>
          </table:table-cell>
          <table:table-cell table:style-name="ce15" office:value-type="float" office:value="0.000025">
            <text:p>0.00003</text:p>
          </table:table-cell>
          <table:table-cell table:style-name="ce29" table:formula="of:=[.C13]" office:value-type="float" office:value="0.0032904349">
            <text:p>0.00329</text:p>
          </table:table-cell>
          <table:table-cell table:style-name="ce29" table:formula="of:=SQRT([.E13]^2+[.F13]^2+[.G13]^2+[.H13]^2+[.I13]^2+[.M13]^2+[.N13]^2+[.O13]^2+[.P13]^2)" office:value-type="float" office:value="0.000276235406854371">
            <text:p>0.00028</text:p>
          </table:table-cell>
          <table:table-cell table:style-name="ce29" table:formula="of:=0.1*[.R13]" office:value-type="float" office:value="0.0000276235406854371">
            <text:p>0.00003</text:p>
          </table:table-cell>
          <table:table-cell table:style-name="ce9" table:formula="of:=[.R13]/[.Q13]" office:value-type="float" office:value="0.0839510323861357">
            <text:p>0.08</text:p>
          </table:table-cell>
          <table:table-cell table:style-name="ce11" table:formula="of:=SQRT([.C13]^2+[.R13]^2)" office:value-type="float" office:value="0.00330200966551251">
            <text:p>0.0033</text:p>
          </table:table-cell>
          <table:table-cell table:style-name="ce32" table:formula="of:=SQRT([.C13]^2-[.K13]^2-[.L13]^2)" office:value-type="float" office:value="0.00274161532012389">
            <text:p>0.00274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493173">
            <text:p>0.078</text:p>
          </table:table-cell>
          <table:table-cell table:style-name="ce10" office:value-type="float" office:value="0.0091561838">
            <text:p>0.009</text:p>
          </table:table-cell>
          <table:table-cell table:formula="of:=0.05*[.C14]" office:value-type="float" office:value="0.00045780919">
            <text:p>0.0005</text:p>
          </table:table-cell>
          <table:table-cell table:style-name="ce19" office:value-type="float" office:value="0.00026">
            <text:p>0.0003</text:p>
          </table:table-cell>
          <table:table-cell table:style-name="ce19" office:value-type="float" office:value="0.00008">
            <text:p>0.0001</text:p>
          </table:table-cell>
          <table:table-cell table:style-name="ce19" office:value-type="float" office:value="0.00069">
            <text:p>0.0007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6">
            <text:p>0.0001</text:p>
          </table:table-cell>
          <table:table-cell table:style-name="ce22" table:formula="of:=SQRT([.H14]^2+[.I14]^2)" office:value-type="float" office:value="0.00010816653826392">
            <text:p>0.000</text:p>
          </table:table-cell>
          <table:table-cell table:style-name="ce27" office:value-type="float" office:value="0.0006097">
            <text:p>0.0006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5">
            <text:p>0.0002</text:p>
          </table:table-cell>
          <table:table-cell table:style-name="ce19" office:value-type="float" office:value="0.00015">
            <text:p>0.0002</text:p>
          </table:table-cell>
          <table:table-cell table:style-name="ce11" office:value-type="float" office:value="0.000051">
            <text:p>0.0001</text:p>
          </table:table-cell>
          <table:table-cell table:style-name="ce7" table:formula="of:=[.C14]" office:value-type="float" office:value="0.0091561838">
            <text:p>0.0092</text:p>
          </table:table-cell>
          <table:table-cell table:style-name="ce7" table:formula="of:=SQRT([.E14]^2+[.F14]^2+[.G14]^2+[.H14]^2+[.I14]^2+[.M14]^2+[.N14]^2+[.O14]^2+[.P14]^2)" office:value-type="float" office:value="0.00108740516827906">
            <text:p>0.0011</text:p>
          </table:table-cell>
          <table:table-cell table:style-name="ce7" table:formula="of:=0.1*[.R14]" office:value-type="float" office:value="0.000108740516827906">
            <text:p>0.0001</text:p>
          </table:table-cell>
          <table:table-cell table:style-name="ce9" table:formula="of:=[.R14]/[.Q14]" office:value-type="float" office:value="0.118761832662103">
            <text:p>0.12</text:p>
          </table:table-cell>
          <table:table-cell table:style-name="ce13" table:formula="of:=SQRT([.C14]^2+[.R14]^2)" office:value-type="float" office:value="0.00922052882319569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723003">
            <text:p>17.72</text:p>
          </table:table-cell>
          <table:table-cell table:style-name="ce9" office:value-type="float" office:value="0.056703136">
            <text:p>0.06</text:p>
          </table:table-cell>
          <table:table-cell table:style-name="ce13" table:formula="of:=0.05*[.C15]" office:value-type="float" office:value="0.0028351568">
            <text:p>0.003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31">
            <text:p>0.000</text:p>
          </table:table-cell>
          <table:table-cell table:style-name="ce17" office:value-type="float" office:value="0.0042">
            <text:p>0.004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41">
            <text:p>0.004</text:p>
          </table:table-cell>
          <table:table-cell table:style-name="ce22" table:formula="of:=SQRT([.H15]^2+[.I15]^2)" office:value-type="float" office:value="0.00496487663492256">
            <text:p>0.005</text:p>
          </table:table-cell>
          <table:table-cell table:style-name="ce25" office:value-type="float" office:value="0.001382">
            <text:p>0.001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32">
            <text:p>0.003</text:p>
          </table:table-cell>
          <table:table-cell table:style-name="ce17" office:value-type="float" office:value="0.0025">
            <text:p>0.003</text:p>
          </table:table-cell>
          <table:table-cell table:style-name="ce13" office:value-type="float" office:value="0.0019">
            <text:p>0.002</text:p>
          </table:table-cell>
          <table:table-cell table:style-name="ce10" table:formula="of:=[.C15]" office:value-type="float" office:value="0.056703136">
            <text:p>0.057</text:p>
          </table:table-cell>
          <table:table-cell table:style-name="ce10" table:formula="of:=SQRT([.E15]^2+[.F15]^2+[.G15]^2+[.H15]^2+[.I15]^2+[.M15]^2+[.N15]^2+[.O15]^2+[.P15]^2)" office:value-type="float" office:value="0.0101121758291675">
            <text:p>0.010</text:p>
          </table:table-cell>
          <table:table-cell table:style-name="ce10" table:formula="of:=0.1*[.R15]" office:value-type="float" office:value="0.00101121758291675">
            <text:p>0.001</text:p>
          </table:table-cell>
          <table:table-cell table:style-name="ce9" table:formula="of:=[.R15]/[.Q15]" office:value-type="float" office:value="0.17833538923081">
            <text:p>0.18</text:p>
          </table:table-cell>
          <table:table-cell table:style-name="ce14" table:formula="of:=SQRT([.C15]^2+[.R15]^2)" office:value-type="float" office:value="0.0575977580486819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0Mag2</text:p>
          </table:table-cell>
          <table:table-cell table:style-name="ce6" office:value-type="float" office:value="0.52367611">
            <text:p>0.524</text:p>
          </table:table-cell>
          <table:table-cell table:style-name="ce10" office:value-type="float" office:value="0.003442833">
            <text:p>0.003</text:p>
          </table:table-cell>
          <table:table-cell table:formula="of:=0.05*[.C17]" office:value-type="float" office:value="0.00017214165">
            <text:p>0.0002</text:p>
          </table:table-cell>
          <table:table-cell table:style-name="ce19" office:value-type="float" office:value="0.00019">
            <text:p>0.0002</text:p>
          </table:table-cell>
          <table:table-cell table:style-name="ce19" office:value-type="float" office:value="0.000071">
            <text:p>0.0001</text:p>
          </table:table-cell>
          <table:table-cell table:style-name="ce19" office:value-type="float" office:value="0.00643">
            <text:p>0.0064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487">
            <text:p>0.0001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202">
            <text:p>0.0020</text:p>
          </table:table-cell>
          <table:table-cell table:style-name="ce11" office:value-type="float" office:value="0.000041">
            <text:p>0.0000</text:p>
          </table:table-cell>
          <table:table-cell table:style-name="ce7" table:formula="of:=[.C17]" office:value-type="float" office:value="0.003442833">
            <text:p>0.0034</text:p>
          </table:table-cell>
          <table:table-cell table:style-name="ce7" table:formula="of:=SQRT([.E17]^2+[.F17]^2+[.G17]^2+[.H17]^2+[.I17]^2+[.M17]^2+[.N17]^2+[.O17]^2+[.P17]^2)" office:value-type="float" office:value="0.00676449717273945">
            <text:p>0.0068</text:p>
          </table:table-cell>
          <table:table-cell table:style-name="ce7" table:formula="of:=0.1*[.R17]" office:value-type="float" office:value="0.000676449717273945">
            <text:p>0.0007</text:p>
          </table:table-cell>
          <table:table-cell table:style-name="ce9" table:formula="of:=[.R17]/[.Q17]" office:value-type="float" office:value="1.9648054880209">
            <text:p>1.96</text:p>
          </table:table-cell>
          <table:table-cell table:style-name="ce13" table:formula="of:=SQRT([.C17]^2+[.R17]^2)" office:value-type="float" office:value="0.0075902253633136">
            <text:p>0.008</text:p>
          </table:table-cell>
          <table:table-cell/>
        </table:table-row>
        <table:table-row table:style-name="ro1">
          <table:table-cell office:value-type="string">
            <text:p>AperpMag2</text:p>
          </table:table-cell>
          <table:table-cell table:style-name="ce6" office:value-type="float" office:value="0.25121726">
            <text:p>0.251</text:p>
          </table:table-cell>
          <table:table-cell table:style-name="ce10" office:value-type="float" office:value="0.0049061147">
            <text:p>0.005</text:p>
          </table:table-cell>
          <table:table-cell table:formula="of:=0.05*[.C18]" office:value-type="float" office:value="0.000245305735">
            <text:p>0.0002</text:p>
          </table:table-cell>
          <table:table-cell table:style-name="ce19" office:value-type="float" office:value="0.00034">
            <text:p>0.0003</text:p>
          </table:table-cell>
          <table:table-cell table:style-name="ce19" office:value-type="float" office:value="0.000043">
            <text:p>0.0000</text:p>
          </table:table-cell>
          <table:table-cell table:style-name="ce19" office:value-type="float" office:value="0.00309">
            <text:p>0.0031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2182">
            <text:p>0.0002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7">
            <text:p>0.0007</text:p>
          </table:table-cell>
          <table:table-cell table:style-name="ce19" office:value-type="float" office:value="0.00104">
            <text:p>0.0010</text:p>
          </table:table-cell>
          <table:table-cell table:style-name="ce11" office:value-type="float" office:value="0.00004">
            <text:p>0.0000</text:p>
          </table:table-cell>
          <table:table-cell table:style-name="ce7" table:formula="of:=[.C18]" office:value-type="float" office:value="0.0049061147">
            <text:p>0.0049</text:p>
          </table:table-cell>
          <table:table-cell table:style-name="ce7" table:formula="of:=SQRT([.E18]^2+[.F18]^2+[.G18]^2+[.H18]^2+[.I18]^2+[.M18]^2+[.N18]^2+[.O18]^2+[.P18]^2)" office:value-type="float" office:value="0.00345944764377205">
            <text:p>0.0035</text:p>
          </table:table-cell>
          <table:table-cell table:style-name="ce7" table:formula="of:=0.1*[.R18]" office:value-type="float" office:value="0.000345944764377205">
            <text:p>0.0003</text:p>
          </table:table-cell>
          <table:table-cell table:style-name="ce9" table:formula="of:=[.R18]/[.Q18]" office:value-type="float" office:value="0.705129793188906">
            <text:p>0.71</text:p>
          </table:table-cell>
          <table:table-cell table:style-name="ce13" table:formula="of:=SQRT([.C18]^2+[.R18]^2)" office:value-type="float" office:value="0.00600314413033338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f_S_bin0</text:p>
          </table:table-cell>
          <table:table-cell table:style-name="ce5" office:value-type="float" office:value="0.42629279">
            <text:p>0.43</text:p>
          </table:table-cell>
          <table:table-cell table:style-name="ce9" office:value-type="float" office:value="0.054011873">
            <text:p>0.05</text:p>
          </table:table-cell>
          <table:table-cell table:style-name="ce13" table:formula="of:=0.05*[.C20]" office:value-type="float" office:value="0.00270059365">
            <text:p>0.003</text:p>
          </table:table-cell>
          <table:table-cell table:style-name="ce17" office:value-type="float" office:value="0.0038">
            <text:p>0.004</text:p>
          </table:table-cell>
          <table:table-cell table:style-name="ce17" office:value-type="float" office:value="0.008">
            <text:p>0.008</text:p>
          </table:table-cell>
          <table:table-cell table:style-name="ce17" office:value-type="float" office:value="0.0668">
            <text:p>0.067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18">
            <text:p>0.002</text:p>
          </table:table-cell>
          <table:table-cell table:style-name="ce13" office:value-type="float" office:value="0.0003">
            <text:p>0.000</text:p>
          </table:table-cell>
          <table:table-cell table:style-name="ce10" table:formula="of:=[.C20]" office:value-type="float" office:value="0.054011873">
            <text:p>0.054</text:p>
          </table:table-cell>
          <table:table-cell table:style-name="ce10" table:formula="of:=SQRT([.E20]^2+[.F20]^2+[.G20]^2+[.H20]^2+[.I20]^2+[.M20]^2+[.N20]^2+[.O20]^2+[.P20]^2)" office:value-type="float" office:value="0.0676087634852169">
            <text:p>0.068</text:p>
          </table:table-cell>
          <table:table-cell table:style-name="ce10" table:formula="of:=0.1*[.R20]" office:value-type="float" office:value="0.00676087634852169">
            <text:p>0.007</text:p>
          </table:table-cell>
          <table:table-cell table:style-name="ce9" table:formula="of:=[.R20]/[.Q20]" office:value-type="float" office:value="1.25173891831555">
            <text:p>1.25</text:p>
          </table:table-cell>
          <table:table-cell table:style-name="ce14" table:formula="of:=SQRT([.C20]^2+[.R20]^2)" office:value-type="float" office:value="0.0865345441137129">
            <text:p>0.09</text:p>
          </table:table-cell>
          <table:table-cell/>
        </table:table-row>
        <table:table-row table:style-name="ro1">
          <table:table-cell office:value-type="string">
            <text:p>f_S_bin1</text:p>
          </table:table-cell>
          <table:table-cell table:style-name="ce6" office:value-type="float" office:value="0.058754953">
            <text:p>0.059</text:p>
          </table:table-cell>
          <table:table-cell table:style-name="ce10" office:value-type="float" office:value="0.017558">
            <text:p>0.018</text:p>
          </table:table-cell>
          <table:table-cell table:formula="of:=0.05*[.C21]" office:value-type="float" office:value="0.0008779">
            <text:p>0.0009</text:p>
          </table:table-cell>
          <table:table-cell table:style-name="ce19" office:value-type="float" office:value="0.00067">
            <text:p>0.0007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21">
            <text:p>0.0210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15">
            <text:p>0.0015</text:p>
          </table:table-cell>
          <table:table-cell table:style-name="ce11" office:value-type="float" office:value="0.0012">
            <text:p>0.0012</text:p>
          </table:table-cell>
          <table:table-cell table:style-name="ce7" table:formula="of:=[.C21]" office:value-type="float" office:value="0.017558">
            <text:p>0.0176</text:p>
          </table:table-cell>
          <table:table-cell table:style-name="ce7" table:formula="of:=SQRT([.E21]^2+[.F21]^2+[.G21]^2+[.H21]^2+[.I21]^2+[.M21]^2+[.N21]^2+[.O21]^2+[.P21]^2)" office:value-type="float" office:value="0.0211998019802073">
            <text:p>0.0212</text:p>
          </table:table-cell>
          <table:table-cell table:style-name="ce7" table:formula="of:=0.1*[.R21]" office:value-type="float" office:value="0.00211998019802073">
            <text:p>0.0021</text:p>
          </table:table-cell>
          <table:table-cell table:style-name="ce9" table:formula="of:=[.R21]/[.Q21]" office:value-type="float" office:value="1.20741553594984">
            <text:p>1.21</text:p>
          </table:table-cell>
          <table:table-cell table:style-name="ce13" table:formula="of:=SQRT([.C21]^2+[.R21]^2)" office:value-type="float" office:value="0.0275266228949357">
            <text:p>0.028</text:p>
          </table:table-cell>
          <table:table-cell/>
        </table:table-row>
        <table:table-row table:style-name="ro1">
          <table:table-cell office:value-type="string">
            <text:p>f_S_bin2</text:p>
          </table:table-cell>
          <table:table-cell table:style-name="ce6" office:value-type="float" office:value="0.00956003">
            <text:p>0.010</text:p>
          </table:table-cell>
          <table:table-cell table:style-name="ce10" office:value-type="float" office:value="0.0065711119">
            <text:p>0.007</text:p>
          </table:table-cell>
          <table:table-cell table:formula="of:=0.05*[.C22]" office:value-type="float" office:value="0.000328555595">
            <text:p>0.0003</text:p>
          </table:table-cell>
          <table:table-cell table:style-name="ce19" office:value-type="float" office:value="0.00006">
            <text:p>0.0001</text:p>
          </table:table-cell>
          <table:table-cell table:style-name="ce19" office:value-type="float" office:value="0.000039">
            <text:p>0.0000</text:p>
          </table:table-cell>
          <table:table-cell table:style-name="ce19" office:value-type="float" office:value="0.00489">
            <text:p>0.0049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6">
            <text:p>0.0006</text:p>
          </table:table-cell>
          <table:table-cell table:style-name="ce19" office:value-type="float" office:value="0.00013">
            <text:p>0.0001</text:p>
          </table:table-cell>
          <table:table-cell table:style-name="ce11" office:value-type="float" office:value="0.00052">
            <text:p>0.0005</text:p>
          </table:table-cell>
          <table:table-cell table:style-name="ce7" table:formula="of:=[.C22]" office:value-type="float" office:value="0.0065711119">
            <text:p>0.0066</text:p>
          </table:table-cell>
          <table:table-cell table:style-name="ce7" table:formula="of:=SQRT([.E22]^2+[.F22]^2+[.G22]^2+[.H22]^2+[.I22]^2+[.M22]^2+[.N22]^2+[.O22]^2+[.P22]^2)" office:value-type="float" office:value="0.00499574639068078">
            <text:p>0.0050</text:p>
          </table:table-cell>
          <table:table-cell table:style-name="ce7" table:formula="of:=0.1*[.R22]" office:value-type="float" office:value="0.000499574639068078">
            <text:p>0.0005</text:p>
          </table:table-cell>
          <table:table-cell table:style-name="ce9" table:formula="of:=[.R22]/[.Q22]" office:value-type="float" office:value="0.760258913058652">
            <text:p>0.76</text:p>
          </table:table-cell>
          <table:table-cell table:style-name="ce13" table:formula="of:=SQRT([.C22]^2+[.R22]^2)" office:value-type="float" office:value="0.00825451352911373">
            <text:p>0.008</text:p>
          </table:table-cell>
          <table:table-cell/>
        </table:table-row>
        <table:table-row table:style-name="ro1">
          <table:table-cell office:value-type="string">
            <text:p>f_S_bin3</text:p>
          </table:table-cell>
          <table:table-cell table:style-name="ce6" office:value-type="float" office:value="0.0094099109">
            <text:p>0.009</text:p>
          </table:table-cell>
          <table:table-cell table:style-name="ce10" office:value-type="float" office:value="0.0058418649">
            <text:p>0.006</text:p>
          </table:table-cell>
          <table:table-cell table:formula="of:=0.05*[.C23]" office:value-type="float" office:value="0.000292093245">
            <text:p>0.0003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55">
            <text:p>0.0001</text:p>
          </table:table-cell>
          <table:table-cell table:style-name="ce19" office:value-type="float" office:value="0.00363">
            <text:p>0.0036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45">
            <text:p>0.0005</text:p>
          </table:table-cell>
          <table:table-cell table:style-name="ce19" office:value-type="float" office:value="0.00022">
            <text:p>0.0002</text:p>
          </table:table-cell>
          <table:table-cell table:style-name="ce11" office:value-type="float" office:value="0.00018">
            <text:p>0.0002</text:p>
          </table:table-cell>
          <table:table-cell table:style-name="ce7" table:formula="of:=[.C23]" office:value-type="float" office:value="0.0058418649">
            <text:p>0.0058</text:p>
          </table:table-cell>
          <table:table-cell table:style-name="ce7" table:formula="of:=SQRT([.E23]^2+[.F23]^2+[.G23]^2+[.H23]^2+[.I23]^2+[.M23]^2+[.N23]^2+[.O23]^2+[.P23]^2)" office:value-type="float" office:value="0.00377419514598808">
            <text:p>0.0038</text:p>
          </table:table-cell>
          <table:table-cell table:style-name="ce7" table:formula="of:=0.1*[.R23]" office:value-type="float" office:value="0.000377419514598808">
            <text:p>0.0004</text:p>
          </table:table-cell>
          <table:table-cell table:style-name="ce9" table:formula="of:=[.R23]/[.Q23]" office:value-type="float" office:value="0.646059984370416">
            <text:p>0.65</text:p>
          </table:table-cell>
          <table:table-cell table:style-name="ce13" table:formula="of:=SQRT([.C23]^2+[.R23]^2)" office:value-type="float" office:value="0.00695499349459451">
            <text:p>0.007</text:p>
          </table:table-cell>
          <table:table-cell/>
        </table:table-row>
        <table:table-row table:style-name="ro1">
          <table:table-cell office:value-type="string">
            <text:p>f_S_bin4</text:p>
          </table:table-cell>
          <table:table-cell table:style-name="ce6" office:value-type="float" office:value="0.048167816">
            <text:p>0.048</text:p>
          </table:table-cell>
          <table:table-cell table:style-name="ce10" office:value-type="float" office:value="0.015470382">
            <text:p>0.015</text:p>
          </table:table-cell>
          <table:table-cell table:formula="of:=0.05*[.C24]" office:value-type="float" office:value="0.0007735191">
            <text:p>0.0008</text:p>
          </table:table-cell>
          <table:table-cell table:style-name="ce19" office:value-type="float" office:value="0.00029">
            <text:p>0.0003</text:p>
          </table:table-cell>
          <table:table-cell table:style-name="ce19" office:value-type="float" office:value="0.00037">
            <text:p>0.0004</text:p>
          </table:table-cell>
          <table:table-cell table:style-name="ce19" office:value-type="float" office:value="0.0213">
            <text:p>0.0213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2">
            <text:p>0.0002</text:p>
          </table:table-cell>
          <table:table-cell table:style-name="ce11" office:value-type="float" office:value="0.00072">
            <text:p>0.0007</text:p>
          </table:table-cell>
          <table:table-cell table:style-name="ce7" table:formula="of:=[.C24]" office:value-type="float" office:value="0.015470382">
            <text:p>0.0155</text:p>
          </table:table-cell>
          <table:table-cell table:style-name="ce7" table:formula="of:=SQRT([.E24]^2+[.F24]^2+[.G24]^2+[.H24]^2+[.I24]^2+[.M24]^2+[.N24]^2+[.O24]^2+[.P24]^2)" office:value-type="float" office:value="0.0218436713031487">
            <text:p>0.0218</text:p>
          </table:table-cell>
          <table:table-cell table:style-name="ce7" table:formula="of:=0.1*[.R24]" office:value-type="float" office:value="0.00218436713031487">
            <text:p>0.0022</text:p>
          </table:table-cell>
          <table:table-cell table:style-name="ce9" table:formula="of:=[.R24]/[.Q24]" office:value-type="float" office:value="1.41196715783415">
            <text:p>1.41</text:p>
          </table:table-cell>
          <table:table-cell table:style-name="ce13" table:formula="of:=SQRT([.C24]^2+[.R24]^2)" office:value-type="float" office:value="0.0267671196662234">
            <text:p>0.027</text:p>
          </table:table-cell>
          <table:table-cell/>
        </table:table-row>
        <table:table-row table:style-name="ro1">
          <table:table-cell office:value-type="string">
            <text:p>f_S_bin5</text:p>
          </table:table-cell>
          <table:table-cell table:style-name="ce6" office:value-type="float" office:value="0.1920606">
            <text:p>0.192</text:p>
          </table:table-cell>
          <table:table-cell table:style-name="ce10" office:value-type="float" office:value="0.025481597">
            <text:p>0.025</text:p>
          </table:table-cell>
          <table:table-cell table:formula="of:=0.05*[.C25]" office:value-type="float" office:value="0.00127407985">
            <text:p>0.0013</text:p>
          </table:table-cell>
          <table:table-cell table:style-name="ce19" office:value-type="float" office:value="0.0048">
            <text:p>0.0048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15">
            <text:p>0.0215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9">
            <text:p>0.0009</text:p>
          </table:table-cell>
          <table:table-cell table:style-name="ce11" office:value-type="float" office:value="0.002">
            <text:p>0.0020</text:p>
          </table:table-cell>
          <table:table-cell table:style-name="ce7" table:formula="of:=[.C25]" office:value-type="float" office:value="0.025481597">
            <text:p>0.0255</text:p>
          </table:table-cell>
          <table:table-cell table:style-name="ce7" table:formula="of:=SQRT([.E25]^2+[.F25]^2+[.G25]^2+[.H25]^2+[.I25]^2+[.M25]^2+[.N25]^2+[.O25]^2+[.P25]^2)" office:value-type="float" office:value="0.0223411380417382">
            <text:p>0.0223</text:p>
          </table:table-cell>
          <table:table-cell table:style-name="ce7" table:formula="of:=0.1*[.R25]" office:value-type="float" office:value="0.00223411380417382">
            <text:p>0.0022</text:p>
          </table:table-cell>
          <table:table-cell table:style-name="ce9" table:formula="of:=[.R25]/[.Q25]" office:value-type="float" office:value="0.876755803089506">
            <text:p>0.88</text:p>
          </table:table-cell>
          <table:table-cell table:style-name="ce13" table:formula="of:=SQRT([.C25]^2+[.R25]^2)" office:value-type="float" office:value="0.0338886151188037">
            <text:p>0.03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566912">
            <text:p>3.26</text:p>
          </table:table-cell>
          <table:table-cell table:style-name="ce9" office:value-type="float" office:value="0.12419349">
            <text:p>0.12</text:p>
          </table:table-cell>
          <table:table-cell table:style-name="ce13" table:formula="of:=0.05*[.C27]" office:value-type="float" office:value="0.0062096745">
            <text:p>0.006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18">
            <text:p>0.002</text:p>
          </table:table-cell>
          <table:table-cell table:style-name="ce17" office:value-type="float" office:value="0.05">
            <text:p>0.050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16227766016838">
            <text:p>0.003</text:p>
          </table:table-cell>
          <table:table-cell table:style-name="ce25" office:value-type="float" office:value="0.00384">
            <text:p>0.004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9">
            <text:p>0.009</text:p>
          </table:table-cell>
          <table:table-cell table:style-name="ce13" office:value-type="float" office:value="0.0047">
            <text:p>0.005</text:p>
          </table:table-cell>
          <table:table-cell table:style-name="ce10" table:formula="of:=[.C27]" office:value-type="float" office:value="0.12419349">
            <text:p>0.124</text:p>
          </table:table-cell>
          <table:table-cell table:style-name="ce10" table:formula="of:=SQRT([.E27]^2+[.F27]^2+[.G27]^2+[.H27]^2+[.I27]^2+[.M27]^2+[.N27]^2+[.O27]^2+[.P27]^2)" office:value-type="float" office:value="0.06927237255934">
            <text:p>0.069</text:p>
          </table:table-cell>
          <table:table-cell table:style-name="ce10" table:formula="of:=0.1*[.R27]" office:value-type="float" office:value="0.006927237255934">
            <text:p>0.007</text:p>
          </table:table-cell>
          <table:table-cell table:style-name="ce9" table:formula="of:=[.R27]/[.Q27]" office:value-type="float" office:value="0.557777807511005">
            <text:p>0.56</text:p>
          </table:table-cell>
          <table:table-cell table:style-name="ce14" table:formula="of:=SQRT([.C27]^2+[.R27]^2)" office:value-type="float" office:value="0.142206485641057">
            <text:p>0.14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985724">
            <text:p>3.10</text:p>
          </table:table-cell>
          <table:table-cell table:style-name="ce9" office:value-type="float" office:value="0.14397783">
            <text:p>0.14</text:p>
          </table:table-cell>
          <table:table-cell table:style-name="ce13" table:formula="of:=0.05*[.C28]" office:value-type="float" office:value="0.0071988915">
            <text:p>0.007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52">
            <text:p>0.052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28]^2+[.I28]^2)" office:value-type="float" office:value="0.0053851648071345">
            <text:p>0.005</text:p>
          </table:table-cell>
          <table:table-cell table:style-name="ce25" office:value-type="float" office:value="0.00274">
            <text:p>0.003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13">
            <text:p>0.013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12">
            <text:p>0.012</text:p>
          </table:table-cell>
          <table:table-cell table:style-name="ce10" table:formula="of:=[.C28]" office:value-type="float" office:value="0.14397783">
            <text:p>0.144</text:p>
          </table:table-cell>
          <table:table-cell table:style-name="ce10" table:formula="of:=SQRT([.E28]^2+[.F28]^2+[.G28]^2+[.H28]^2+[.I28]^2+[.M28]^2+[.N28]^2+[.O28]^2+[.P28]^2)" office:value-type="float" office:value="0.0620313315994426">
            <text:p>0.062</text:p>
          </table:table-cell>
          <table:table-cell table:style-name="ce10" table:formula="of:=0.1*[.R28]" office:value-type="float" office:value="0.00620313315994426">
            <text:p>0.006</text:p>
          </table:table-cell>
          <table:table-cell table:style-name="ce9" table:formula="of:=[.R28]/[.Q28]" office:value-type="float" office:value="0.43083946743358">
            <text:p>0.43</text:p>
          </table:table-cell>
          <table:table-cell table:style-name="ce14" table:formula="of:=SQRT([.C28]^2+[.R28]^2)" office:value-type="float" office:value="0.15677213282822">
            <text:p>0.1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4325621">
            <text:p>0.84</text:p>
          </table:table-cell>
          <table:table-cell table:style-name="ce9" office:value-type="float" office:value="0.19890416">
            <text:p>0.20</text:p>
          </table:table-cell>
          <table:table-cell table:style-name="ce13" table:formula="of:=0.05*[.C30]" office:value-type="float" office:value="0.009945208">
            <text:p>0.010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45">
            <text:p>0.005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44">
            <text:p>0.004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42">
            <text:p>0.042</text:p>
          </table:table-cell>
          <table:table-cell table:style-name="ce10" table:formula="of:=[.C30]" office:value-type="float" office:value="0.19890416">
            <text:p>0.199</text:p>
          </table:table-cell>
          <table:table-cell table:style-name="ce10" table:formula="of:=SQRT([.E30]^2+[.F30]^2+[.G30]^2+[.H30]^2+[.I30]^2+[.M30]^2+[.N30]^2+[.O30]^2+[.P30]^2)" office:value-type="float" office:value="0.329621013438161">
            <text:p>0.330</text:p>
          </table:table-cell>
          <table:table-cell table:style-name="ce10" table:formula="of:=0.1*[.R30]" office:value-type="float" office:value="0.0329621013438161">
            <text:p>0.033</text:p>
          </table:table-cell>
          <table:table-cell table:style-name="ce9" table:formula="of:=[.R30]/[.Q30]" office:value-type="float" office:value="1.65718511587772">
            <text:p>1.66</text:p>
          </table:table-cell>
          <table:table-cell table:style-name="ce14" table:formula="of:=SQRT([.C30]^2+[.R30]^2)" office:value-type="float" office:value="0.384984255996665">
            <text:p>0.38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474163">
            <text:p>2.15</text:p>
          </table:table-cell>
          <table:table-cell table:style-name="ce9" office:value-type="float" office:value="0.28115808">
            <text:p>0.28</text:p>
          </table:table-cell>
          <table:table-cell table:style-name="ce13" table:formula="of:=0.05*[.C31]" office:value-type="float" office:value="0.014057904">
            <text:p>0.014</text:p>
          </table:table-cell>
          <table:table-cell table:style-name="ce17" office:value-type="float" office:value="0.037">
            <text:p>0.037</text:p>
          </table:table-cell>
          <table:table-cell table:style-name="ce17" office:value-type="float" office:value="0.0035">
            <text:p>0.004</text:p>
          </table:table-cell>
          <table:table-cell table:style-name="ce17" office:value-type="float" office:value="0.359">
            <text:p>0.359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21">
            <text:p>0.021</text:p>
          </table:table-cell>
          <table:table-cell table:style-name="ce13" office:value-type="float" office:value="0.027">
            <text:p>0.027</text:p>
          </table:table-cell>
          <table:table-cell table:style-name="ce10" table:formula="of:=[.C31]" office:value-type="float" office:value="0.28115808">
            <text:p>0.281</text:p>
          </table:table-cell>
          <table:table-cell table:style-name="ce10" table:formula="of:=SQRT([.E31]^2+[.F31]^2+[.G31]^2+[.H31]^2+[.I31]^2+[.M31]^2+[.N31]^2+[.O31]^2+[.P31]^2)" office:value-type="float" office:value="0.36449453507563">
            <text:p>0.364</text:p>
          </table:table-cell>
          <table:table-cell table:style-name="ce10" table:formula="of:=0.1*[.R31]" office:value-type="float" office:value="0.036449453507563">
            <text:p>0.036</text:p>
          </table:table-cell>
          <table:table-cell table:style-name="ce9" table:formula="of:=[.R31]/[.Q31]" office:value-type="float" office:value="1.29640426864357">
            <text:p>1.30</text:p>
          </table:table-cell>
          <table:table-cell table:style-name="ce14" table:formula="of:=SQRT([.C31]^2+[.R31]^2)" office:value-type="float" office:value="0.460332631962244">
            <text:p>0.46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48307438">
            <text:p>0.48</text:p>
          </table:table-cell>
          <table:table-cell table:style-name="ce9" office:value-type="float" office:value="0.22321422">
            <text:p>0.22</text:p>
          </table:table-cell>
          <table:table-cell table:style-name="ce13" table:formula="of:=0.05*[.C32]" office:value-type="float" office:value="0.011160711">
            <text:p>0.011</text:p>
          </table:table-cell>
          <table:table-cell table:style-name="ce17" office:value-type="float" office:value="0.012">
            <text:p>0.012</text:p>
          </table:table-cell>
          <table:table-cell table:style-name="ce17" office:value-type="float" office:value="0.0005">
            <text:p>0.001</text:p>
          </table:table-cell>
          <table:table-cell table:style-name="ce17" office:value-type="float" office:value="0.203">
            <text:p>0.20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2">
            <text:p>0.022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35">
            <text:p>0.004</text:p>
          </table:table-cell>
          <table:table-cell table:style-name="ce10" table:formula="of:=[.C32]" office:value-type="float" office:value="0.22321422">
            <text:p>0.223</text:p>
          </table:table-cell>
          <table:table-cell table:style-name="ce10" table:formula="of:=SQRT([.E32]^2+[.F32]^2+[.G32]^2+[.H32]^2+[.I32]^2+[.M32]^2+[.N32]^2+[.O32]^2+[.P32]^2)" office:value-type="float" office:value="0.206345650790124">
            <text:p>0.206</text:p>
          </table:table-cell>
          <table:table-cell table:style-name="ce10" table:formula="of:=0.1*[.R32]" office:value-type="float" office:value="0.0206345650790124">
            <text:p>0.021</text:p>
          </table:table-cell>
          <table:table-cell table:style-name="ce9" table:formula="of:=[.R32]/[.Q32]" office:value-type="float" office:value="0.924428787691593">
            <text:p>0.92</text:p>
          </table:table-cell>
          <table:table-cell table:style-name="ce14" table:formula="of:=SQRT([.C32]^2+[.R32]^2)" office:value-type="float" office:value="0.303978807830757">
            <text:p>0.30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36423486">
            <text:p>-0.36</text:p>
          </table:table-cell>
          <table:table-cell table:style-name="ce9" office:value-type="float" office:value="0.18209955">
            <text:p>0.18</text:p>
          </table:table-cell>
          <table:table-cell table:style-name="ce13" table:formula="of:=0.05*[.C33]" office:value-type="float" office:value="0.0091049775">
            <text:p>0.009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85">
            <text:p>0.001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77">
            <text:p>0.008</text:p>
          </table:table-cell>
          <table:table-cell table:style-name="ce10" table:formula="of:=[.C33]" office:value-type="float" office:value="0.18209955">
            <text:p>0.182</text:p>
          </table:table-cell>
          <table:table-cell table:style-name="ce10" table:formula="of:=SQRT([.E33]^2+[.F33]^2+[.G33]^2+[.H33]^2+[.I33]^2+[.M33]^2+[.N33]^2+[.O33]^2+[.P33]^2)" office:value-type="float" office:value="0.100271057140134">
            <text:p>0.100</text:p>
          </table:table-cell>
          <table:table-cell table:style-name="ce10" table:formula="of:=0.1*[.R33]" office:value-type="float" office:value="0.0100271057140134">
            <text:p>0.010</text:p>
          </table:table-cell>
          <table:table-cell table:style-name="ce9" table:formula="of:=[.R33]/[.Q33]" office:value-type="float" office:value="0.550638687136426">
            <text:p>0.55</text:p>
          </table:table-cell>
          <table:table-cell table:style-name="ce14" table:formula="of:=SQRT([.C33]^2+[.R33]^2)" office:value-type="float" office:value="0.207881050146959">
            <text:p>0.21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59232652">
            <text:p>-0.59</text:p>
          </table:table-cell>
          <table:table-cell table:style-name="ce9" office:value-type="float" office:value="0.15584436">
            <text:p>0.16</text:p>
          </table:table-cell>
          <table:table-cell table:style-name="ce13" table:formula="of:=0.05*[.C34]" office:value-type="float" office:value="0.007792218">
            <text:p>0.008</text:p>
          </table:table-cell>
          <table:table-cell table:style-name="ce17" office:value-type="float" office:value="0.022">
            <text:p>0.02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203">
            <text:p>0.203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1">
            <text:p>0.010</text:p>
          </table:table-cell>
          <table:table-cell table:style-name="ce10" table:formula="of:=[.C34]" office:value-type="float" office:value="0.15584436">
            <text:p>0.156</text:p>
          </table:table-cell>
          <table:table-cell table:style-name="ce10" table:formula="of:=SQRT([.E34]^2+[.F34]^2+[.G34]^2+[.H34]^2+[.I34]^2+[.M34]^2+[.N34]^2+[.O34]^2+[.P34]^2)" office:value-type="float" office:value="0.205743223703723">
            <text:p>0.206</text:p>
          </table:table-cell>
          <table:table-cell table:style-name="ce10" table:formula="of:=0.1*[.R34]" office:value-type="float" office:value="0.0205743223703723">
            <text:p>0.021</text:p>
          </table:table-cell>
          <table:table-cell table:style-name="ce9" table:formula="of:=[.R34]/[.Q34]" office:value-type="float" office:value="1.32018395599124">
            <text:p>1.32</text:p>
          </table:table-cell>
          <table:table-cell table:style-name="ce14" table:formula="of:=SQRT([.C34]^2+[.R34]^2)" office:value-type="float" office:value="0.258104123647433">
            <text:p>0.26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812342">
            <text:p>-0.91</text:p>
          </table:table-cell>
          <table:table-cell table:style-name="ce9" office:value-type="float" office:value="0.14030076">
            <text:p>0.14</text:p>
          </table:table-cell>
          <table:table-cell table:style-name="ce13" table:formula="of:=0.05*[.C35]" office:value-type="float" office:value="0.007015038">
            <text:p>0.007</text:p>
          </table:table-cell>
          <table:table-cell table:style-name="ce17" office:value-type="float" office:value="0.0059">
            <text:p>0.006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59">
            <text:p>0.059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65">
            <text:p>0.007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59">
            <text:p>0.059</text:p>
          </table:table-cell>
          <table:table-cell table:style-name="ce10" table:formula="of:=[.C35]" office:value-type="float" office:value="0.14030076">
            <text:p>0.140</text:p>
          </table:table-cell>
          <table:table-cell table:style-name="ce10" table:formula="of:=SQRT([.E35]^2+[.F35]^2+[.G35]^2+[.H35]^2+[.I35]^2+[.M35]^2+[.N35]^2+[.O35]^2+[.P35]^2)" office:value-type="float" office:value="0.0857258659915431">
            <text:p>0.086</text:p>
          </table:table-cell>
          <table:table-cell table:style-name="ce10" table:formula="of:=0.1*[.R35]" office:value-type="float" office:value="0.00857258659915431">
            <text:p>0.009</text:p>
          </table:table-cell>
          <table:table-cell table:style-name="ce9" table:formula="of:=[.R35]/[.Q35]" office:value-type="float" office:value="0.61101497947369">
            <text:p>0.61</text:p>
          </table:table-cell>
          <table:table-cell table:style-name="ce14" table:formula="of:=SQRT([.C35]^2+[.R35]^2)" office:value-type="float" office:value="0.164417843790075">
            <text:p>0.16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polar. dep.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default-cell-style-name="ce34"/>
        <table:table-column table:style-name="co2" table:number-columns-repeated="3" table:default-cell-style-name="Default"/>
        <table:table-column table:style-name="co2" table:number-columns-repeated="2" table:default-cell-style-name="ce28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5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B_c</text:p>
          </table:table-cell>
          <table:table-cell office:value-type="string">
            <text:p>length scale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.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35" office:value-type="string">
            <text:p>acc. model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16" table:number-columns-repeated="2"/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41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Av</text:p>
          </table:table-cell>
          <table:table-cell table:style-name="ce5" office:value-type="float" office:value="-0.04668364">
            <text:p>-0.05</text:p>
          </table:table-cell>
          <table:table-cell table:style-name="ce9" office:value-type="float" office:value="0.050934831">
            <text:p>0.05</text:p>
          </table:table-cell>
          <table:table-cell table:style-name="ce13" table:formula="of:=0.05*[.C3]" office:value-type="float" office:value="0.00254674155">
            <text:p>0.003</text:p>
          </table:table-cell>
          <table:table-cell table:style-name="ce17" office:value-type="float" office:value="0.0029">
            <text:p>0.003</text:p>
          </table:table-cell>
          <table:table-cell table:style-name="ce17" office:value-type="float" office:value="0.00023">
            <text:p>0.000</text:p>
          </table:table-cell>
          <table:table-cell table:style-name="ce17" office:value-type="float" office:value="0.0031">
            <text:p>0.00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7">
            <text:p>0.002</text:p>
          </table:table-cell>
          <table:table-cell table:style-name="ce22" table:formula="of:=SQRT([.H3]^2+[.I3]^2)" office:value-type="float" office:value="0.00262488094968134">
            <text:p>0.003</text:p>
          </table:table-cell>
          <table:table-cell table:style-name="ce25" office:value-type="float" office:value="0.00116">
            <text:p>0.001</text:p>
          </table:table-cell>
          <table:table-cell table:style-name="ce25"/>
          <table:table-cell table:style-name="ce36" office:value-type="float" office:value="0.0001">
            <text:p>0.000</text:p>
          </table:table-cell>
          <table:table-cell table:style-name="ce17" office:value-type="float" office:value="0.00378">
            <text:p>0.004</text:p>
          </table:table-cell>
          <table:table-cell table:style-name="ce17" office:value-type="float" office:value="0.0024">
            <text:p>0.002</text:p>
          </table:table-cell>
          <table:table-cell table:style-name="ce17" office:value-type="float" office:value="0.0001">
            <text:p>0.000</text:p>
          </table:table-cell>
          <table:table-cell table:style-name="ce10" office:value-type="float" office:value="0.00021">
            <text:p>0.000</text:p>
          </table:table-cell>
          <table:table-cell table:style-name="ce10"/>
          <table:table-cell table:style-name="ce13"/>
          <table:table-cell table:style-name="ce10" table:formula="of:=[.C3]" office:value-type="float" office:value="0.050934831">
            <text:p>0.051</text:p>
          </table:table-cell>
          <table:table-cell table:style-name="ce10" table:formula="of:=SQRT([.E3]^2+[.F3]^2+[.G3]^2+[.H3]^2+[.I3]^2+[.M3]^2+[.N3]^2+[.O3]^2+[.P3]^2+[.Q3]^2)" office:value-type="float" office:value="0.00671382156450408">
            <text:p>0.007</text:p>
          </table:table-cell>
          <table:table-cell table:style-name="ce10" table:formula="of:=0.1*[.U3]" office:value-type="float" office:value="0.000671382156450408">
            <text:p>0.001</text:p>
          </table:table-cell>
          <table:table-cell table:style-name="ce9" table:formula="of:=[.U3]/[.T3]" office:value-type="float" office:value="0.131811992553859">
            <text:p>0.13</text:p>
          </table:table-cell>
          <table:table-cell table:style-name="ce14" table:formula="of:=SQRT([.C3]^2+[.U3]^2)" office:value-type="float" office:value="0.0513754066553109">
            <text:p>0.05</text:p>
          </table:table-cell>
          <table:table-cell/>
        </table:table-row>
        <table:table-row table:style-name="ro1">
          <table:table-cell office:value-type="string">
            <text:p>phiCPRel_Apar</text:p>
          </table:table-cell>
          <table:table-cell table:style-name="ce5" office:value-type="float" office:value="-0.018687815">
            <text:p>-0.02</text:p>
          </table:table-cell>
          <table:table-cell table:style-name="ce9" office:value-type="float" office:value="0.0426021">
            <text:p>0.04</text:p>
          </table:table-cell>
          <table:table-cell table:style-name="ce13" table:formula="of:=0.05*[.C4]" office:value-type="float" office:value="0.002130105">
            <text:p>0.00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014">
            <text:p>0.000</text:p>
          </table:table-cell>
          <table:table-cell table:style-name="ce17" office:value-type="float" office:value="0.0052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8">
            <text:p>0.002</text:p>
          </table:table-cell>
          <table:table-cell table:style-name="ce22" table:formula="of:=SQRT([.H4]^2+[.I4]^2)" office:value-type="float" office:value="0.0018">
            <text:p>0.002</text:p>
          </table:table-cell>
          <table:table-cell table:style-name="ce25" office:value-type="float" office:value="0.0012">
            <text:p>0.001</text:p>
          </table:table-cell>
          <table:table-cell table:style-name="ce25"/>
          <table:table-cell table:style-name="ce36" office:value-type="float" office:value="0.0006">
            <text:p>0.001</text:p>
          </table:table-cell>
          <table:table-cell table:style-name="ce39" table:formula="of:=2*[.O4]" office:value-type="float" office:value="0.014">
            <text:p>0.014</text:p>
          </table:table-cell>
          <table:table-cell table:style-name="ce17" office:value-type="float" office:value="0.007">
            <text:p>0.007</text:p>
          </table:table-cell>
          <table:table-cell table:style-name="ce17" office:value-type="float" office:value="0.0017">
            <text:p>0.002</text:p>
          </table:table-cell>
          <table:table-cell table:style-name="ce10" office:value-type="float" office:value="0.0003">
            <text:p>0.000</text:p>
          </table:table-cell>
          <table:table-cell table:style-name="ce10"/>
          <table:table-cell table:style-name="ce13"/>
          <table:table-cell table:style-name="ce10" table:formula="of:=[.C4]" office:value-type="float" office:value="0.0426021">
            <text:p>0.043</text:p>
          </table:table-cell>
          <table:table-cell table:style-name="ce10" table:formula="of:=SQRT([.E4]^2+[.F4]^2+[.G4]^2+[.H4]^2+[.I4]^2+[.M4]^2+[.N4]^2+[.O4]^2+[.P4]^2+[.Q4]^2)" office:value-type="float" office:value="0.0167287058674603">
            <text:p>0.017</text:p>
          </table:table-cell>
          <table:table-cell table:style-name="ce10" table:formula="of:=0.1*[.U4]" office:value-type="float" office:value="0.00167287058674603">
            <text:p>0.002</text:p>
          </table:table-cell>
          <table:table-cell table:style-name="ce9" table:formula="of:=[.U4]/[.T4]" office:value-type="float" office:value="0.392673268863748">
            <text:p>0.39</text:p>
          </table:table-cell>
          <table:table-cell table:style-name="ce14" table:formula="of:=SQRT([.C4]^2+[.U4]^2)" office:value-type="float" office:value="0.0457688597674227">
            <text:p>0.05</text:p>
          </table:table-cell>
          <table:table-cell table:style-name="ce32"/>
        </table:table-row>
        <table:table-row table:style-name="ro1">
          <table:table-cell office:value-type="string">
            <text:p>phiCPRel_AperpApar</text:p>
          </table:table-cell>
          <table:table-cell table:style-name="ce5" office:value-type="float" office:value="-0.0025701655">
            <text:p>0.00</text:p>
          </table:table-cell>
          <table:table-cell table:style-name="ce9" office:value-type="float" office:value="0.028633872">
            <text:p>0.03</text:p>
          </table:table-cell>
          <table:table-cell table:style-name="ce13" table:formula="of:=0.05*[.C5]" office:value-type="float" office:value="0.0014316936">
            <text:p>0.001</text:p>
          </table:table-cell>
          <table:table-cell table:style-name="ce17" office:value-type="float" office:value="0.00092">
            <text:p>0.001</text:p>
          </table:table-cell>
          <table:table-cell table:style-name="ce17" office:value-type="float" office:value="0.00022">
            <text:p>0.000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4">
            <text:p>0.000</text:p>
          </table:table-cell>
          <table:table-cell table:style-name="ce22" table:formula="of:=SQRT([.H5]^2+[.I5]^2)" office:value-type="float" office:value="0.000565685424949238">
            <text:p>0.001</text:p>
          </table:table-cell>
          <table:table-cell table:style-name="ce25" office:value-type="float" office:value="0.00119">
            <text:p>0.001</text:p>
          </table:table-cell>
          <table:table-cell table:style-name="ce25"/>
          <table:table-cell table:style-name="ce36" office:value-type="float" office:value="0.0002">
            <text:p>0.000</text:p>
          </table:table-cell>
          <table:table-cell table:style-name="ce39" table:formula="of:=2*[.O5]" office:value-type="float" office:value="0.0086">
            <text:p>0.009</text:p>
          </table:table-cell>
          <table:table-cell table:style-name="ce17" office:value-type="float" office:value="0.0043">
            <text:p>0.004</text:p>
          </table:table-cell>
          <table:table-cell table:style-name="ce17" office:value-type="float" office:value="0.0012">
            <text:p>0.001</text:p>
          </table:table-cell>
          <table:table-cell table:style-name="ce10" office:value-type="float" office:value="0.00039">
            <text:p>0.000</text:p>
          </table:table-cell>
          <table:table-cell table:style-name="ce10"/>
          <table:table-cell table:style-name="ce13"/>
          <table:table-cell table:style-name="ce10" table:formula="of:=[.C5]" office:value-type="float" office:value="0.028633872">
            <text:p>0.029</text:p>
          </table:table-cell>
          <table:table-cell table:style-name="ce10" table:formula="of:=SQRT([.E5]^2+[.F5]^2+[.G5]^2+[.H5]^2+[.I5]^2+[.M5]^2+[.N5]^2+[.O5]^2+[.P5]^2+[.Q5]^2)" office:value-type="float" office:value="0.0098618912993401">
            <text:p>0.010</text:p>
          </table:table-cell>
          <table:table-cell table:style-name="ce10" table:formula="of:=0.1*[.U5]" office:value-type="float" office:value="0.00098618912993401">
            <text:p>0.001</text:p>
          </table:table-cell>
          <table:table-cell table:style-name="ce9" table:formula="of:=[.U5]/[.T5]" office:value-type="float" office:value="0.344413472943516">
            <text:p>0.34</text:p>
          </table:table-cell>
          <table:table-cell table:style-name="ce13" table:formula="of:=SQRT([.C5]^2+[.U5]^2)" office:value-type="float" office:value="0.0302845757063292">
            <text:p>0.030</text:p>
          </table:table-cell>
          <table:table-cell/>
        </table:table-row>
        <table:table-row table:style-name="ro1">
          <table:table-cell office:value-type="string">
            <text:p>phiCPRel_AS</text:p>
          </table:table-cell>
          <table:table-cell table:style-name="ce5" office:value-type="float" office:value="0.014473037">
            <text:p>0.01</text:p>
          </table:table-cell>
          <table:table-cell table:style-name="ce9" office:value-type="float" office:value="0.062250957">
            <text:p>0.06</text:p>
          </table:table-cell>
          <table:table-cell table:style-name="ce13" table:formula="of:=0.05*[.C6]" office:value-type="float" office:value="0.00311254785">
            <text:p>0.003</text:p>
          </table:table-cell>
          <table:table-cell table:style-name="ce17" office:value-type="float" office:value="0.0085">
            <text:p>0.009</text:p>
          </table:table-cell>
          <table:table-cell table:style-name="ce17" office:value-type="float" office:value="0.00064">
            <text:p>0.001</text:p>
          </table:table-cell>
          <table:table-cell table:style-name="ce17" office:value-type="float" office:value="0.0162">
            <text:p>0.016</text:p>
          </table:table-cell>
          <table:table-cell table:style-name="ce17" office:value-type="float" office:value="0.0007">
            <text:p>0.001</text:p>
          </table:table-cell>
          <table:table-cell table:style-name="ce17" office:value-type="float" office:value="0.0013">
            <text:p>0.001</text:p>
          </table:table-cell>
          <table:table-cell table:style-name="ce22" table:formula="of:=SQRT([.H6]^2+[.I6]^2)" office:value-type="float" office:value="0.00147648230602334">
            <text:p>0.001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08">
            <text:p>0.001</text:p>
          </table:table-cell>
          <table:table-cell table:style-name="ce39" table:formula="of:=2*[.O6]" office:value-type="float" office:value="0.0074">
            <text:p>0.007</text:p>
          </table:table-cell>
          <table:table-cell table:style-name="ce17" office:value-type="float" office:value="0.0037">
            <text:p>0.004</text:p>
          </table:table-cell>
          <table:table-cell table:style-name="ce17" office:value-type="float" office:value="0.0073">
            <text:p>0.007</text:p>
          </table:table-cell>
          <table:table-cell table:style-name="ce10" office:value-type="float" office:value="0.0061">
            <text:p>0.006</text:p>
          </table:table-cell>
          <table:table-cell table:style-name="ce10"/>
          <table:table-cell table:style-name="ce13"/>
          <table:table-cell table:style-name="ce10" table:formula="of:=[.C6]" office:value-type="float" office:value="0.062250957">
            <text:p>0.062</text:p>
          </table:table-cell>
          <table:table-cell table:style-name="ce10" table:formula="of:=SQRT([.E6]^2+[.F6]^2+[.G6]^2+[.H6]^2+[.I6]^2+[.M6]^2+[.N6]^2+[.O6]^2+[.P6]^2+[.Q6]^2)" office:value-type="float" office:value="0.0222905719980444">
            <text:p>0.022</text:p>
          </table:table-cell>
          <table:table-cell table:style-name="ce10" table:formula="of:=0.1*[.U6]" office:value-type="float" office:value="0.00222905719980444">
            <text:p>0.002</text:p>
          </table:table-cell>
          <table:table-cell table:style-name="ce9" table:formula="of:=[.U6]/[.T6]" office:value-type="float" office:value="0.358075973001417">
            <text:p>0.36</text:p>
          </table:table-cell>
          <table:table-cell table:style-name="ce14" table:formula="of:=SQRT([.C6]^2+[.U6]^2)" office:value-type="float" office:value="0.0661214885450702">
            <text:p>0.07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17" table:number-columns-repeated="5"/>
          <table:table-cell table:style-name="ce22"/>
          <table:table-cell table:style-name="ce25" table:number-columns-repeated="2"/>
          <table:table-cell table:style-name="ce36"/>
          <table:table-cell table:style-name="ce39"/>
          <table:table-cell table:style-name="ce17" table:number-columns-repeated="2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CCPAv</text:p>
          </table:table-cell>
          <table:table-cell table:style-name="ce5" office:value-type="float" office:value="-0.0064296174">
            <text:p>-0.01</text:p>
          </table:table-cell>
          <table:table-cell table:style-name="ce9" office:value-type="float" office:value="0.038634327">
            <text:p>0.04</text:p>
          </table:table-cell>
          <table:table-cell table:style-name="ce13" table:formula="of:=0.05*[.C8]" office:value-type="float" office:value="0.00193171635">
            <text:p>0.00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02">
            <text:p>0.000</text:p>
          </table:table-cell>
          <table:table-cell table:style-name="ce17" office:value-type="float" office:value="0.0012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7" office:value-type="float" office:value="0.0015">
            <text:p>0.002</text:p>
          </table:table-cell>
          <table:table-cell table:style-name="ce22" table:formula="of:=SQRT([.H8]^2+[.I8]^2)" office:value-type="float" office:value="0.00161554944214035">
            <text:p>0.002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14">
            <text:p>0.001</text:p>
          </table:table-cell>
          <table:table-cell table:style-name="ce39" table:formula="of:=[.N3]" office:value-type="float" office:value="0.00378">
            <text:p>0.004</text:p>
          </table:table-cell>
          <table:table-cell table:style-name="ce17" office:value-type="float" office:value="0.0008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0" office:value-type="float" office:value="0.00026">
            <text:p>0.000</text:p>
          </table:table-cell>
          <table:table-cell table:style-name="ce10"/>
          <table:table-cell table:style-name="ce13"/>
          <table:table-cell table:style-name="ce10" table:formula="of:=[.C8]" office:value-type="float" office:value="0.038634327">
            <text:p>0.039</text:p>
          </table:table-cell>
          <table:table-cell table:style-name="ce10" table:formula="of:=SQRT([.E8]^2+[.F8]^2+[.G8]^2+[.H8]^2+[.I8]^2+[.M8]^2+[.N8]^2+[.O8]^2+[.P8]^2+[.Q8]^2)" office:value-type="float" office:value="0.00475562824451197">
            <text:p>0.005</text:p>
          </table:table-cell>
          <table:table-cell table:style-name="ce10" table:formula="of:=0.1*[.U8]" office:value-type="float" office:value="0.000475562824451197">
            <text:p>0.000</text:p>
          </table:table-cell>
          <table:table-cell table:style-name="ce9" table:formula="of:=[.U8]/[.T8]" office:value-type="float" office:value="0.123093337293334">
            <text:p>0.12</text:p>
          </table:table-cell>
          <table:table-cell table:style-name="ce14" table:formula="of:=SQRT([.C8]^2+[.U8]^2)" office:value-type="float" office:value="0.0389259196775481">
            <text:p>0.04</text:p>
          </table:table-cell>
          <table:table-cell/>
        </table:table-row>
        <table:table-row table:style-name="ro1">
          <table:table-cell office:value-type="string">
            <text:p>CCPRel_Apar</text:p>
          </table:table-cell>
          <table:table-cell table:style-name="ce5" office:value-type="float" office:value="-0.024769215">
            <text:p>-0.02</text:p>
          </table:table-cell>
          <table:table-cell table:style-name="ce9" office:value-type="float" office:value="0.12173196">
            <text:p>0.12</text:p>
          </table:table-cell>
          <table:table-cell table:style-name="ce13" table:formula="of:=0.05*[.C9]" office:value-type="float" office:value="0.006086598">
            <text:p>0.006</text:p>
          </table:table-cell>
          <table:table-cell table:style-name="ce17" office:value-type="float" office:value="0.0076">
            <text:p>0.008</text:p>
          </table:table-cell>
          <table:table-cell table:style-name="ce17" office:value-type="float" office:value="0.00066">
            <text:p>0.001</text:p>
          </table:table-cell>
          <table:table-cell table:style-name="ce17" office:value-type="float" office:value="0.042">
            <text:p>0.04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6">
            <text:p>0.006</text:p>
          </table:table-cell>
          <table:table-cell table:style-name="ce22" table:formula="of:=SQRT([.H9]^2+[.I9]^2)" office:value-type="float" office:value="0.006">
            <text:p>0.006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5">
            <text:p>0.005</text:p>
          </table:table-cell>
          <table:table-cell table:style-name="ce39" table:formula="of:=2*[.O9]" office:value-type="float" office:value="0.03">
            <text:p>0.030</text:p>
          </table:table-cell>
          <table:table-cell table:style-name="ce17" office:value-type="float" office:value="0.015">
            <text:p>0.015</text:p>
          </table:table-cell>
          <table:table-cell table:style-name="ce17" office:value-type="float" office:value="0.003">
            <text:p>0.003</text:p>
          </table:table-cell>
          <table:table-cell table:style-name="ce10" office:value-type="float" office:value="0.0018">
            <text:p>0.002</text:p>
          </table:table-cell>
          <table:table-cell table:style-name="ce10"/>
          <table:table-cell table:style-name="ce13"/>
          <table:table-cell table:style-name="ce10" table:formula="of:=[.C9]" office:value-type="float" office:value="0.12173196">
            <text:p>0.122</text:p>
          </table:table-cell>
          <table:table-cell table:style-name="ce10" table:formula="of:=SQRT([.E9]^2+[.F9]^2+[.G9]^2+[.H9]^2+[.I9]^2+[.M9]^2+[.N9]^2+[.O9]^2+[.P9]^2+[.Q9]^2)" office:value-type="float" office:value="0.0549584897900224">
            <text:p>0.055</text:p>
          </table:table-cell>
          <table:table-cell table:style-name="ce10" table:formula="of:=0.1*[.U9]" office:value-type="float" office:value="0.00549584897900224">
            <text:p>0.005</text:p>
          </table:table-cell>
          <table:table-cell table:style-name="ce9" table:formula="of:=[.U9]/[.T9]" office:value-type="float" office:value="0.45147132922219">
            <text:p>0.45</text:p>
          </table:table-cell>
          <table:table-cell table:style-name="ce14" table:formula="of:=SQRT([.C9]^2+[.U9]^2)" office:value-type="float" office:value="0.133563114988539">
            <text:p>0.13</text:p>
          </table:table-cell>
          <table:table-cell/>
        </table:table-row>
        <table:table-row table:style-name="ro1">
          <table:table-cell office:value-type="string">
            <text:p>CCPRel_Aperp</text:p>
          </table:table-cell>
          <table:table-cell table:style-name="ce5" office:value-type="float" office:value="0.043472429">
            <text:p>0.04</text:p>
          </table:table-cell>
          <table:table-cell table:style-name="ce9" office:value-type="float" office:value="0.16238798">
            <text:p>0.16</text:p>
          </table:table-cell>
          <table:table-cell table:style-name="ce13" table:formula="of:=0.05*[.C10]" office:value-type="float" office:value="0.008119399">
            <text:p>0.008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0075">
            <text:p>0.001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3">
            <text:p>0.003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10]^2+[.I10]^2)" office:value-type="float" office:value="0.005">
            <text:p>0.005</text:p>
          </table:table-cell>
          <table:table-cell table:style-name="ce25" office:value-type="float" office:value="0.0031">
            <text:p>0.003</text:p>
          </table:table-cell>
          <table:table-cell table:style-name="ce25"/>
          <table:table-cell table:style-name="ce36" office:value-type="float" office:value="0">
            <text:p>0.000</text:p>
          </table:table-cell>
          <table:table-cell table:style-name="ce39" table:formula="of:=2*[.O10]" office:value-type="float" office:value="0.0112">
            <text:p>0.011</text:p>
          </table:table-cell>
          <table:table-cell table:style-name="ce17" office:value-type="float" office:value="0.0056">
            <text:p>0.006</text:p>
          </table:table-cell>
          <table:table-cell table:style-name="ce17" office:value-type="float" office:value="0.001">
            <text:p>0.001</text:p>
          </table:table-cell>
          <table:table-cell table:style-name="ce10" office:value-type="float" office:value="0.0029">
            <text:p>0.003</text:p>
          </table:table-cell>
          <table:table-cell table:style-name="ce10"/>
          <table:table-cell table:style-name="ce13"/>
          <table:table-cell table:style-name="ce10" table:formula="of:=[.C10]" office:value-type="float" office:value="0.16238798">
            <text:p>0.162</text:p>
          </table:table-cell>
          <table:table-cell table:style-name="ce10" table:formula="of:=SQRT([.E10]^2+[.F10]^2+[.G10]^2+[.H10]^2+[.I10]^2+[.M10]^2+[.N10]^2+[.O10]^2+[.P10]^2+[.Q10]^2)" office:value-type="float" office:value="0.0181544071784236">
            <text:p>0.018</text:p>
          </table:table-cell>
          <table:table-cell table:style-name="ce10" table:formula="of:=0.1*[.U10]" office:value-type="float" office:value="0.00181544071784236">
            <text:p>0.002</text:p>
          </table:table-cell>
          <table:table-cell table:style-name="ce9" table:formula="of:=[.U10]/[.T10]" office:value-type="float" office:value="0.111796496134896">
            <text:p>0.11</text:p>
          </table:table-cell>
          <table:table-cell table:style-name="ce14" table:formula="of:=SQRT([.C10]^2+[.U10]^2)" office:value-type="float" office:value="0.163399628360901">
            <text:p>0.16</text:p>
          </table:table-cell>
          <table:table-cell/>
        </table:table-row>
        <table:table-row table:style-name="ro1">
          <table:table-cell office:value-type="string">
            <text:p>CCPAv_AS</text:p>
          </table:table-cell>
          <table:table-cell table:style-name="ce5" office:value-type="float" office:value="0.059976984">
            <text:p>0.06</text:p>
          </table:table-cell>
          <table:table-cell table:style-name="ce9" office:value-type="float" office:value="0.032166455">
            <text:p>0.03</text:p>
          </table:table-cell>
          <table:table-cell table:style-name="ce13" table:formula="of:=0.05*[.C11]" office:value-type="float" office:value="0.00160832275">
            <text:p>0.002</text:p>
          </table:table-cell>
          <table:table-cell table:style-name="ce17" office:value-type="float" office:value="0.0035">
            <text:p>0.004</text:p>
          </table:table-cell>
          <table:table-cell table:style-name="ce17" office:value-type="float" office:value="0.00024">
            <text:p>0.000</text:p>
          </table:table-cell>
          <table:table-cell table:style-name="ce17" office:value-type="float" office:value="0.0136">
            <text:p>0.014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11]^2+[.I11]^2)" office:value-type="float" office:value="0.00014142135623731">
            <text:p>0.000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03">
            <text:p>0.000</text:p>
          </table:table-cell>
          <table:table-cell table:style-name="ce39" table:formula="of:=2*[.O11]" office:value-type="float" office:value="0.01">
            <text:p>0.010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105">
            <text:p>0.011</text:p>
          </table:table-cell>
          <table:table-cell table:style-name="ce10" office:value-type="float" office:value="0.00076">
            <text:p>0.001</text:p>
          </table:table-cell>
          <table:table-cell table:style-name="ce10"/>
          <table:table-cell table:style-name="ce13"/>
          <table:table-cell table:style-name="ce10" table:formula="of:=[.C11]" office:value-type="float" office:value="0.032166455">
            <text:p>0.032</text:p>
          </table:table-cell>
          <table:table-cell table:style-name="ce10" table:formula="of:=SQRT([.E11]^2+[.F11]^2+[.G11]^2+[.H11]^2+[.I11]^2+[.M11]^2+[.N11]^2+[.O11]^2+[.P11]^2+[.Q11]^2)" office:value-type="float" office:value="0.0208135821040012">
            <text:p>0.021</text:p>
          </table:table-cell>
          <table:table-cell table:style-name="ce10" table:formula="of:=0.1*[.U11]" office:value-type="float" office:value="0.00208135821040012">
            <text:p>0.002</text:p>
          </table:table-cell>
          <table:table-cell table:style-name="ce9" table:formula="of:=[.U11]/[.T11]" office:value-type="float" office:value="0.647058623774402">
            <text:p>0.65</text:p>
          </table:table-cell>
          <table:table-cell table:style-name="ce14" table:formula="of:=SQRT([.C11]^2+[.U11]^2)" office:value-type="float" office:value="0.038313000760408">
            <text:p>0.0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9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1117">
            <text:p>0.6591</text:p>
          </table:table-cell>
          <table:table-cell office:value-type="float" office:value="0.0032979231">
            <text:p>0.0033</text:p>
          </table:table-cell>
          <table:table-cell table:style-name="ce15" table:formula="of:=0.05*[.C13]" office:value-type="float" office:value="0.000164896155">
            <text:p>0.00016</text:p>
          </table:table-cell>
          <table:table-cell table:style-name="ce18" office:value-type="float" office:value="0.00014">
            <text:p>0.00014</text:p>
          </table:table-cell>
          <table:table-cell table:style-name="ce18" office:value-type="float" office:value="0.00013">
            <text:p>0.00013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">
            <text:p>0.00000</text:p>
          </table:table-cell>
          <table:table-cell table:style-name="ce18" office:value-type="float" office:value="0.00001">
            <text:p>0.00001</text:p>
          </table:table-cell>
          <table:table-cell table:style-name="ce22" table:formula="of:=SQRT([.H13]^2+[.I13]^2)" office:value-type="float" office:value="0.00001">
            <text:p>0.000</text:p>
          </table:table-cell>
          <table:table-cell table:style-name="ce26" office:value-type="float" office:value="0.0010806">
            <text:p>0.00108</text:p>
          </table:table-cell>
          <table:table-cell table:style-name="ce26" office:value-type="float" office:value="0.0014687">
            <text:p>0.00147</text:p>
          </table:table-cell>
          <table:table-cell table:style-name="ce37" office:value-type="float" office:value="0.0013">
            <text:p>0.00130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7">
            <text:p>0.00006</text:p>
          </table:table-cell>
          <table:table-cell table:style-name="ce18" office:value-type="float" office:value="0.00003">
            <text:p>0.00003</text:p>
          </table:table-cell>
          <table:table-cell table:style-name="ce29" office:value-type="float" office:value="0.000027">
            <text:p>0.00003</text:p>
          </table:table-cell>
          <table:table-cell table:style-name="ce29" office:value-type="float" office:value="0.0005">
            <text:p>0.00050</text:p>
          </table:table-cell>
          <table:table-cell table:style-name="ce15" table:formula="of:=0.0002*[.B13]" office:value-type="float" office:value="0.00013182234">
            <text:p>0.00013</text:p>
          </table:table-cell>
          <table:table-cell table:style-name="ce29" table:formula="of:=[.C13]" office:value-type="float" office:value="0.0032979231">
            <text:p>0.00330</text:p>
          </table:table-cell>
          <table:table-cell table:style-name="ce29" table:formula="of:=SQRT([.E13]^2+[.F13]^2+[.G13]^2+[.H13]^2+[.I13]^2+[.M13]^2+[.N13]^2+[.O13]^2+[.P13]^2+[.Q13]^2+[.R13]^2+[.S13]^2)" office:value-type="float" office:value="0.00142488039123397">
            <text:p>0.00142</text:p>
          </table:table-cell>
          <table:table-cell table:style-name="ce29" table:formula="of:=0.1*[.U13]" office:value-type="float" office:value="0.000142488039123397">
            <text:p>0.00014</text:p>
          </table:table-cell>
          <table:table-cell table:style-name="ce9" table:formula="of:=[.U13]/[.T13]" office:value-type="float" office:value="0.43205385572331">
            <text:p>0.43</text:p>
          </table:table-cell>
          <table:table-cell table:style-name="ce11" table:formula="of:=SQRT([.C13]^2+[.U13]^2)" office:value-type="float" office:value="0.00359257301983365">
            <text:p>0.0036</text:p>
          </table:table-cell>
          <table:table-cell table:style-name="ce32" table:formula="of:=SQRT([.C13]^2-[.K13]^2-[.L13]^2)" office:value-type="float" office:value="0.00274800304285014">
            <text:p>0.00275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378293">
            <text:p>0.078</text:p>
          </table:table-cell>
          <table:table-cell table:style-name="ce10" office:value-type="float" office:value="0.0091745564">
            <text:p>0.009</text:p>
          </table:table-cell>
          <table:table-cell table:formula="of:=0.05*[.C14]" office:value-type="float" office:value="0.00045872782">
            <text:p>0.0005</text:p>
          </table:table-cell>
          <table:table-cell table:style-name="ce19" office:value-type="float" office:value="0.0002">
            <text:p>0.0002</text:p>
          </table:table-cell>
          <table:table-cell table:style-name="ce19" office:value-type="float" office:value="0.000079">
            <text:p>0.0001</text:p>
          </table:table-cell>
          <table:table-cell table:style-name="ce19" office:value-type="float" office:value="0.00055">
            <text:p>0.0006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4">
            <text:p>0.0000</text:p>
          </table:table-cell>
          <table:table-cell table:style-name="ce22" table:formula="of:=SQRT([.H14]^2+[.I14]^2)" office:value-type="float" office:value="0.000098488578017961">
            <text:p>0.000</text:p>
          </table:table-cell>
          <table:table-cell table:style-name="ce27" office:value-type="float" office:value="0.000587">
            <text:p>0.0006</text:p>
          </table:table-cell>
          <table:table-cell table:style-name="ce27"/>
          <table:table-cell table:style-name="ce38" office:value-type="float" office:value="0.00233">
            <text:p>0.0023</text:p>
          </table:table-cell>
          <table:table-cell table:style-name="ce19" office:value-type="float" office:value="0.000757">
            <text:p>0.0008</text:p>
          </table:table-cell>
          <table:table-cell table:style-name="ce19" office:value-type="float" office:value="0.00012">
            <text:p>0.0001</text:p>
          </table:table-cell>
          <table:table-cell table:style-name="ce19" office:value-type="float" office:value="0.00012">
            <text:p>0.0001</text:p>
          </table:table-cell>
          <table:table-cell table:style-name="ce7" office:value-type="float" office:value="0.000047">
            <text:p>0.0000</text:p>
          </table:table-cell>
          <table:table-cell table:style-name="ce7"/>
          <table:table-cell table:style-name="ce15" table:formula="of:=0.0002*[.B14]" office:value-type="float" office:value="0.0000156756586">
            <text:p>0.00002</text:p>
          </table:table-cell>
          <table:table-cell table:style-name="ce7" table:formula="of:=[.C14]" office:value-type="float" office:value="0.0091745564">
            <text:p>0.0092</text:p>
          </table:table-cell>
          <table:table-cell table:style-name="ce7" table:formula="of:=SQRT([.E14]^2+[.F14]^2+[.G14]^2+[.H14]^2+[.I14]^2+[.M14]^2+[.N14]^2+[.O14]^2+[.P14]^2+[.Q14]^2+[.R14]^2+[.S14]^2)" office:value-type="float" office:value="0.00252817023285074">
            <text:p>0.0025</text:p>
          </table:table-cell>
          <table:table-cell table:style-name="ce7" table:formula="of:=0.1*[.U14]" office:value-type="float" office:value="0.000252817023285074">
            <text:p>0.0003</text:p>
          </table:table-cell>
          <table:table-cell table:style-name="ce9" table:formula="of:=[.U14]/[.T14]" office:value-type="float" office:value="0.275563212282475">
            <text:p>0.28</text:p>
          </table:table-cell>
          <table:table-cell table:style-name="ce13" table:formula="of:=SQRT([.C14]^2+[.U14]^2)" office:value-type="float" office:value="0.0095165187890874">
            <text:p>0.010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696547">
            <text:p>17.70</text:p>
          </table:table-cell>
          <table:table-cell table:style-name="ce9" office:value-type="float" office:value="0.062019112">
            <text:p>0.06</text:p>
          </table:table-cell>
          <table:table-cell table:style-name="ce13" table:formula="of:=0.05*[.C15]" office:value-type="float" office:value="0.0031009556">
            <text:p>0.003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0031">
            <text:p>0.000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57">
            <text:p>0.006</text:p>
          </table:table-cell>
          <table:table-cell table:style-name="ce22" table:formula="of:=SQRT([.H15]^2+[.I15]^2)" office:value-type="float" office:value="0.00635059052372297">
            <text:p>0.006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115">
            <text:p>0.012</text:p>
          </table:table-cell>
          <table:table-cell table:style-name="ce17" office:value-type="float" office:value="0.0061">
            <text:p>0.006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0" office:value-type="float" office:value="0.0002">
            <text:p>0.000</text:p>
          </table:table-cell>
          <table:table-cell table:style-name="ce10"/>
          <table:table-cell table:style-name="ce15" table:formula="of:=0.0002*[.B15]" office:value-type="float" office:value="0.0035393094">
            <text:p>0.00354</text:p>
          </table:table-cell>
          <table:table-cell table:style-name="ce10" table:formula="of:=[.C15]" office:value-type="float" office:value="0.062019112">
            <text:p>0.062</text:p>
          </table:table-cell>
          <table:table-cell table:style-name="ce40" table:formula="of:=SQRT([.E15]^2+[.F15]^2+[.G15]^2+[.H15]^2+[.I15]^2+[.M15]^2+[.N15]^2+[.O15]^2+[.P15]^2+[.Q15]^2+[.R15]^2+[.S15]^2)" office:value-type="float" office:value="0.0151106853262494">
            <text:p>0.015</text:p>
          </table:table-cell>
          <table:table-cell table:style-name="ce10" table:formula="of:=0.1*[.U15]" office:value-type="float" office:value="0.00151106853262494">
            <text:p>0.002</text:p>
          </table:table-cell>
          <table:table-cell table:style-name="ce9" table:formula="of:=[.U15]/[.T15]" office:value-type="float" office:value="0.243645625339643">
            <text:p>0.24</text:p>
          </table:table-cell>
          <table:table-cell table:style-name="ce14" table:formula="of:=SQRT([.C15]^2+[.U15]^2)" office:value-type="float" office:value="0.0638334008517287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2"/>
          <table:table-cell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vA02</text:p>
          </table:table-cell>
          <table:table-cell table:style-name="ce6" office:value-type="float" office:value="0.52363919">
            <text:p>0.524</text:p>
          </table:table-cell>
          <table:table-cell table:style-name="ce10" office:value-type="float" office:value="0.003446183">
            <text:p>0.003</text:p>
          </table:table-cell>
          <table:table-cell table:formula="of:=0.05*[.C17]" office:value-type="float" office:value="0.00017230915">
            <text:p>0.0002</text:p>
          </table:table-cell>
          <table:table-cell table:style-name="ce19" office:value-type="float" office:value="0.00017">
            <text:p>0.0002</text:p>
          </table:table-cell>
          <table:table-cell table:style-name="ce19" office:value-type="float" office:value="0.000071">
            <text:p>0.0001</text:p>
          </table:table-cell>
          <table:table-cell table:style-name="ce19" office:value-type="float" office:value="0.00637">
            <text:p>0.0064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5">
            <text:p>0.0002</text:p>
          </table:table-cell>
          <table:table-cell table:style-name="ce27"/>
          <table:table-cell table:style-name="ce38" office:value-type="float" office:value="0.00054">
            <text:p>0.0005</text:p>
          </table:table-cell>
          <table:table-cell table:style-name="ce19" office:value-type="float" office:value="0.00022">
            <text:p>0.0002</text:p>
          </table:table-cell>
          <table:table-cell table:style-name="ce19" office:value-type="float" office:value="0.0005">
            <text:p>0.0005</text:p>
          </table:table-cell>
          <table:table-cell table:style-name="ce19" office:value-type="float" office:value="0.00201">
            <text:p>0.0020</text:p>
          </table:table-cell>
          <table:table-cell table:style-name="ce7" office:value-type="float" office:value="0.000044">
            <text:p>0.0000</text:p>
          </table:table-cell>
          <table:table-cell table:style-name="ce7"/>
          <table:table-cell table:style-name="ce11"/>
          <table:table-cell table:style-name="ce7" table:formula="of:=[.C17]" office:value-type="float" office:value="0.003446183">
            <text:p>0.0034</text:p>
          </table:table-cell>
          <table:table-cell table:style-name="ce7" table:formula="of:=SQRT([.E17]^2+[.F17]^2+[.G17]^2+[.H17]^2+[.I17]^2+[.M16]^2+[.N17]^2+[.O17]^2+[.P17]^2+[.Q17]^2)" office:value-type="float" office:value="0.00670470558637738">
            <text:p>0.0067</text:p>
          </table:table-cell>
          <table:table-cell table:style-name="ce7" table:formula="of:=0.1*[.U17]" office:value-type="float" office:value="0.000670470558637738">
            <text:p>0.0007</text:p>
          </table:table-cell>
          <table:table-cell table:style-name="ce9" table:formula="of:=[.U17]/[.T17]" office:value-type="float" office:value="1.94554542993723">
            <text:p>1.95</text:p>
          </table:table-cell>
          <table:table-cell table:style-name="ce13" table:formula="of:=SQRT([.C17]^2+[.U17]^2)" office:value-type="float" office:value="0.00753851804199532">
            <text:p>0.008</text:p>
          </table:table-cell>
          <table:table-cell/>
        </table:table-row>
        <table:table-row table:style-name="ro1">
          <table:table-cell office:value-type="string">
            <text:p>avAperp2</text:p>
          </table:table-cell>
          <table:table-cell table:style-name="ce6" office:value-type="float" office:value="0.25126051">
            <text:p>0.251</text:p>
          </table:table-cell>
          <table:table-cell table:style-name="ce10" office:value-type="float" office:value="0.0049329953">
            <text:p>0.005</text:p>
          </table:table-cell>
          <table:table-cell table:formula="of:=0.05*[.C18]" office:value-type="float" office:value="0.000246649765">
            <text:p>0.0002</text:p>
          </table:table-cell>
          <table:table-cell table:style-name="ce19" office:value-type="float" office:value="0.00029">
            <text:p>0.0003</text:p>
          </table:table-cell>
          <table:table-cell table:style-name="ce19" office:value-type="float" office:value="0.000041">
            <text:p>0.0000</text:p>
          </table:table-cell>
          <table:table-cell table:style-name="ce19" office:value-type="float" office:value="0.003">
            <text:p>0.0030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196">
            <text:p>0.0002</text:p>
          </table:table-cell>
          <table:table-cell table:style-name="ce27"/>
          <table:table-cell table:style-name="ce38" office:value-type="float" office:value="0.00089">
            <text:p>0.0009</text:p>
          </table:table-cell>
          <table:table-cell table:style-name="ce19" office:value-type="float" office:value="0.000877">
            <text:p>0.0009</text:p>
          </table:table-cell>
          <table:table-cell table:style-name="ce19" office:value-type="float" office:value="0.00068">
            <text:p>0.0007</text:p>
          </table:table-cell>
          <table:table-cell table:style-name="ce19" office:value-type="float" office:value="0.00111">
            <text:p>0.0011</text:p>
          </table:table-cell>
          <table:table-cell table:style-name="ce7" office:value-type="float" office:value="0.00002">
            <text:p>0.0000</text:p>
          </table:table-cell>
          <table:table-cell table:style-name="ce7"/>
          <table:table-cell table:style-name="ce11"/>
          <table:table-cell table:style-name="ce7" table:formula="of:=[.C18]" office:value-type="float" office:value="0.0049329953">
            <text:p>0.0049</text:p>
          </table:table-cell>
          <table:table-cell table:style-name="ce7" table:formula="of:=SQRT([.E18]^2+[.F18]^2+[.G18]^2+[.H18]^2+[.I18]^2+[.M18]^2+[.N18]^2+[.O18]^2+[.P18]^2+[.Q18]^2)" office:value-type="float" office:value="0.00351324778516973">
            <text:p>0.0035</text:p>
          </table:table-cell>
          <table:table-cell table:style-name="ce7" table:formula="of:=0.1*[.U18]" office:value-type="float" office:value="0.000351324778516973">
            <text:p>0.0004</text:p>
          </table:table-cell>
          <table:table-cell table:style-name="ce9" table:formula="of:=[.U18]/[.T18]" office:value-type="float" office:value="0.712193621017585">
            <text:p>0.71</text:p>
          </table:table-cell>
          <table:table-cell table:style-name="ce13" table:formula="of:=SQRT([.C18]^2+[.U18]^2)" office:value-type="float" office:value="0.00605618300828353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9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vf_S_bin0</text:p>
          </table:table-cell>
          <table:table-cell table:style-name="ce5" office:value-type="float" office:value="0.42436296">
            <text:p>0.42</text:p>
          </table:table-cell>
          <table:table-cell table:style-name="ce9" office:value-type="float" office:value="0.054155556">
            <text:p>0.05</text:p>
          </table:table-cell>
          <table:table-cell table:style-name="ce13" table:formula="of:=0.05*[.C20]" office:value-type="float" office:value="0.0027077778">
            <text:p>0.003</text:p>
          </table:table-cell>
          <table:table-cell table:style-name="ce17" office:value-type="float" office:value="0.004">
            <text:p>0.004</text:p>
          </table:table-cell>
          <table:table-cell table:style-name="ce17" office:value-type="float" office:value="0.008">
            <text:p>0.008</text:p>
          </table:table-cell>
          <table:table-cell table:style-name="ce17" office:value-type="float" office:value="0.0675">
            <text:p>0.068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36" office:value-type="float" office:value="0.0007">
            <text:p>0.001</text:p>
          </table:table-cell>
          <table:table-cell table:style-name="ce17" office:value-type="float" office:value="0.00507">
            <text:p>0.005</text:p>
          </table:table-cell>
          <table:table-cell table:style-name="ce17" office:value-type="float" office:value="0.0012">
            <text:p>0.001</text:p>
          </table:table-cell>
          <table:table-cell table:style-name="ce17" office:value-type="float" office:value="0.0017">
            <text:p>0.002</text:p>
          </table:table-cell>
          <table:table-cell table:style-name="ce10" office:value-type="float" office:value="0.0002">
            <text:p>0.000</text:p>
          </table:table-cell>
          <table:table-cell table:style-name="ce10"/>
          <table:table-cell table:style-name="ce13"/>
          <table:table-cell table:style-name="ce10" table:formula="of:=[.C20]" office:value-type="float" office:value="0.054155556">
            <text:p>0.054</text:p>
          </table:table-cell>
          <table:table-cell table:style-name="ce10" table:formula="of:=SQRT([.E20]^2+[.F20]^2+[.G20]^2+[.H20]^2+[.I20]^2+[.M20]^2+[.N20]^2+[.O20]^2+[.P20]^2+[.Q20]^2)" office:value-type="float" office:value="0.0683142364372171">
            <text:p>0.068</text:p>
          </table:table-cell>
          <table:table-cell table:style-name="ce10" table:formula="of:=0.1*[.U20]" office:value-type="float" office:value="0.00683142364372171">
            <text:p>0.007</text:p>
          </table:table-cell>
          <table:table-cell table:style-name="ce9" table:formula="of:=[.U20]/[.T20]" office:value-type="float" office:value="1.26144465098313">
            <text:p>1.26</text:p>
          </table:table-cell>
          <table:table-cell table:style-name="ce14" table:formula="of:=SQRT([.C20]^2+[.U20]^2)" office:value-type="float" office:value="0.0871760239152322">
            <text:p>0.09</text:p>
          </table:table-cell>
          <table:table-cell/>
        </table:table-row>
        <table:table-row table:style-name="ro1">
          <table:table-cell office:value-type="string">
            <text:p>avf_S_bin1</text:p>
          </table:table-cell>
          <table:table-cell table:style-name="ce6" office:value-type="float" office:value="0.057216122">
            <text:p>0.057</text:p>
          </table:table-cell>
          <table:table-cell table:style-name="ce10" office:value-type="float" office:value="0.01766209">
            <text:p>0.018</text:p>
          </table:table-cell>
          <table:table-cell table:formula="of:=0.05*[.C21]" office:value-type="float" office:value="0.0008831045">
            <text:p>0.0009</text:p>
          </table:table-cell>
          <table:table-cell table:style-name="ce19" office:value-type="float" office:value="0.00095">
            <text:p>0.0010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201">
            <text:p>0.0201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38" office:value-type="float" office:value="0.0001">
            <text:p>0.0001</text:p>
          </table:table-cell>
          <table:table-cell table:style-name="ce19" office:value-type="float" office:value="0.001652">
            <text:p>0.0017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019">
            <text:p>0.0019</text:p>
          </table:table-cell>
          <table:table-cell table:style-name="ce7" office:value-type="float" office:value="0.0014">
            <text:p>0.0014</text:p>
          </table:table-cell>
          <table:table-cell table:style-name="ce7"/>
          <table:table-cell table:style-name="ce11"/>
          <table:table-cell table:style-name="ce7" table:formula="of:=[.C21]" office:value-type="float" office:value="0.01766209">
            <text:p>0.0177</text:p>
          </table:table-cell>
          <table:table-cell table:style-name="ce7" table:formula="of:=SQRT([.E21]^2+[.F21]^2+[.G21]^2+[.H21]^2+[.I21]^2+[.M21]^2+[.N21]^2+[.O21]^2+[.P21]^2+[.Q21]^2)" office:value-type="float" office:value="0.0203719219515489">
            <text:p>0.0204</text:p>
          </table:table-cell>
          <table:table-cell table:style-name="ce7" table:formula="of:=0.1*[.U21]" office:value-type="float" office:value="0.00203719219515489">
            <text:p>0.0020</text:p>
          </table:table-cell>
          <table:table-cell table:style-name="ce9" table:formula="of:=[.U21]/[.T21]" office:value-type="float" office:value="1.15342646037637">
            <text:p>1.15</text:p>
          </table:table-cell>
          <table:table-cell table:style-name="ce13" table:formula="of:=SQRT([.C21]^2+[.U21]^2)" office:value-type="float" office:value="0.0269622815645876">
            <text:p>0.027</text:p>
          </table:table-cell>
          <table:table-cell/>
        </table:table-row>
        <table:table-row table:style-name="ro1">
          <table:table-cell office:value-type="string">
            <text:p>avf_S_bin2</text:p>
          </table:table-cell>
          <table:table-cell table:style-name="ce6" office:value-type="float" office:value="0.0085862571">
            <text:p>0.009</text:p>
          </table:table-cell>
          <table:table-cell table:style-name="ce10" office:value-type="float" office:value="0.0065532795">
            <text:p>0.007</text:p>
          </table:table-cell>
          <table:table-cell table:formula="of:=0.05*[.C22]" office:value-type="float" office:value="0.000327663975">
            <text:p>0.0003</text:p>
          </table:table-cell>
          <table:table-cell table:style-name="ce19" office:value-type="float" office:value="0.000066">
            <text:p>0.0001</text:p>
          </table:table-cell>
          <table:table-cell table:style-name="ce19" office:value-type="float" office:value="0.000036">
            <text:p>0.0000</text:p>
          </table:table-cell>
          <table:table-cell table:style-name="ce19" office:value-type="float" office:value="0.00419">
            <text:p>0.0042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38" office:value-type="float" office:value="0.00051">
            <text:p>0.0005</text:p>
          </table:table-cell>
          <table:table-cell table:style-name="ce19" office:value-type="float" office:value="0.000619">
            <text:p>0.0006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0043">
            <text:p>0.0004</text:p>
          </table:table-cell>
          <table:table-cell table:style-name="ce7" office:value-type="float" office:value="0.00051">
            <text:p>0.0005</text:p>
          </table:table-cell>
          <table:table-cell table:style-name="ce7"/>
          <table:table-cell table:style-name="ce11"/>
          <table:table-cell table:style-name="ce7" table:formula="of:=[.C22]" office:value-type="float" office:value="0.0065532795">
            <text:p>0.0066</text:p>
          </table:table-cell>
          <table:table-cell table:style-name="ce7" table:formula="of:=SQRT([.E22]^2+[.F22]^2+[.G22]^2+[.H22]^2+[.I22]^2+[.M22]^2+[.N22]^2+[.O22]^2+[.P22]^2+[.Q22]^2)" office:value-type="float" office:value="0.0043558481378487">
            <text:p>0.0044</text:p>
          </table:table-cell>
          <table:table-cell table:style-name="ce7" table:formula="of:=0.1*[.U22]" office:value-type="float" office:value="0.00043558481378487">
            <text:p>0.0004</text:p>
          </table:table-cell>
          <table:table-cell table:style-name="ce9" table:formula="of:=[.U22]/[.T22]" office:value-type="float" office:value="0.664682185133215">
            <text:p>0.66</text:p>
          </table:table-cell>
          <table:table-cell table:style-name="ce13" table:formula="of:=SQRT([.C22]^2+[.U22]^2)" office:value-type="float" office:value="0.007868855393583">
            <text:p>0.008</text:p>
          </table:table-cell>
          <table:table-cell/>
        </table:table-row>
        <table:table-row table:style-name="ro1">
          <table:table-cell office:value-type="string">
            <text:p>avf_S_bin3</text:p>
          </table:table-cell>
          <table:table-cell table:style-name="ce6" office:value-type="float" office:value="0.0092799846">
            <text:p>0.009</text:p>
          </table:table-cell>
          <table:table-cell table:style-name="ce10" office:value-type="float" office:value="0.0056306573">
            <text:p>0.006</text:p>
          </table:table-cell>
          <table:table-cell table:formula="of:=0.05*[.C23]" office:value-type="float" office:value="0.000281532865">
            <text:p>0.0003</text:p>
          </table:table-cell>
          <table:table-cell table:style-name="ce19" office:value-type="float" office:value="0.000081">
            <text:p>0.0001</text:p>
          </table:table-cell>
          <table:table-cell table:style-name="ce19" office:value-type="float" office:value="0.000051">
            <text:p>0.0001</text:p>
          </table:table-cell>
          <table:table-cell table:style-name="ce19" office:value-type="float" office:value="0.00346">
            <text:p>0.0035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38" office:value-type="float" office:value="0.00089">
            <text:p>0.0009</text:p>
          </table:table-cell>
          <table:table-cell table:style-name="ce19" office:value-type="float" office:value="0.000882">
            <text:p>0.0009</text:p>
          </table:table-cell>
          <table:table-cell table:style-name="ce19" office:value-type="float" office:value="0.00043">
            <text:p>0.0004</text:p>
          </table:table-cell>
          <table:table-cell table:style-name="ce19" office:value-type="float" office:value="0.00019">
            <text:p>0.0002</text:p>
          </table:table-cell>
          <table:table-cell table:style-name="ce7" office:value-type="float" office:value="0.0002">
            <text:p>0.0002</text:p>
          </table:table-cell>
          <table:table-cell table:style-name="ce7"/>
          <table:table-cell table:style-name="ce11"/>
          <table:table-cell table:style-name="ce7" table:formula="of:=[.C23]" office:value-type="float" office:value="0.0056306573">
            <text:p>0.0056</text:p>
          </table:table-cell>
          <table:table-cell table:style-name="ce7" table:formula="of:=SQRT([.E23]^2+[.F23]^2+[.G23]^2+[.H23]^2+[.I23]^2+[.M23]^2+[.N23]^2+[.O23]^2+[.P23]^2+[.Q23]^2)" office:value-type="float" office:value="0.00371675745778494">
            <text:p>0.0037</text:p>
          </table:table-cell>
          <table:table-cell table:style-name="ce7" table:formula="of:=0.1*[.U23]" office:value-type="float" office:value="0.000371675745778494">
            <text:p>0.0004</text:p>
          </table:table-cell>
          <table:table-cell table:style-name="ce9" table:formula="of:=[.U23]/[.T23]" office:value-type="float" office:value="0.660092997985323">
            <text:p>0.66</text:p>
          </table:table-cell>
          <table:table-cell table:style-name="ce13" table:formula="of:=SQRT([.C23]^2+[.U23]^2)" office:value-type="float" office:value="0.00674674644773637">
            <text:p>0.007</text:p>
          </table:table-cell>
          <table:table-cell/>
        </table:table-row>
        <table:table-row table:style-name="ro1">
          <table:table-cell office:value-type="string">
            <text:p>avf_S_bin4</text:p>
          </table:table-cell>
          <table:table-cell table:style-name="ce6" office:value-type="float" office:value="0.047869451">
            <text:p>0.048</text:p>
          </table:table-cell>
          <table:table-cell table:style-name="ce10" office:value-type="float" office:value="0.015386096">
            <text:p>0.015</text:p>
          </table:table-cell>
          <table:table-cell table:formula="of:=0.05*[.C24]" office:value-type="float" office:value="0.0007693048">
            <text:p>0.0008</text:p>
          </table:table-cell>
          <table:table-cell table:style-name="ce19" office:value-type="float" office:value="0.00024">
            <text:p>0.0002</text:p>
          </table:table-cell>
          <table:table-cell table:style-name="ce19" office:value-type="float" office:value="0.00037">
            <text:p>0.0004</text:p>
          </table:table-cell>
          <table:table-cell table:style-name="ce19" office:value-type="float" office:value="0.0211">
            <text:p>0.0211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38" office:value-type="float" office:value="0.0005">
            <text:p>0.0005</text:p>
          </table:table-cell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1">
            <text:p>0.0001</text:p>
          </table:table-cell>
          <table:table-cell table:style-name="ce7" office:value-type="float" office:value="0.00071">
            <text:p>0.0007</text:p>
          </table:table-cell>
          <table:table-cell table:style-name="ce7"/>
          <table:table-cell table:style-name="ce11"/>
          <table:table-cell table:style-name="ce7" table:formula="of:=[.C24]" office:value-type="float" office:value="0.015386096">
            <text:p>0.0154</text:p>
          </table:table-cell>
          <table:table-cell table:style-name="ce7" table:formula="of:=SQRT([.E24]^2+[.F24]^2+[.G24]^2+[.H24]^2+[.I24]^2+[.M24]^2+[.N24]^2+[.O24]^2+[.P24]^2+[.Q24]^2)" office:value-type="float" office:value="0.0216528329786197">
            <text:p>0.0217</text:p>
          </table:table-cell>
          <table:table-cell table:style-name="ce7" table:formula="of:=0.1*[.U24]" office:value-type="float" office:value="0.00216528329786197">
            <text:p>0.0022</text:p>
          </table:table-cell>
          <table:table-cell table:style-name="ce9" table:formula="of:=[.U24]/[.T24]" office:value-type="float" office:value="1.40729870518289">
            <text:p>1.41</text:p>
          </table:table-cell>
          <table:table-cell table:style-name="ce13" table:formula="of:=SQRT([.C24]^2+[.U24]^2)" office:value-type="float" office:value="0.0265627017850447">
            <text:p>0.027</text:p>
          </table:table-cell>
          <table:table-cell/>
        </table:table-row>
        <table:table-row table:style-name="ro1">
          <table:table-cell office:value-type="string">
            <text:p>avf_S_bin5</text:p>
          </table:table-cell>
          <table:table-cell table:style-name="ce6" office:value-type="float" office:value="0.19100106">
            <text:p>0.191</text:p>
          </table:table-cell>
          <table:table-cell table:style-name="ce10" office:value-type="float" office:value="0.025535828">
            <text:p>0.026</text:p>
          </table:table-cell>
          <table:table-cell table:formula="of:=0.05*[.C25]" office:value-type="float" office:value="0.0012767914">
            <text:p>0.0013</text:p>
          </table:table-cell>
          <table:table-cell table:style-name="ce19" office:value-type="float" office:value="0.0047">
            <text:p>0.0047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33">
            <text:p>0.0233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38" office:value-type="float" office:value="0.0006">
            <text:p>0.0006</text:p>
          </table:table-cell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11">
            <text:p>0.0011</text:p>
          </table:table-cell>
          <table:table-cell table:style-name="ce7" office:value-type="float" office:value="0.0019">
            <text:p>0.0019</text:p>
          </table:table-cell>
          <table:table-cell table:style-name="ce7"/>
          <table:table-cell table:style-name="ce11"/>
          <table:table-cell table:style-name="ce7" table:formula="of:=[.C25]" office:value-type="float" office:value="0.025535828">
            <text:p>0.0255</text:p>
          </table:table-cell>
          <table:table-cell table:style-name="ce7" table:formula="of:=SQRT([.E25]^2+[.F25]^2+[.G25]^2+[.H25]^2+[.I25]^2+[.M25]^2+[.N25]^2+[.O25]^2+[.P25]^2+[.Q25]^2)" office:value-type="float" office:value="0.0240662927971884">
            <text:p>0.0241</text:p>
          </table:table-cell>
          <table:table-cell table:style-name="ce7" table:formula="of:=0.1*[.U25]" office:value-type="float" office:value="0.00240662927971884">
            <text:p>0.0024</text:p>
          </table:table-cell>
          <table:table-cell table:style-name="ce9" table:formula="of:=[.U25]/[.T25]" office:value-type="float" office:value="0.942452024551088">
            <text:p>0.94</text:p>
          </table:table-cell>
          <table:table-cell table:style-name="ce13" table:formula="of:=SQRT([.C25]^2+[.U25]^2)" office:value-type="float" office:value="0.0350893852987707">
            <text:p>0.035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9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465285">
            <text:p>3.25</text:p>
          </table:table-cell>
          <table:table-cell table:style-name="ce9" office:value-type="float" office:value="0.13184914">
            <text:p>0.13</text:p>
          </table:table-cell>
          <table:table-cell table:style-name="ce13" table:formula="of:=0.05*[.C27]" office:value-type="float" office:value="0.006592457">
            <text:p>0.007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19">
            <text:p>0.002</text:p>
          </table:table-cell>
          <table:table-cell table:style-name="ce17" office:value-type="float" office:value="0.05">
            <text:p>0.050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60555127546399">
            <text:p>0.004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01">
            <text:p>0.001</text:p>
          </table:table-cell>
          <table:table-cell table:style-name="ce17" office:value-type="float" office:value="0.03646">
            <text:p>0.036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06">
            <text:p>0.006</text:p>
          </table:table-cell>
          <table:table-cell table:style-name="ce10" office:value-type="float" office:value="0.0031">
            <text:p>0.003</text:p>
          </table:table-cell>
          <table:table-cell table:style-name="ce10"/>
          <table:table-cell table:style-name="ce13"/>
          <table:table-cell table:style-name="ce10" table:formula="of:=[.C27]" office:value-type="float" office:value="0.13184914">
            <text:p>0.132</text:p>
          </table:table-cell>
          <table:table-cell table:style-name="ce10" table:formula="of:=SQRT([.E27]^2+[.F27]^2+[.G27]^2+[.H27]^2+[.I27]^2+[.M27]^2+[.N27]^2+[.O27]^2+[.P27]^2+[.Q27]^2)" office:value-type="float" office:value="0.0694949753579351">
            <text:p>0.069</text:p>
          </table:table-cell>
          <table:table-cell table:style-name="ce10" table:formula="of:=0.1*[.U27]" office:value-type="float" office:value="0.00694949753579351">
            <text:p>0.007</text:p>
          </table:table-cell>
          <table:table-cell table:style-name="ce9" table:formula="of:=[.U27]/[.T27]" office:value-type="float" office:value="0.527079473995318">
            <text:p>0.53</text:p>
          </table:table-cell>
          <table:table-cell table:style-name="ce14" table:formula="of:=SQRT([.C27]^2+[.U27]^2)" office:value-type="float" office:value="0.149042770098853">
            <text:p>0.15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368989">
            <text:p>3.04</text:p>
          </table:table-cell>
          <table:table-cell table:style-name="ce9" office:value-type="float" office:value="0.16455157">
            <text:p>0.16</text:p>
          </table:table-cell>
          <table:table-cell table:style-name="ce13" table:formula="of:=0.05*[.C28]" office:value-type="float" office:value="0.0082275785">
            <text:p>0.008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098">
            <text:p>0.001</text:p>
          </table:table-cell>
          <table:table-cell table:style-name="ce17" office:value-type="float" office:value="0.048">
            <text:p>0.048</text:p>
          </table:table-cell>
          <table:table-cell table:style-name="ce17" office:value-type="float" office:value="0.006">
            <text:p>0.006</text:p>
          </table:table-cell>
          <table:table-cell table:style-name="ce17" office:value-type="float" office:value="0.005">
            <text:p>0.005</text:p>
          </table:table-cell>
          <table:table-cell table:style-name="ce22" table:formula="of:=SQRT([.H28]^2+[.I28]^2)" office:value-type="float" office:value="0.00781024967590665">
            <text:p>0.008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6" office:value-type="float" office:value="0.017">
            <text:p>0.017</text:p>
          </table:table-cell>
          <table:table-cell table:style-name="ce17" office:value-type="float" office:value="0.02181">
            <text:p>0.022</text:p>
          </table:table-cell>
          <table:table-cell table:style-name="ce17" office:value-type="float" office:value="0.0094">
            <text:p>0.009</text:p>
          </table:table-cell>
          <table:table-cell table:style-name="ce17" office:value-type="float" office:value="0.002">
            <text:p>0.002</text:p>
          </table:table-cell>
          <table:table-cell table:style-name="ce10" office:value-type="float" office:value="0.0066">
            <text:p>0.007</text:p>
          </table:table-cell>
          <table:table-cell table:style-name="ce10"/>
          <table:table-cell table:style-name="ce13"/>
          <table:table-cell table:style-name="ce10" table:formula="of:=[.C28]" office:value-type="float" office:value="0.16455157">
            <text:p>0.165</text:p>
          </table:table-cell>
          <table:table-cell table:style-name="ce10" table:formula="of:=SQRT([.E28]^2+[.F28]^2+[.G28]^2+[.H28]^2+[.I28]^2+[.M28]^2+[.N28]^2+[.O28]^2+[.P28]^2+[.Q28]^2)" office:value-type="float" office:value="0.0582027190086511">
            <text:p>0.058</text:p>
          </table:table-cell>
          <table:table-cell table:style-name="ce10" table:formula="of:=0.1*[.U28]" office:value-type="float" office:value="0.00582027190086511">
            <text:p>0.006</text:p>
          </table:table-cell>
          <table:table-cell table:style-name="ce9" table:formula="of:=[.U28]/[.T28]" office:value-type="float" office:value="0.353705036109052">
            <text:p>0.35</text:p>
          </table:table-cell>
          <table:table-cell table:style-name="ce14" table:formula="of:=SQRT([.C28]^2+[.U28]^2)" office:value-type="float" office:value="0.174541615924297">
            <text:p>0.17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9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6526921">
            <text:p>0.87</text:p>
          </table:table-cell>
          <table:table-cell table:style-name="ce9" office:value-type="float" office:value="0.20279374">
            <text:p>0.20</text:p>
          </table:table-cell>
          <table:table-cell table:style-name="ce13" table:formula="of:=0.05*[.C30]" office:value-type="float" office:value="0.010139687">
            <text:p>0.010</text:p>
          </table:table-cell>
          <table:table-cell table:style-name="ce17" office:value-type="float" office:value="0.02">
            <text:p>0.020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36" office:value-type="float" office:value="0.007">
            <text:p>0.007</text:p>
          </table:table-cell>
          <table:table-cell table:style-name="ce17" office:value-type="float" office:value="0.32595">
            <text:p>0.326</text:p>
          </table:table-cell>
          <table:table-cell table:style-name="ce17" office:value-type="float" office:value="0.0056">
            <text:p>0.006</text:p>
          </table:table-cell>
          <table:table-cell table:style-name="ce17" office:value-type="float" office:value="0.002">
            <text:p>0.002</text:p>
          </table:table-cell>
          <table:table-cell table:style-name="ce10" office:value-type="float" office:value="0.041">
            <text:p>0.041</text:p>
          </table:table-cell>
          <table:table-cell table:style-name="ce10"/>
          <table:table-cell table:style-name="ce13"/>
          <table:table-cell table:style-name="ce10" table:formula="of:=[.C30]" office:value-type="float" office:value="0.20279374">
            <text:p>0.203</text:p>
          </table:table-cell>
          <table:table-cell table:style-name="ce10" table:formula="of:=SQRT([.E30]^2+[.F30]^2+[.G30]^2+[.H30]^2+[.I30]^2+[.M30]^2+[.N30]^2+[.O30]^2+[.P30]^2+[.Q30]^2)" office:value-type="float" office:value="0.32977351697794">
            <text:p>0.330</text:p>
          </table:table-cell>
          <table:table-cell table:style-name="ce10" table:formula="of:=0.1*[.U30]" office:value-type="float" office:value="0.0329773516977941">
            <text:p>0.033</text:p>
          </table:table-cell>
          <table:table-cell table:style-name="ce9" table:formula="of:=[.U30]/[.T30]" office:value-type="float" office:value="1.62615235055057">
            <text:p>1.63</text:p>
          </table:table-cell>
          <table:table-cell table:style-name="ce14" table:formula="of:=SQRT([.C30]^2+[.U30]^2)" office:value-type="float" office:value="0.387138054811443">
            <text:p>0.39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239378">
            <text:p>2.12</text:p>
          </table:table-cell>
          <table:table-cell table:style-name="ce9" office:value-type="float" office:value="0.30816196">
            <text:p>0.31</text:p>
          </table:table-cell>
          <table:table-cell table:style-name="ce13" table:formula="of:=0.05*[.C31]" office:value-type="float" office:value="0.015408098">
            <text:p>0.015</text:p>
          </table:table-cell>
          <table:table-cell table:style-name="ce17" office:value-type="float" office:value="0.042">
            <text:p>0.042</text:p>
          </table:table-cell>
          <table:table-cell table:style-name="ce17" office:value-type="float" office:value="0.0039">
            <text:p>0.004</text:p>
          </table:table-cell>
          <table:table-cell table:style-name="ce17" office:value-type="float" office:value="0.393">
            <text:p>0.393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36" office:value-type="float" office:value="0">
            <text:p>0.000</text:p>
          </table:table-cell>
          <table:table-cell table:style-name="ce17" office:value-type="float" office:value="0.03369">
            <text:p>0.034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33">
            <text:p>0.033</text:p>
          </table:table-cell>
          <table:table-cell table:style-name="ce10" office:value-type="float" office:value="0.028">
            <text:p>0.028</text:p>
          </table:table-cell>
          <table:table-cell table:style-name="ce10"/>
          <table:table-cell table:style-name="ce13"/>
          <table:table-cell table:style-name="ce10" table:formula="of:=[.C31]" office:value-type="float" office:value="0.30816196">
            <text:p>0.308</text:p>
          </table:table-cell>
          <table:table-cell table:style-name="ce10" table:formula="of:=SQRT([.E31]^2+[.F31]^2+[.G31]^2+[.H31]^2+[.I31]^2+[.M31]^2+[.N31]^2+[.O31]^2+[.P31]^2+[.Q31]^2)" office:value-type="float" office:value="0.399765213719253">
            <text:p>0.400</text:p>
          </table:table-cell>
          <table:table-cell table:style-name="ce10" table:formula="of:=0.1*[.U31]" office:value-type="float" office:value="0.0399765213719253">
            <text:p>0.040</text:p>
          </table:table-cell>
          <table:table-cell table:style-name="ce9" table:formula="of:=[.U31]/[.T31]" office:value-type="float" office:value="1.29725685064845">
            <text:p>1.30</text:p>
          </table:table-cell>
          <table:table-cell table:style-name="ce14" table:formula="of:=SQRT([.C31]^2+[.U31]^2)" office:value-type="float" office:value="0.504753424645184">
            <text:p>0.50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52875235">
            <text:p>0.53</text:p>
          </table:table-cell>
          <table:table-cell table:style-name="ce9" office:value-type="float" office:value="0.25244139">
            <text:p>0.25</text:p>
          </table:table-cell>
          <table:table-cell table:style-name="ce13" table:formula="of:=0.05*[.C32]" office:value-type="float" office:value="0.0126220695">
            <text:p>0.013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0057">
            <text:p>0.001</text:p>
          </table:table-cell>
          <table:table-cell table:style-name="ce17" office:value-type="float" office:value="0.202">
            <text:p>0.202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36" office:value-type="float" office:value="0.01">
            <text:p>0.010</text:p>
          </table:table-cell>
          <table:table-cell table:style-name="ce17" office:value-type="float" office:value="0.02674">
            <text:p>0.027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1">
            <text:p>0.001</text:p>
          </table:table-cell>
          <table:table-cell table:style-name="ce10" office:value-type="float" office:value="0.0034">
            <text:p>0.003</text:p>
          </table:table-cell>
          <table:table-cell table:style-name="ce10"/>
          <table:table-cell table:style-name="ce13"/>
          <table:table-cell table:style-name="ce10" table:formula="of:=[.C32]" office:value-type="float" office:value="0.25244139">
            <text:p>0.252</text:p>
          </table:table-cell>
          <table:table-cell table:style-name="ce10" table:formula="of:=SQRT([.E32]^2+[.F32]^2+[.G32]^2+[.H32]^2+[.I32]^2+[.M32]^2+[.N32]^2+[.O32]^2+[.P32]^2+[.Q32]^2)" office:value-type="float" office:value="0.206334467552079">
            <text:p>0.206</text:p>
          </table:table-cell>
          <table:table-cell table:style-name="ce10" table:formula="of:=0.1*[.U32]" office:value-type="float" office:value="0.0206334467552079">
            <text:p>0.021</text:p>
          </table:table-cell>
          <table:table-cell table:style-name="ce9" table:formula="of:=[.U32]/[.T32]" office:value-type="float" office:value="0.817355931814823">
            <text:p>0.82</text:p>
          </table:table-cell>
          <table:table-cell table:style-name="ce14" table:formula="of:=SQRT([.C32]^2+[.U32]^2)" office:value-type="float" office:value="0.326037678627996">
            <text:p>0.33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35503483">
            <text:p>-0.36</text:p>
          </table:table-cell>
          <table:table-cell table:style-name="ce9" office:value-type="float" office:value="0.18339394">
            <text:p>0.18</text:p>
          </table:table-cell>
          <table:table-cell table:style-name="ce13" table:formula="of:=0.05*[.C33]" office:value-type="float" office:value="0.009169697">
            <text:p>0.009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76">
            <text:p>0.001</text:p>
          </table:table-cell>
          <table:table-cell table:style-name="ce17" office:value-type="float" office:value="0.089">
            <text:p>0.089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36" office:value-type="float" office:value="0.02">
            <text:p>0.020</text:p>
          </table:table-cell>
          <table:table-cell table:style-name="ce17" office:value-type="float" office:value="0.02182">
            <text:p>0.022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2">
            <text:p>0.002</text:p>
          </table:table-cell>
          <table:table-cell table:style-name="ce10" office:value-type="float" office:value="0.0069">
            <text:p>0.007</text:p>
          </table:table-cell>
          <table:table-cell table:style-name="ce10"/>
          <table:table-cell table:style-name="ce13"/>
          <table:table-cell table:style-name="ce10" table:formula="of:=[.C33]" office:value-type="float" office:value="0.18339394">
            <text:p>0.183</text:p>
          </table:table-cell>
          <table:table-cell table:style-name="ce10" table:formula="of:=SQRT([.E33]^2+[.F33]^2+[.G33]^2+[.H33]^2+[.I33]^2+[.M33]^2+[.N33]^2+[.O33]^2+[.P33]^2+[.Q33]^2)" office:value-type="float" office:value="0.0956162120144905">
            <text:p>0.096</text:p>
          </table:table-cell>
          <table:table-cell table:style-name="ce10" table:formula="of:=0.1*[.U33]" office:value-type="float" office:value="0.00956162120144905">
            <text:p>0.010</text:p>
          </table:table-cell>
          <table:table-cell table:style-name="ce9" table:formula="of:=[.U33]/[.T33]" office:value-type="float" office:value="0.521370618977326">
            <text:p>0.52</text:p>
          </table:table-cell>
          <table:table-cell table:style-name="ce14" table:formula="of:=SQRT([.C33]^2+[.U33]^2)" office:value-type="float" office:value="0.2068231061287">
            <text:p>0.21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58587621">
            <text:p>-0.59</text:p>
          </table:table-cell>
          <table:table-cell table:style-name="ce9" office:value-type="float" office:value="0.15819662">
            <text:p>0.16</text:p>
          </table:table-cell>
          <table:table-cell table:style-name="ce13" table:formula="of:=0.05*[.C34]" office:value-type="float" office:value="0.007909831">
            <text:p>0.008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202">
            <text:p>0.20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36" office:value-type="float" office:value="0.007">
            <text:p>0.007</text:p>
          </table:table-cell>
          <table:table-cell table:style-name="ce17" office:value-type="float" office:value="0.01871">
            <text:p>0.019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3">
            <text:p>0.003</text:p>
          </table:table-cell>
          <table:table-cell table:style-name="ce10" office:value-type="float" office:value="0.009">
            <text:p>0.009</text:p>
          </table:table-cell>
          <table:table-cell table:style-name="ce10"/>
          <table:table-cell table:style-name="ce13"/>
          <table:table-cell table:style-name="ce10" table:formula="of:=[.C34]" office:value-type="float" office:value="0.15819662">
            <text:p>0.158</text:p>
          </table:table-cell>
          <table:table-cell table:style-name="ce10" table:formula="of:=SQRT([.E34]^2+[.F34]^2+[.G34]^2+[.H34]^2+[.I34]^2+[.M34]^2+[.N34]^2+[.O34]^2+[.P34]^2+[.Q34]^2)" office:value-type="float" office:value="0.204959201062065">
            <text:p>0.205</text:p>
          </table:table-cell>
          <table:table-cell table:style-name="ce10" table:formula="of:=0.1*[.U34]" office:value-type="float" office:value="0.0204959201062065">
            <text:p>0.020</text:p>
          </table:table-cell>
          <table:table-cell table:style-name="ce9" table:formula="of:=[.U34]/[.T34]" office:value-type="float" office:value="1.29559785197727">
            <text:p>1.30</text:p>
          </table:table-cell>
          <table:table-cell table:style-name="ce14" table:formula="of:=SQRT([.C34]^2+[.U34]^2)" office:value-type="float" office:value="0.258910109264633">
            <text:p>0.26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613467">
            <text:p>-0.91</text:p>
          </table:table-cell>
          <table:table-cell table:style-name="ce9" office:value-type="float" office:value="0.1473326">
            <text:p>0.15</text:p>
          </table:table-cell>
          <table:table-cell table:style-name="ce13" table:formula="of:=0.05*[.C35]" office:value-type="float" office:value="0.00736663">
            <text:p>0.007</text:p>
          </table:table-cell>
          <table:table-cell table:style-name="ce17" office:value-type="float" office:value="0.0023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36" office:value-type="float" office:value="0.013">
            <text:p>0.013</text:p>
          </table:table-cell>
          <table:table-cell table:style-name="ce17" office:value-type="float" office:value="0.01679">
            <text:p>0.017</text:p>
          </table:table-cell>
          <table:table-cell table:style-name="ce17" office:value-type="float" office:value="0.0077">
            <text:p>0.008</text:p>
          </table:table-cell>
          <table:table-cell table:style-name="ce17" office:value-type="float" office:value="0.011">
            <text:p>0.011</text:p>
          </table:table-cell>
          <table:table-cell table:style-name="ce10" office:value-type="float" office:value="0.056">
            <text:p>0.056</text:p>
          </table:table-cell>
          <table:table-cell table:style-name="ce10"/>
          <table:table-cell table:style-name="ce13"/>
          <table:table-cell table:style-name="ce10" table:formula="of:=[.C35]" office:value-type="float" office:value="0.1473326">
            <text:p>0.147</text:p>
          </table:table-cell>
          <table:table-cell table:style-name="ce10" table:formula="of:=SQRT([.E35]^2+[.F35]^2+[.G35]^2+[.H35]^2+[.I35]^2+[.M35]^2+[.N35]^2+[.O35]^2+[.P35]^2+[.Q35]^2)" office:value-type="float" office:value="0.0939826265859813">
            <text:p>0.094</text:p>
          </table:table-cell>
          <table:table-cell table:style-name="ce10" table:formula="of:=0.1*[.U35]" office:value-type="float" office:value="0.00939826265859813">
            <text:p>0.009</text:p>
          </table:table-cell>
          <table:table-cell table:style-name="ce9" table:formula="of:=[.U35]/[.T35]" office:value-type="float" office:value="0.637894305713612">
            <text:p>0.64</text:p>
          </table:table-cell>
          <table:table-cell table:style-name="ce14" table:formula="of:=SQRT([.C35]^2+[.U35]^2)" office:value-type="float" office:value="0.174755912983681">
            <text:p>0.17</text:p>
          </table:table-cell>
          <table:table-cell/>
        </table:table-row>
        <table:table-row table:style-name="ro2" table:number-rows-repeated="65500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correlations" table:style-name="ta1" table:print="false">
        <table:table-column table:style-name="co4" table:default-cell-style-name="ce1"/>
        <table:table-column table:style-name="co5" table:number-columns-repeated="15" table:default-cell-style-name="ce43"/>
        <table:table-row table:style-name="ro2">
          <table:table-cell table:style-name="Default"/>
          <table:table-cell table:style-name="ce16" office:value-type="string">
            <text:p>phiCPAv</text:p>
          </table:table-cell>
          <table:table-cell table:style-name="ce16" office:value-type="string">
            <text:p>phiCPRel_Apar</text:p>
          </table:table-cell>
          <table:table-cell table:style-name="ce16" office:value-type="string">
            <text:p>phiCPRel_AperpApar</text:p>
          </table:table-cell>
          <table:table-cell table:style-name="ce16" office:value-type="string">
            <text:p>phiCPRel_AS</text:p>
          </table:table-cell>
          <table:table-cell table:style-name="ce16" office:value-type="string">
            <text:p>CCPAv</text:p>
          </table:table-cell>
          <table:table-cell table:style-name="ce16" office:value-type="string">
            <text:p>CCPRel_Apar</text:p>
          </table:table-cell>
          <table:table-cell table:style-name="ce16" office:value-type="string">
            <text:p>CCPRel_Aperp</text:p>
          </table:table-cell>
          <table:table-cell table:style-name="ce16" office:value-type="string">
            <text:p>CCPAv_AS</text:p>
          </table:table-cell>
          <table:table-cell table:style-name="ce16" office:value-type="string">
            <text:p>Gamma</text:p>
          </table:table-cell>
          <table:table-cell table:style-name="ce16" office:value-type="string">
            <text:p>dGamma</text:p>
          </table:table-cell>
          <table:table-cell table:style-name="ce16" office:value-type="string">
            <text:p>dM</text:p>
          </table:table-cell>
          <table:table-cell table:style-name="ce16" office:value-type="string">
            <text:p>avA02</text:p>
          </table:table-cell>
          <table:table-cell table:style-name="ce16" office:value-type="string">
            <text:p>avAperp2</text:p>
          </table:table-cell>
          <table:table-cell table:style-name="ce16" office:value-type="string">
            <text:p>AparPhase</text:p>
          </table:table-cell>
          <table:table-cell table:style-name="ce16" office:value-type="string">
            <text:p>AperpPhase</text:p>
          </table:table-cell>
        </table:table-row>
        <table:table-row table:style-name="ro2">
          <table:table-cell office:value-type="string">
            <text:p>phiCPAv</text:p>
          </table:table-cell>
          <table:table-cell table:style-name="ce42" office:value-type="float" office:value="1">
            <text:p>1</text:p>
          </table:table-cell>
          <table:table-cell office:value-type="float" office:value="0.08956">
            <text:p>0.09</text:p>
          </table:table-cell>
          <table:table-cell office:value-type="float" office:value="-0.02219">
            <text:p>-0.02</text:p>
          </table:table-cell>
          <table:table-cell table:style-name="ce44" office:value-type="float" office:value="0.1586">
            <text:p>0.16</text:p>
          </table:table-cell>
          <table:table-cell table:style-name="ce44" office:value-type="float" office:value="-0.1528">
            <text:p>-0.15</text:p>
          </table:table-cell>
          <table:table-cell office:value-type="float" office:value="-0.08354">
            <text:p>-0.08</text:p>
          </table:table-cell>
          <table:table-cell office:value-type="float" office:value="-0.08759">
            <text:p>-0.09</text:p>
          </table:table-cell>
          <table:table-cell office:value-type="float" office:value="-0.007746">
            <text:p>-0.01</text:p>
          </table:table-cell>
          <table:table-cell office:value-type="float" office:value="0.013">
            <text:p>0.01</text:p>
          </table:table-cell>
          <table:table-cell office:value-type="float" office:value="-0.06415">
            <text:p>-0.06</text:p>
          </table:table-cell>
          <table:table-cell office:value-type="float" office:value="-0.1075">
            <text:p>-0.11</text:p>
          </table:table-cell>
          <table:table-cell office:value-type="float" office:value="-0.02895">
            <text:p>-0.03</text:p>
          </table:table-cell>
          <table:table-cell office:value-type="float" office:value="0.03885">
            <text:p>0.04</text:p>
          </table:table-cell>
          <table:table-cell office:value-type="float" office:value="-0.00817">
            <text:p>-0.01</text:p>
          </table:table-cell>
          <table:table-cell office:value-type="float" office:value="-0.0723">
            <text:p>-0.07</text:p>
          </table:table-cell>
        </table:table-row>
        <table:table-row table:style-name="ro2">
          <table:table-cell office:value-type="string">
            <text:p>phiCPRel_Apar</text:p>
          </table:table-cell>
          <table:table-cell table:formula="of:=[.C2]" office:value-type="float" office:value="0.08956">
            <text:p>0.09</text:p>
          </table:table-cell>
          <table:table-cell table:style-name="ce42" office:value-type="float" office:value="1">
            <text:p>1</text:p>
          </table:table-cell>
          <table:table-cell office:value-type="float" office:value="-0.09288">
            <text:p>-0.09</text:p>
          </table:table-cell>
          <table:table-cell office:value-type="float" office:value="0.1172">
            <text:p>0.12</text:p>
          </table:table-cell>
          <table:table-cell table:style-name="ce44" office:value-type="float" office:value="-0.1958">
            <text:p>-0.20</text:p>
          </table:table-cell>
          <table:table-cell table:style-name="ce45" office:value-type="float" office:value="-0.2728">
            <text:p>-0.27</text:p>
          </table:table-cell>
          <table:table-cell office:value-type="float" office:value="-0.06919">
            <text:p>-0.07</text:p>
          </table:table-cell>
          <table:table-cell office:value-type="float" office:value="-0.0169">
            <text:p>-0.02</text:p>
          </table:table-cell>
          <table:table-cell office:value-type="float" office:value="0.00627">
            <text:p>0.01</text:p>
          </table:table-cell>
          <table:table-cell office:value-type="float" office:value="-0.008863">
            <text:p>-0.01</text:p>
          </table:table-cell>
          <table:table-cell office:value-type="float" office:value="-0.1354">
            <text:p>-0.14</text:p>
          </table:table-cell>
          <table:table-cell office:value-type="float" office:value="-0.00918">
            <text:p>-0.01</text:p>
          </table:table-cell>
          <table:table-cell office:value-type="float" office:value="0.01781">
            <text:p>0.02</text:p>
          </table:table-cell>
          <table:table-cell office:value-type="float" office:value="0.1335">
            <text:p>0.13</text:p>
          </table:table-cell>
          <table:table-cell office:value-type="float" office:value="-0.06096">
            <text:p>-0.06</text:p>
          </table:table-cell>
        </table:table-row>
        <table:table-row table:style-name="ro2">
          <table:table-cell office:value-type="string">
            <text:p>phiCPRel_AperpApar</text:p>
          </table:table-cell>
          <table:table-cell table:formula="of:=[.D2]" office:value-type="float" office:value="-0.02219">
            <text:p>-0.02</text:p>
          </table:table-cell>
          <table:table-cell table:formula="of:=[.D3]" office:value-type="float" office:value="-0.09288">
            <text:p>-0.09</text:p>
          </table:table-cell>
          <table:table-cell table:style-name="ce42" office:value-type="float" office:value="1">
            <text:p>1</text:p>
          </table:table-cell>
          <table:table-cell office:value-type="float" office:value="0.04762">
            <text:p>0.05</text:p>
          </table:table-cell>
          <table:table-cell table:style-name="ce46" office:value-type="float" office:value="0.408">
            <text:p>0.41</text:p>
          </table:table-cell>
          <table:table-cell office:value-type="float" office:value="0.04065">
            <text:p>0.04</text:p>
          </table:table-cell>
          <table:table-cell table:style-name="ce46" office:value-type="float" office:value="0.3569">
            <text:p>0.36</text:p>
          </table:table-cell>
          <table:table-cell office:value-type="float" office:value="-0.02645">
            <text:p>-0.03</text:p>
          </table:table-cell>
          <table:table-cell office:value-type="float" office:value="0.01639">
            <text:p>0.02</text:p>
          </table:table-cell>
          <table:table-cell office:value-type="float" office:value="-0.05913">
            <text:p>-0.06</text:p>
          </table:table-cell>
          <table:table-cell office:value-type="float" office:value="0.03948">
            <text:p>0.04</text:p>
          </table:table-cell>
          <table:table-cell office:value-type="float" office:value="-0.03274">
            <text:p>-0.03</text:p>
          </table:table-cell>
          <table:table-cell office:value-type="float" office:value="0.02491">
            <text:p>0.02</text:p>
          </table:table-cell>
          <table:table-cell office:value-type="float" office:value="0.04323">
            <text:p>0.04</text:p>
          </table:table-cell>
          <table:table-cell office:value-type="float" office:value="0.05941">
            <text:p>0.06</text:p>
          </table:table-cell>
        </table:table-row>
        <table:table-row table:style-name="ro2">
          <table:table-cell office:value-type="string">
            <text:p>phiCPRel_AS</text:p>
          </table:table-cell>
          <table:table-cell table:style-name="ce44" table:formula="of:=[.E2]" office:value-type="float" office:value="0.1586">
            <text:p>0.16</text:p>
          </table:table-cell>
          <table:table-cell table:formula="of:=[.E3]" office:value-type="float" office:value="0.1172">
            <text:p>0.12</text:p>
          </table:table-cell>
          <table:table-cell table:formula="of:=[.E4]" office:value-type="float" office:value="0.04762">
            <text:p>0.05</text:p>
          </table:table-cell>
          <table:table-cell table:style-name="ce42" office:value-type="float" office:value="1">
            <text:p>1</text:p>
          </table:table-cell>
          <table:table-cell office:value-type="float" office:value="-0.05073">
            <text:p>-0.05</text:p>
          </table:table-cell>
          <table:table-cell office:value-type="float" office:value="-0.1227">
            <text:p>-0.12</text:p>
          </table:table-cell>
          <table:table-cell office:value-type="float" office:value="0.0526">
            <text:p>0.05</text:p>
          </table:table-cell>
          <table:table-cell table:style-name="ce46" office:value-type="float" office:value="-0.501">
            <text:p>-0.50</text:p>
          </table:table-cell>
          <table:table-cell office:value-type="float" office:value="0.01676">
            <text:p>0.02</text:p>
          </table:table-cell>
          <table:table-cell office:value-type="float" office:value="-0.02004">
            <text:p>-0.02</text:p>
          </table:table-cell>
          <table:table-cell table:style-name="ce44" office:value-type="float" office:value="-0.2425">
            <text:p>-0.24</text:p>
          </table:table-cell>
          <table:table-cell office:value-type="float" office:value="-0.004529">
            <text:p>0.00</text:p>
          </table:table-cell>
          <table:table-cell office:value-type="float" office:value="0.03858">
            <text:p>0.04</text:p>
          </table:table-cell>
          <table:table-cell office:value-type="float" office:value="-0.08522">
            <text:p>-0.09</text:p>
          </table:table-cell>
          <table:table-cell table:style-name="ce44" office:value-type="float" office:value="-0.2893">
            <text:p>-0.29</text:p>
          </table:table-cell>
        </table:table-row>
        <table:table-row table:style-name="ro2">
          <table:table-cell office:value-type="string">
            <text:p>CCPAv</text:p>
          </table:table-cell>
          <table:table-cell table:style-name="ce44" table:formula="of:=[.F2]" office:value-type="float" office:value="-0.1528">
            <text:p>-0.15</text:p>
          </table:table-cell>
          <table:table-cell table:style-name="ce44" table:formula="of:=[.F3]" office:value-type="float" office:value="-0.1958">
            <text:p>-0.20</text:p>
          </table:table-cell>
          <table:table-cell table:style-name="ce46" table:formula="of:=[.F4]" office:value-type="float" office:value="0.408">
            <text:p>0.41</text:p>
          </table:table-cell>
          <table:table-cell table:formula="of:=[.F5]" office:value-type="float" office:value="-0.05073">
            <text:p>-0.05</text:p>
          </table:table-cell>
          <table:table-cell table:style-name="ce42" office:value-type="float" office:value="1">
            <text:p>1</text:p>
          </table:table-cell>
          <table:table-cell office:value-type="float" office:value="0.04822">
            <text:p>0.05</text:p>
          </table:table-cell>
          <table:table-cell office:value-type="float" office:value="-0.01577">
            <text:p>-0.02</text:p>
          </table:table-cell>
          <table:table-cell office:value-type="float" office:value="-0.09379">
            <text:p>-0.09</text:p>
          </table:table-cell>
          <table:table-cell office:value-type="float" office:value="-0.01139">
            <text:p>-0.01</text:p>
          </table:table-cell>
          <table:table-cell office:value-type="float" office:value="-0.004869">
            <text:p>0.00</text:p>
          </table:table-cell>
          <table:table-cell table:style-name="ce44" office:value-type="float" office:value="0.232">
            <text:p>0.23</text:p>
          </table:table-cell>
          <table:table-cell office:value-type="float" office:value="-0.01028">
            <text:p>-0.01</text:p>
          </table:table-cell>
          <table:table-cell office:value-type="float" office:value="-0.03711">
            <text:p>-0.04</text:p>
          </table:table-cell>
          <table:table-cell office:value-type="float" office:value="0.09829">
            <text:p>0.10</text:p>
          </table:table-cell>
          <table:table-cell table:style-name="ce44" office:value-type="float" office:value="0.1939">
            <text:p>0.19</text:p>
          </table:table-cell>
        </table:table-row>
        <table:table-row table:style-name="ro2">
          <table:table-cell office:value-type="string">
            <text:p>CCPRel_Apar</text:p>
          </table:table-cell>
          <table:table-cell table:formula="of:=[.G2]" office:value-type="float" office:value="-0.08354">
            <text:p>-0.08</text:p>
          </table:table-cell>
          <table:table-cell table:style-name="ce45" table:formula="of:=[.G3]" office:value-type="float" office:value="-0.2728">
            <text:p>-0.27</text:p>
          </table:table-cell>
          <table:table-cell table:formula="of:=[.G4]" office:value-type="float" office:value="0.04065">
            <text:p>0.04</text:p>
          </table:table-cell>
          <table:table-cell table:formula="of:=[.G5]" office:value-type="float" office:value="-0.1227">
            <text:p>-0.12</text:p>
          </table:table-cell>
          <table:table-cell table:formula="of:=[.G6]" office:value-type="float" office:value="0.04822">
            <text:p>0.05</text:p>
          </table:table-cell>
          <table:table-cell table:style-name="ce42" office:value-type="float" office:value="1">
            <text:p>1</text:p>
          </table:table-cell>
          <table:table-cell table:style-name="ce45" office:value-type="float" office:value="-0.2362">
            <text:p>-0.24</text:p>
          </table:table-cell>
          <table:table-cell office:value-type="float" office:value="0.005305">
            <text:p>0.01</text:p>
          </table:table-cell>
          <table:table-cell office:value-type="float" office:value="0.002365">
            <text:p>0.00</text:p>
          </table:table-cell>
          <table:table-cell office:value-type="float" office:value="-0.000446">
            <text:p>0.00</text:p>
          </table:table-cell>
          <table:table-cell office:value-type="float" office:value="0.1187">
            <text:p>0.12</text:p>
          </table:table-cell>
          <table:table-cell office:value-type="float" office:value="0.003402">
            <text:p>0.00</text:p>
          </table:table-cell>
          <table:table-cell office:value-type="float" office:value="0.02065">
            <text:p>0.02</text:p>
          </table:table-cell>
          <table:table-cell office:value-type="float" office:value="-0.08621">
            <text:p>-0.09</text:p>
          </table:table-cell>
          <table:table-cell office:value-type="float" office:value="0.0471">
            <text:p>0.05</text:p>
          </table:table-cell>
        </table:table-row>
        <table:table-row table:style-name="ro2">
          <table:table-cell office:value-type="string">
            <text:p>CCPRel_Aperp</text:p>
          </table:table-cell>
          <table:table-cell table:formula="of:=[.H2]" office:value-type="float" office:value="-0.08759">
            <text:p>-0.09</text:p>
          </table:table-cell>
          <table:table-cell table:formula="of:=[.H3]" office:value-type="float" office:value="-0.06919">
            <text:p>-0.07</text:p>
          </table:table-cell>
          <table:table-cell table:style-name="ce46" table:formula="of:=[.H4]" office:value-type="float" office:value="0.3569">
            <text:p>0.36</text:p>
          </table:table-cell>
          <table:table-cell table:formula="of:=[.H5]" office:value-type="float" office:value="0.0526">
            <text:p>0.05</text:p>
          </table:table-cell>
          <table:table-cell table:formula="of:=[.H6]" office:value-type="float" office:value="-0.01577">
            <text:p>-0.02</text:p>
          </table:table-cell>
          <table:table-cell table:style-name="ce45" table:formula="of:=[.H7]" office:value-type="float" office:value="-0.2362">
            <text:p>-0.24</text:p>
          </table:table-cell>
          <table:table-cell table:style-name="ce42" office:value-type="float" office:value="1">
            <text:p>1</text:p>
          </table:table-cell>
          <table:table-cell office:value-type="float" office:value="0.04848">
            <text:p>0.05</text:p>
          </table:table-cell>
          <table:table-cell office:value-type="float" office:value="-0.02142">
            <text:p>-0.02</text:p>
          </table:table-cell>
          <table:table-cell office:value-type="float" office:value="0.03612">
            <text:p>0.04</text:p>
          </table:table-cell>
          <table:table-cell office:value-type="float" office:value="-0.03804">
            <text:p>-0.04</text:p>
          </table:table-cell>
          <table:table-cell office:value-type="float" office:value="0.01789">
            <text:p>0.02</text:p>
          </table:table-cell>
          <table:table-cell office:value-type="float" office:value="-0.05226">
            <text:p>-0.05</text:p>
          </table:table-cell>
          <table:table-cell office:value-type="float" office:value="0.09321">
            <text:p>0.09</text:p>
          </table:table-cell>
          <table:table-cell office:value-type="float" office:value="-0.04264">
            <text:p>-0.04</text:p>
          </table:table-cell>
        </table:table-row>
        <table:table-row table:style-name="ro2">
          <table:table-cell office:value-type="string">
            <text:p>CCPAv_AS</text:p>
          </table:table-cell>
          <table:table-cell table:formula="of:=[.I2]" office:value-type="float" office:value="-0.007746">
            <text:p>-0.01</text:p>
          </table:table-cell>
          <table:table-cell table:formula="of:=[.I3]" office:value-type="float" office:value="-0.0169">
            <text:p>-0.02</text:p>
          </table:table-cell>
          <table:table-cell table:formula="of:=[.I4]" office:value-type="float" office:value="-0.02645">
            <text:p>-0.03</text:p>
          </table:table-cell>
          <table:table-cell table:style-name="ce46" table:formula="of:=[.I5]" office:value-type="float" office:value="-0.501">
            <text:p>-0.50</text:p>
          </table:table-cell>
          <table:table-cell table:formula="of:=[.I6]" office:value-type="float" office:value="-0.09379">
            <text:p>-0.09</text:p>
          </table:table-cell>
          <table:table-cell table:formula="of:=[.I7]" office:value-type="float" office:value="0.005305">
            <text:p>0.01</text:p>
          </table:table-cell>
          <table:table-cell table:formula="of:=[.I8]" office:value-type="float" office:value="0.04848">
            <text:p>0.05</text:p>
          </table:table-cell>
          <table:table-cell table:style-name="ce42" office:value-type="float" office:value="1">
            <text:p>1</text:p>
          </table:table-cell>
          <table:table-cell office:value-type="float" office:value="-0.02781">
            <text:p>-0.03</text:p>
          </table:table-cell>
          <table:table-cell office:value-type="float" office:value="0.005807">
            <text:p>0.01</text:p>
          </table:table-cell>
          <table:table-cell office:value-type="float" office:value="0.03387">
            <text:p>0.03</text:p>
          </table:table-cell>
          <table:table-cell office:value-type="float" office:value="-0.0173">
            <text:p>-0.02</text:p>
          </table:table-cell>
          <table:table-cell office:value-type="float" office:value="-0.00318">
            <text:p>0.00</text:p>
          </table:table-cell>
          <table:table-cell office:value-type="float" office:value="0.02222">
            <text:p>0.02</text:p>
          </table:table-cell>
          <table:table-cell office:value-type="float" office:value="0.05734">
            <text:p>0.06</text:p>
          </table:table-cell>
        </table:table-row>
        <table:table-row table:style-name="ro2">
          <table:table-cell office:value-type="string">
            <text:p>Gamma</text:p>
          </table:table-cell>
          <table:table-cell table:formula="of:=[.J2]" office:value-type="float" office:value="0.013">
            <text:p>0.01</text:p>
          </table:table-cell>
          <table:table-cell table:formula="of:=[.J3]" office:value-type="float" office:value="0.00627">
            <text:p>0.01</text:p>
          </table:table-cell>
          <table:table-cell table:formula="of:=[.J4]" office:value-type="float" office:value="0.01639">
            <text:p>0.02</text:p>
          </table:table-cell>
          <table:table-cell table:formula="of:=[.J5]" office:value-type="float" office:value="0.01676">
            <text:p>0.02</text:p>
          </table:table-cell>
          <table:table-cell table:formula="of:=[.J6]" office:value-type="float" office:value="-0.01139">
            <text:p>-0.01</text:p>
          </table:table-cell>
          <table:table-cell table:formula="of:=[.J7]" office:value-type="float" office:value="0.002365">
            <text:p>0.00</text:p>
          </table:table-cell>
          <table:table-cell table:formula="of:=[.J8]" office:value-type="float" office:value="-0.02142">
            <text:p>-0.02</text:p>
          </table:table-cell>
          <table:table-cell table:formula="of:=[.J9]" office:value-type="float" office:value="-0.02781">
            <text:p>-0.03</text:p>
          </table:table-cell>
          <table:table-cell table:style-name="ce42" office:value-type="float" office:value="1">
            <text:p>1</text:p>
          </table:table-cell>
          <table:table-cell table:style-name="ce46" office:value-type="float" office:value="-0.3809">
            <text:p>-0.38</text:p>
          </table:table-cell>
          <table:table-cell office:value-type="float" office:value="-0.00696">
            <text:p>-0.01</text:p>
          </table:table-cell>
          <table:table-cell table:style-name="ce44" office:value-type="float" office:value="-0.2593">
            <text:p>-0.26</text:p>
          </table:table-cell>
          <table:table-cell table:style-name="ce46" office:value-type="float" office:value="0.3283">
            <text:p>0.33</text:p>
          </table:table-cell>
          <table:table-cell office:value-type="float" office:value="-0.06063">
            <text:p>-0.06</text:p>
          </table:table-cell>
          <table:table-cell office:value-type="float" office:value="-0.02639">
            <text:p>-0.03</text:p>
          </table:table-cell>
        </table:table-row>
        <table:table-row table:style-name="ro2">
          <table:table-cell office:value-type="string">
            <text:p>dGamma</text:p>
          </table:table-cell>
          <table:table-cell table:formula="of:=[.K2]" office:value-type="float" office:value="-0.06415">
            <text:p>-0.06</text:p>
          </table:table-cell>
          <table:table-cell table:formula="of:=[.K3]" office:value-type="float" office:value="-0.008863">
            <text:p>-0.01</text:p>
          </table:table-cell>
          <table:table-cell table:formula="of:=[.K4]" office:value-type="float" office:value="-0.05913">
            <text:p>-0.06</text:p>
          </table:table-cell>
          <table:table-cell table:formula="of:=[.K5]" office:value-type="float" office:value="-0.02004">
            <text:p>-0.02</text:p>
          </table:table-cell>
          <table:table-cell table:formula="of:=[.K6]" office:value-type="float" office:value="-0.004869">
            <text:p>0.00</text:p>
          </table:table-cell>
          <table:table-cell table:formula="of:=[.K7]" office:value-type="float" office:value="-0.000446">
            <text:p>0.00</text:p>
          </table:table-cell>
          <table:table-cell table:formula="of:=[.K8]" office:value-type="float" office:value="0.03612">
            <text:p>0.04</text:p>
          </table:table-cell>
          <table:table-cell table:formula="of:=[.K9]" office:value-type="float" office:value="0.005807">
            <text:p>0.01</text:p>
          </table:table-cell>
          <table:table-cell table:style-name="ce46" table:formula="of:=[.K10]" office:value-type="float" office:value="-0.3809">
            <text:p>-0.38</text:p>
          </table:table-cell>
          <table:table-cell table:style-name="ce42" office:value-type="float" office:value="1">
            <text:p>1</text:p>
          </table:table-cell>
          <table:table-cell office:value-type="float" office:value="-0.002978">
            <text:p>0.00</text:p>
          </table:table-cell>
          <table:table-cell table:style-name="ce46" office:value-type="float" office:value="0.6515">
            <text:p>0.65</text:p>
          </table:table-cell>
          <table:table-cell table:style-name="ce46" office:value-type="float" office:value="-0.6873">
            <text:p>-0.69</text:p>
          </table:table-cell>
          <table:table-cell office:value-type="float" office:value="0.0259">
            <text:p>0.03</text:p>
          </table:table-cell>
          <table:table-cell office:value-type="float" office:value="-0.0005657">
            <text:p>0.00</text:p>
          </table:table-cell>
        </table:table-row>
        <table:table-row table:style-name="ro2">
          <table:table-cell office:value-type="string">
            <text:p>dM</text:p>
          </table:table-cell>
          <table:table-cell table:formula="of:=[.L2]" office:value-type="float" office:value="-0.1075">
            <text:p>-0.11</text:p>
          </table:table-cell>
          <table:table-cell table:formula="of:=[.L3]" office:value-type="float" office:value="-0.1354">
            <text:p>-0.14</text:p>
          </table:table-cell>
          <table:table-cell table:formula="of:=[.L4]" office:value-type="float" office:value="0.03948">
            <text:p>0.04</text:p>
          </table:table-cell>
          <table:table-cell table:style-name="ce45" table:formula="of:=[.L5]" office:value-type="float" office:value="-0.2425">
            <text:p>-0.24</text:p>
          </table:table-cell>
          <table:table-cell table:style-name="ce45" table:formula="of:=[.L6]" office:value-type="float" office:value="0.232">
            <text:p>0.23</text:p>
          </table:table-cell>
          <table:table-cell table:formula="of:=[.L7]" office:value-type="float" office:value="0.1187">
            <text:p>0.12</text:p>
          </table:table-cell>
          <table:table-cell table:formula="of:=[.L8]" office:value-type="float" office:value="-0.03804">
            <text:p>-0.04</text:p>
          </table:table-cell>
          <table:table-cell table:formula="of:=[.L9]" office:value-type="float" office:value="0.03387">
            <text:p>0.03</text:p>
          </table:table-cell>
          <table:table-cell table:formula="of:=[.L10]" office:value-type="float" office:value="-0.00696">
            <text:p>-0.01</text:p>
          </table:table-cell>
          <table:table-cell table:formula="of:=[.L10]" office:value-type="float" office:value="-0.00696">
            <text:p>-0.01</text:p>
          </table:table-cell>
          <table:table-cell table:style-name="ce42" office:value-type="float" office:value="1">
            <text:p>1</text:p>
          </table:table-cell>
          <table:table-cell office:value-type="float" office:value="-0.01271">
            <text:p>-0.01</text:p>
          </table:table-cell>
          <table:table-cell office:value-type="float" office:value="-0.03176">
            <text:p>-0.03</text:p>
          </table:table-cell>
          <table:table-cell office:value-type="float" office:value="0.08066">
            <text:p>0.08</text:p>
          </table:table-cell>
          <table:table-cell table:style-name="ce46" office:value-type="float" office:value="0.7225">
            <text:p>0.72</text:p>
          </table:table-cell>
        </table:table-row>
        <table:table-row table:style-name="ro2">
          <table:table-cell office:value-type="string">
            <text:p>avA02</text:p>
          </table:table-cell>
          <table:table-cell table:formula="of:=[.M2]" office:value-type="float" office:value="-0.02895">
            <text:p>-0.03</text:p>
          </table:table-cell>
          <table:table-cell table:formula="of:=[.M3]" office:value-type="float" office:value="-0.00918">
            <text:p>-0.01</text:p>
          </table:table-cell>
          <table:table-cell table:formula="of:=[.M4]" office:value-type="float" office:value="-0.03274">
            <text:p>-0.03</text:p>
          </table:table-cell>
          <table:table-cell table:formula="of:=[.M5]" office:value-type="float" office:value="-0.004529">
            <text:p>0.00</text:p>
          </table:table-cell>
          <table:table-cell table:formula="of:=[.M6]" office:value-type="float" office:value="-0.01028">
            <text:p>-0.01</text:p>
          </table:table-cell>
          <table:table-cell table:formula="of:=[.M7]" office:value-type="float" office:value="0.003402">
            <text:p>0.00</text:p>
          </table:table-cell>
          <table:table-cell table:formula="of:=[.M8]" office:value-type="float" office:value="0.01789">
            <text:p>0.02</text:p>
          </table:table-cell>
          <table:table-cell table:formula="of:=[.M9]" office:value-type="float" office:value="-0.0173">
            <text:p>-0.02</text:p>
          </table:table-cell>
          <table:table-cell table:style-name="ce45" table:formula="of:=[.M10]" office:value-type="float" office:value="-0.2593">
            <text:p>-0.26</text:p>
          </table:table-cell>
          <table:table-cell table:style-name="ce44" table:formula="of:=[.M10]" office:value-type="float" office:value="-0.2593">
            <text:p>-0.26</text:p>
          </table:table-cell>
          <table:table-cell table:formula="of:=[.M12]" office:value-type="float" office:value="-0.01271">
            <text:p>-0.01</text:p>
          </table:table-cell>
          <table:table-cell table:style-name="ce42" office:value-type="float" office:value="1">
            <text:p>1</text:p>
          </table:table-cell>
          <table:table-cell table:style-name="ce46" office:value-type="float" office:value="-0.5928">
            <text:p>-0.59</text:p>
          </table:table-cell>
          <table:table-cell office:value-type="float" office:value="-0.02224">
            <text:p>-0.02</text:p>
          </table:table-cell>
          <table:table-cell office:value-type="float" office:value="-0.02609">
            <text:p>-0.03</text:p>
          </table:table-cell>
        </table:table-row>
        <table:table-row table:style-name="ro2">
          <table:table-cell office:value-type="string">
            <text:p>avAperp2</text:p>
          </table:table-cell>
          <table:table-cell table:formula="of:=[.N2]" office:value-type="float" office:value="0.03885">
            <text:p>0.04</text:p>
          </table:table-cell>
          <table:table-cell table:formula="of:=[.N3]" office:value-type="float" office:value="0.01781">
            <text:p>0.02</text:p>
          </table:table-cell>
          <table:table-cell table:formula="of:=[.N4]" office:value-type="float" office:value="0.02491">
            <text:p>0.02</text:p>
          </table:table-cell>
          <table:table-cell table:formula="of:=[.N5]" office:value-type="float" office:value="0.03858">
            <text:p>0.04</text:p>
          </table:table-cell>
          <table:table-cell table:formula="of:=[.N6]" office:value-type="float" office:value="-0.03711">
            <text:p>-0.04</text:p>
          </table:table-cell>
          <table:table-cell table:formula="of:=[.N7]" office:value-type="float" office:value="0.02065">
            <text:p>0.02</text:p>
          </table:table-cell>
          <table:table-cell table:formula="of:=[.N8]" office:value-type="float" office:value="-0.05226">
            <text:p>-0.05</text:p>
          </table:table-cell>
          <table:table-cell table:formula="of:=[.N9]" office:value-type="float" office:value="-0.00318">
            <text:p>0.00</text:p>
          </table:table-cell>
          <table:table-cell table:style-name="ce46" table:formula="of:=[.N10]" office:value-type="float" office:value="0.3283">
            <text:p>0.33</text:p>
          </table:table-cell>
          <table:table-cell table:style-name="ce46" table:formula="of:=[.N10]" office:value-type="float" office:value="0.3283">
            <text:p>0.33</text:p>
          </table:table-cell>
          <table:table-cell table:formula="of:=[.N12]" office:value-type="float" office:value="-0.03176">
            <text:p>-0.03</text:p>
          </table:table-cell>
          <table:table-cell table:style-name="ce46" table:formula="of:=[.N13]" office:value-type="float" office:value="-0.5928">
            <text:p>-0.59</text:p>
          </table:table-cell>
          <table:table-cell table:style-name="ce42" office:value-type="float" office:value="1">
            <text:p>1</text:p>
          </table:table-cell>
          <table:table-cell table:style-name="ce44" office:value-type="float" office:value="-0.295">
            <text:p>-0.30</text:p>
          </table:table-cell>
          <table:table-cell office:value-type="float" office:value="-0.1217">
            <text:p>-0.12</text:p>
          </table:table-cell>
        </table:table-row>
        <table:table-row table:style-name="ro2">
          <table:table-cell office:value-type="string">
            <text:p>AparPhase</text:p>
          </table:table-cell>
          <table:table-cell table:formula="of:=[.O2]" office:value-type="float" office:value="-0.00817">
            <text:p>-0.01</text:p>
          </table:table-cell>
          <table:table-cell table:formula="of:=[.O3]" office:value-type="float" office:value="0.1335">
            <text:p>0.13</text:p>
          </table:table-cell>
          <table:table-cell table:formula="of:=[.O4]" office:value-type="float" office:value="0.04323">
            <text:p>0.04</text:p>
          </table:table-cell>
          <table:table-cell table:formula="of:=[.O5]" office:value-type="float" office:value="-0.08522">
            <text:p>-0.09</text:p>
          </table:table-cell>
          <table:table-cell table:formula="of:=[.O6]" office:value-type="float" office:value="0.09829">
            <text:p>0.10</text:p>
          </table:table-cell>
          <table:table-cell table:formula="of:=[.O7]" office:value-type="float" office:value="-0.08621">
            <text:p>-0.09</text:p>
          </table:table-cell>
          <table:table-cell table:formula="of:=[.O8]" office:value-type="float" office:value="0.09321">
            <text:p>0.09</text:p>
          </table:table-cell>
          <table:table-cell table:formula="of:=[.O9]" office:value-type="float" office:value="0.02222">
            <text:p>0.02</text:p>
          </table:table-cell>
          <table:table-cell table:formula="of:=[.O10]" office:value-type="float" office:value="-0.06063">
            <text:p>-0.06</text:p>
          </table:table-cell>
          <table:table-cell table:formula="of:=[.O10]" office:value-type="float" office:value="-0.06063">
            <text:p>-0.06</text:p>
          </table:table-cell>
          <table:table-cell table:formula="of:=[.O12]" office:value-type="float" office:value="0.08066">
            <text:p>0.08</text:p>
          </table:table-cell>
          <table:table-cell table:formula="of:=[.O13]" office:value-type="float" office:value="-0.02224">
            <text:p>-0.02</text:p>
          </table:table-cell>
          <table:table-cell table:style-name="ce44" table:formula="of:=[.O14]" office:value-type="float" office:value="-0.295">
            <text:p>-0.30</text:p>
          </table:table-cell>
          <table:table-cell table:style-name="ce42" office:value-type="float" office:value="1">
            <text:p>1</text:p>
          </table:table-cell>
          <table:table-cell table:style-name="ce46" office:value-type="float" office:value="0.4142">
            <text:p>0.41</text:p>
          </table:table-cell>
        </table:table-row>
        <table:table-row table:style-name="ro2">
          <table:table-cell office:value-type="string">
            <text:p>AperpPhase</text:p>
          </table:table-cell>
          <table:table-cell table:formula="of:=[.P2]" office:value-type="float" office:value="-0.0723">
            <text:p>-0.07</text:p>
          </table:table-cell>
          <table:table-cell table:formula="of:=[.P3]" office:value-type="float" office:value="-0.06096">
            <text:p>-0.06</text:p>
          </table:table-cell>
          <table:table-cell table:formula="of:=[.P4]" office:value-type="float" office:value="0.05941">
            <text:p>0.06</text:p>
          </table:table-cell>
          <table:table-cell table:style-name="ce45" table:formula="of:=[.P5]" office:value-type="float" office:value="-0.2893">
            <text:p>-0.29</text:p>
          </table:table-cell>
          <table:table-cell table:style-name="ce44" table:formula="of:=[.P6]" office:value-type="float" office:value="0.1939">
            <text:p>0.19</text:p>
          </table:table-cell>
          <table:table-cell table:formula="of:=[.P7]" office:value-type="float" office:value="0.0471">
            <text:p>0.05</text:p>
          </table:table-cell>
          <table:table-cell table:formula="of:=[.P8]" office:value-type="float" office:value="-0.04264">
            <text:p>-0.04</text:p>
          </table:table-cell>
          <table:table-cell table:formula="of:=[.P9]" office:value-type="float" office:value="0.05734">
            <text:p>0.06</text:p>
          </table:table-cell>
          <table:table-cell table:formula="of:=[.P10]" office:value-type="float" office:value="-0.02639">
            <text:p>-0.03</text:p>
          </table:table-cell>
          <table:table-cell table:formula="of:=[.P10]" office:value-type="float" office:value="-0.02639">
            <text:p>-0.03</text:p>
          </table:table-cell>
          <table:table-cell table:style-name="ce46" table:formula="of:=[.P12]" office:value-type="float" office:value="0.7225">
            <text:p>0.72</text:p>
          </table:table-cell>
          <table:table-cell table:formula="of:=[.P13]" office:value-type="float" office:value="-0.02609">
            <text:p>-0.03</text:p>
          </table:table-cell>
          <table:table-cell table:formula="of:=[.P14]" office:value-type="float" office:value="-0.1217">
            <text:p>-0.12</text:p>
          </table:table-cell>
          <table:table-cell table:style-name="ce46" table:formula="of:=[.P15]" office:value-type="float" office:value="0.4142">
            <text:p>0.41</text:p>
          </table:table-cell>
          <table:table-cell table:style-name="ce4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10/01/2014</text:date>, <text:time>15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oen Leerdam</meta:initial-creator>
    <meta:creation-date>2014-07-21T09:52:32</meta:creation-date>
    <meta:generator>OpenOffice.org/3.1$Unix OpenOffice.org_project/310m19$Build-9420</meta:generator>
    <dc:date>2014-10-01T15:54:42</dc:date>
    <dc:creator>Jeroen Leerdam</dc:creator>
    <meta:editing-duration>PT42H41M22S</meta:editing-duration>
    <meta:editing-cycles>117</meta:editing-cycles>
    <meta:document-statistic meta:table-count="4" meta:cell-count="1697" meta:object-count="0"/>
  </office:meta>
</office:document-meta>
</file>